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Hiragino Sans"/>
    </style:style>
    <style:style style:name="ce2" style:family="table-cell" style:parent-style-name="Default">
      <style:text-properties style:font-name="Hiragino Sans"/>
    </style:style>
    <style:style style:name="ce5" style:family="table-cell" style:parent-style-name="Default">
      <style:text-properties style:font-name="Hiragino Sans" style:font-name-asian="Hiragino Sans"/>
    </style:style>
    <style:style style:name="gr1" style:family="graphic">
      <style:graphic-properties draw:stroke="none" svg:stroke-color="#000000" draw:fill="solid" draw:fill-color="#ffffff" fo:min-height="51.76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fff"/>
      <style:text-properties style:font-name="Hiragino Sans" style:font-name-asian="Hiragino Sans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.77mm" svg:height="51.76mm" svg:x="8.17mm" svg:y="83.36mm">
            <draw:text-box>
              <text:p><text:span text:style-name="T1">G(tau)</text:span><text:span text:style-name="T1">の値</text:span></text:p>
              <text:p><text:span text:style-name="T1"/></text:p>
              <text:p><text:span text:style-name="T1">ワイブル分布</text:span></text:p>
            </draw:text-box>
          </draw:frame>
          <draw:frame draw:z-index="1" draw:style-name="gr2" draw:text-style-name="P2" svg:width="159.99mm" svg:height="89.99mm" svg:x="126mm" svg:y="155.93m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159.99mm" svg:height="89.99mm" svg:x="192.74mm" svg:y="19.75mm">
            <draw:object draw:notify-on-update-of-ranges="Sheet1.E2:Sheet1.E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6579" calcext:value-type="float">
            <text:p>0.01856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565792364891" calcext:value-type="float">
            <text:p>0.018565792364891</text:p>
          </table:table-cell>
          <table:table-cell table:number-columns-repeated="2"/>
          <table:table-cell office:value-type="float" office:value="2.345" calcext:value-type="float">
            <text:p>2.34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25408" calcext:value-type="float">
            <text:p>0.07225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2254077726" calcext:value-type="float">
            <text:p>0.072254077726</text:p>
          </table:table-cell>
          <table:table-cell table:number-columns-repeated="2"/>
          <table:table-cell office:value-type="float" office:value="5.452" calcext:value-type="float">
            <text:p>5.45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564" calcext:value-type="float">
            <text:p>0.127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756403823102" calcext:value-type="float">
            <text:p>0.12756403823102</text:p>
          </table:table-cell>
          <table:table-cell table:number-columns-repeated="2"/>
          <table:table-cell office:value-type="float" office:value="4.664" calcext:value-type="float">
            <text:p>4.664</text:p>
          </table:table-cell>
          <table:table-cell table:formula="of:=1-EXP(-POWER([.H4]/[.H3];[.H2]))" office:value-type="float" office:value="0.500151519537801" calcext:value-type="float">
            <text:p>0.50015151953780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51393" calcext:value-type="float">
            <text:p>0.16513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513934375961" calcext:value-type="float">
            <text:p>0.16513934375961</text:p>
          </table:table-cell>
          <table:table-cell table:formula="of:=[.E5]*1000*2.5" office:value-type="float" office:value="412.848359399025" calcext:value-type="float">
            <text:p>412.84835939902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422" calcext:value-type="float">
            <text:p>0.174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442195186579" calcext:value-type="float">
            <text:p>0.17442195186579</text:p>
          </table:table-cell>
          <table:table-cell table:formula="of:=[.E6]*1000*2.5" office:value-type="float" office:value="436.054879664475" calcext:value-type="float">
            <text:p>436.05487966447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60704" calcext:value-type="float">
            <text:p>0.1560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607041525348" calcext:value-type="float">
            <text:p>0.156070415253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01774" calcext:value-type="float">
            <text:p>0.12017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2017743929966" calcext:value-type="float">
            <text:p>0.1201774392996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17221" calcext:value-type="float">
            <text:p>0.080172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017220540318" calcext:value-type="float">
            <text:p>0.080172205403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5045" calcext:value-type="float">
            <text:p>0.04645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46450447096274" calcext:value-type="float">
            <text:p>0.04645044709627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7892" calcext:value-type="float">
            <text:p>0.023378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3378924539486" calcext:value-type="float">
            <text:p>0.02337892453948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21168" calcext:value-type="float">
            <text:p>0.010211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0211684476818" calcext:value-type="float">
            <text:p>0.01021168447681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64299" calcext:value-type="float">
            <text:p>0.0038642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642992095" calcext:value-type="float">
            <text:p>0.003864299209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64231" calcext:value-type="float">
            <text:p>0.0012642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2642305777757" calcext:value-type="float">
            <text:p>0.00126423057777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567299" calcext:value-type="float">
            <text:p>0.0003567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35672993442126" calcext:value-type="float">
            <text:p>0.000356729934421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2" svg:width="159.99mm" svg:height="89.99mm" svg:x="165.27mm" svg:y="15.94mm">
            <draw:object draw:notify-on-update-of-ranges="Sheet2.A1:Sheet2.A81 Sheet2.B1:Sheet2.B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2.D10:Sheet2.D80 Sheet2.E10:Sheet2.E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404705603" calcext:value-type="float">
            <text:p>73.63540470560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258519916" calcext:value-type="float">
            <text:p>19.14225851991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939126447" calcext:value-type="float">
            <text:p>9.7879391264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930167541811" calcext:value-type="float">
            <text:p>3.49301675418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898557733" calcext:value-type="float">
            <text:p>6.69148985577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2287827291" calcext:value-type="float">
            <text:p>5.377228782729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716049285" calcext:value-type="float">
            <text:p>4.76471604928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4467410714" calcext:value-type="float">
            <text:p>4.477446741071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819606969" calcext:value-type="float">
            <text:p>4.349481960696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802096402" calcext:value-type="float">
            <text:p>16.68020964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430278765" calcext:value-type="float">
            <text:p>4.29743027876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5794132978" calcext:value-type="float">
            <text:p>4.278579413297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5913483473" calcext:value-type="float">
            <text:p>4.272591348347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9367856068" calcext:value-type="float">
            <text:p>4.27093678560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5410271909" calcext:value-type="float">
            <text:p>4.270541027190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4593511451" calcext:value-type="float">
            <text:p>4.270459351145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4448477259" calcext:value-type="float">
            <text:p>4.270444847725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4426376427" calcext:value-type="float">
            <text:p>4.270442637642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4423493921" calcext:value-type="float">
            <text:p>4.270442349392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704423172984" calcext:value-type="float">
            <text:p>4.270442317298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70442314256" calcext:value-type="float">
            <text:p>4.27044231425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8145305701438" calcext:value-type="float">
            <text:p>2.814530570143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8.52915552352" calcext:value-type="float">
            <text:p>468.529155523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8923956090437" calcext:value-type="float">
            <text:p>1.892395609043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.15301841458" calcext:value-type="float">
            <text:p>422.153018414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3421345147095" calcext:value-type="float">
            <text:p>1.342134514709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0166812806135" calcext:value-type="float">
            <text:p>1.01668128061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.71763645488" calcext:value-type="float">
            <text:p>342.717636454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224574419171" calcext:value-type="float">
            <text:p>0.822457441917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79462459851" calcext:value-type="float">
            <text:p>308.794624598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603524055259" calcext:value-type="float">
            <text:p>0.7060352405525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3707410594444" calcext:value-type="float">
            <text:p>0.637074105944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68958239318" calcext:value-type="float">
            <text:p>250.689582393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9760324906016" calcext:value-type="float">
            <text:p>0.5976032490601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.87572757158" calcext:value-type="float">
            <text:p>225.875727571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7630877232852" calcext:value-type="float">
            <text:p>0.576308772328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6573839704286" calcext:value-type="float">
            <text:p>0.565738397042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37330804025" calcext:value-type="float">
            <text:p>183.373308040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010351358" calcext:value-type="float">
            <text:p>0.561010351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22257915703" calcext:value-type="float">
            <text:p>165.222579157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913521985618" calcext:value-type="float">
            <text:p>0.559135219856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848328508574" calcext:value-type="float">
            <text:p>0.558483285085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13309711804" calcext:value-type="float">
            <text:p>134.133097118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5828609499071" calcext:value-type="float">
            <text:p>0.5582860949907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.85628215475" calcext:value-type="float">
            <text:p>120.856282154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5823447849218" calcext:value-type="float">
            <text:p>0.5582344784921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5822283263462" calcext:value-type="float">
            <text:p>0.558222832634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115085203829" calcext:value-type="float">
            <text:p>98.11508520382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582205755817" calcext:value-type="float">
            <text:p>0.558220575581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403419258977" calcext:value-type="float">
            <text:p>88.4034192589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5822020102339" calcext:value-type="float">
            <text:p>0.5582202010233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5822014796141" calcext:value-type="float">
            <text:p>0.558220147961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.76878899682" calcext:value-type="float">
            <text:p>71.768788996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5822014156327" calcext:value-type="float">
            <text:p>0.5582201415632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64942503126" calcext:value-type="float">
            <text:p>64.66494250312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5822014090851" calcext:value-type="float">
            <text:p>0.5582201409085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582201408518" calcext:value-type="float">
            <text:p>0.558220140851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497116660192" calcext:value-type="float">
            <text:p>52.49711666019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5822014084765" calcext:value-type="float">
            <text:p>0.5582201408476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300826415807" calcext:value-type="float">
            <text:p>47.3008264158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82201408474" calcext:value-type="float">
            <text:p>0.558220140847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.400358932571" calcext:value-type="float">
            <text:p>38.40035893257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599399504764" calcext:value-type="float">
            <text:p>34.599399504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088924877439" calcext:value-type="float">
            <text:p>28.08892487743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30861586998" calcext:value-type="float">
            <text:p>25.308615869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546362656553" calcext:value-type="float">
            <text:p>20.54636265655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512634508759" calcext:value-type="float">
            <text:p>18.51263450875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680209640201" calcext:value-type="float">
            <text:p>16.6802096402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029162570535" calcext:value-type="float">
            <text:p>15.0291625705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41540091151" calcext:value-type="float">
            <text:p>13.5415400911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993465429734" calcext:value-type="float">
            <text:p>10.9934654297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9053059116732" calcext:value-type="float">
            <text:p>9.905305911673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414515171781" calcext:value-type="float">
            <text:p>8.04145151717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245489401013" calcext:value-type="float">
            <text:p>7.245489401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821254240933" calcext:value-type="float">
            <text:p>5.88212542409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998985723727" calcext:value-type="float">
            <text:p>5.29989857237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026311146505" calcext:value-type="float">
            <text:p>4.30263111465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8767463897623" calcext:value-type="float">
            <text:p>3.876746389762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930167541812" calcext:value-type="float">
            <text:p>3.49301675418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1472695962808" calcext:value-type="float">
            <text:p>3.14726959628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357453195197" calcext:value-type="float">
            <text:p>2.83574531951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021508578659" calcext:value-type="float">
            <text:p>2.30215085786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742784563917" calcext:value-type="float">
            <text:p>2.07427845639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83967137304" calcext:value-type="float">
            <text:p>1.6839671373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172840399431" calcext:value-type="float">
            <text:p>1.51728403994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317808408735" calcext:value-type="float">
            <text:p>1.231780840873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098562253164" calcext:value-type="float">
            <text:p>1.10985622531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2" draw:text-style-name="P2" svg:width="159.99mm" svg:height="89.99mm" svg:x="211.08mm" svg:y="29.13mm">
            <draw:object draw:notify-on-update-of-ranges="Sheet3.A1:Sheet3.A51 Sheet3.B1:Sheet3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3.D10:Sheet3.D80 Sheet3.E10:Sheet3.E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245136330768" calcext:value-type="float">
            <text:p>0.71245136330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171016562" calcext:value-type="float">
            <text:p>73.63517101656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9889072975" calcext:value-type="float">
            <text:p>0.9739889072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151245642" calcext:value-type="float">
            <text:p>19.14215124564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15355443514" calcext:value-type="float">
            <text:p>1.3315355443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8633581535" calcext:value-type="float">
            <text:p>9.787863358153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203356261358" calcext:value-type="float">
            <text:p>1.82033562613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249265813" calcext:value-type="float">
            <text:p>6.69142492658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85714082317" calcext:value-type="float">
            <text:p>2.48857140823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1669191519" calcext:value-type="float">
            <text:p>5.37716691915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0211237389" calcext:value-type="float">
            <text:p>3.402112373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6532737687" calcext:value-type="float">
            <text:p>4.764653273768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510079060225" calcext:value-type="float">
            <text:p>4.65100790602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3804948929" calcext:value-type="float">
            <text:p>4.47738049489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58363189378" calcext:value-type="float">
            <text:p>6.3583631893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101378521" calcext:value-type="float">
            <text:p>4.34941013785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924730414446" calcext:value-type="float">
            <text:p>8.6924730414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3506270707" calcext:value-type="float">
            <text:p>4.29735062707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83409316739" calcext:value-type="float">
            <text:p>11.8834093167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4890681602" calcext:value-type="float">
            <text:p>4.278489068160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245696161216" calcext:value-type="float">
            <text:p>16.2456961612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4864265331" calcext:value-type="float">
            <text:p>4.27248642653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20930679892" calcext:value-type="float">
            <text:p>22.209306798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8119619854" calcext:value-type="float">
            <text:p>4.2708119619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362034516573" calcext:value-type="float">
            <text:p>30.362034516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3890062255" calcext:value-type="float">
            <text:p>4.27038900622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507409279519" calcext:value-type="float">
            <text:p>41.5074092795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2701522216" calcext:value-type="float">
            <text:p>4.270270152221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.743859265419" calcext:value-type="float">
            <text:p>56.743859265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2048246233" calcext:value-type="float">
            <text:p>4.2702048246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572902316196" calcext:value-type="float">
            <text:p>77.5729023161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133135061" calcext:value-type="float">
            <text:p>4.270133135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.0469980606" calcext:value-type="float">
            <text:p>106.04699806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0378653599" calcext:value-type="float">
            <text:p>4.270037865359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.97157137786" calcext:value-type="float">
            <text:p>144.971571377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69907991332" calcext:value-type="float">
            <text:p>4.2699079913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.18100248409" calcext:value-type="float">
            <text:p>198.181002484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697304946412" calcext:value-type="float">
            <text:p>4.269730494641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.91556687206" calcext:value-type="float">
            <text:p>270.915566872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2694878673226" calcext:value-type="float">
            <text:p>4.269487867322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0.33606657502" calcext:value-type="float">
            <text:p>370.336066575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2691562172106" calcext:value-type="float">
            <text:p>4.2691562172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6.22610705775" calcext:value-type="float">
            <text:p>506.226107057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2687029026171" calcext:value-type="float">
            <text:p>4.268702902617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1.94979917356" calcext:value-type="float">
            <text:p>691.949799173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268083332921" calcext:value-type="float">
            <text:p>4.2680833329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5.75659046867" calcext:value-type="float">
            <text:p>945.756590468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2672366108984" calcext:value-type="float">
            <text:p>4.26723661089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2.5568110255" calcext:value-type="float">
            <text:p>1292.55681102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2660796007271" calcext:value-type="float">
            <text:p>4.266079600727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66.3335656041" calcext:value-type="float">
            <text:p>1766.33356560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.2644988652326" calcext:value-type="float">
            <text:p>4.26449886523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3.4112301417" calcext:value-type="float">
            <text:p>2413.41123014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2623397305838" calcext:value-type="float">
            <text:p>4.262339730583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96.8702005174" calcext:value-type="float">
            <text:p>3296.87020051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25939149904" calcext:value-type="float">
            <text:p>4.259391499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02.482637609" calcext:value-type="float">
            <text:p>4502.4826376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2553675349788" calcext:value-type="float">
            <text:p>4.255367534978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6.6423369723" calcext:value-type="float">
            <text:p>6146.64233697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10784408358" calcext:value-type="float">
            <text:p>0.56110784408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07.3104385342" calcext:value-type="float">
            <text:p>1107.31043853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8954333669194" calcext:value-type="float">
            <text:p>0.3895433366919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7.37814692665" calcext:value-type="float">
            <text:p>997.378146926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0340790689505" calcext:value-type="float">
            <text:p>0.3034079068950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8.35982640601" calcext:value-type="float">
            <text:p>898.359826406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6371730794685" calcext:value-type="float">
            <text:p>0.2637173079468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9.17194224286" calcext:value-type="float">
            <text:p>809.171942242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5307493797172" calcext:value-type="float">
            <text:p>0.2530749379717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8.83853340354" calcext:value-type="float">
            <text:p>728.838533403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6465540305744" calcext:value-type="float">
            <text:p>0.264655403057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6.48053255147" calcext:value-type="float">
            <text:p>656.480532551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9610310742309" calcext:value-type="float">
            <text:p>0.2961031074230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1.30614634746" calcext:value-type="float">
            <text:p>591.3061463474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4518171239353" calcext:value-type="float">
            <text:p>0.3451817123935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2.60219079465" calcext:value-type="float">
            <text:p>532.602190794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0542800146075" calcext:value-type="float">
            <text:p>0.4054280014607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9.72628681851" calcext:value-type="float">
            <text:p>479.726286818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450616782025" calcext:value-type="float">
            <text:p>0.4645061678202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2.099830681" calcext:value-type="float">
            <text:p>432.099830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0983516669015" calcext:value-type="float">
            <text:p>0.5098351666901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.20166230482" calcext:value-type="float">
            <text:p>389.201662304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3695268399198" calcext:value-type="float">
            <text:p>0.536952683991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.56236221904" calcext:value-type="float">
            <text:p>350.562362219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4986640757146" calcext:value-type="float">
            <text:p>0.5498664075714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5.75911471551" calcext:value-type="float">
            <text:p>315.759114715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490603611581" calcext:value-type="float">
            <text:p>0.5549060361158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4.41108100167" calcext:value-type="float">
            <text:p>284.411081001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655433590294" calcext:value-type="float">
            <text:p>0.5565543359029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.17523171542" calcext:value-type="float">
            <text:p>256.17523171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701160621107" calcext:value-type="float">
            <text:p>0.5570116062110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.74259319559" calcext:value-type="float">
            <text:p>230.742593195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711969739797" calcext:value-type="float">
            <text:p>0.557119697397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7.83486642852" calcext:value-type="float">
            <text:p>207.834866428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714150459144" calcext:value-type="float">
            <text:p>0.5571415045914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7.20138167062" calcext:value-type="float">
            <text:p>187.201381670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71452828682" calcext:value-type="float">
            <text:p>0.557145282868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8.61635541965" calcext:value-type="float">
            <text:p>168.616355419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714587199823" calcext:value-type="float">
            <text:p>0.5571458719982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1.87641971671" calcext:value-type="float">
            <text:p>151.87641971671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2" draw:text-style-name="P2" svg:width="159.99mm" svg:height="89.99mm" svg:x="133.86mm" svg:y="4.13mm">
            <draw:object draw:notify-on-update-of-ranges="Sheet4.A7:Sheet4.A81 Sheet4.B1:Sheet4.B1 Sheet4.B7:Sheet4.B81 Sheet4.A7:Sheet4.A81 Sheet4.C1:Sheet4.C1 Sheet4.C7:Sheet4.C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2" svg:width="159.99mm" svg:height="89.99mm" svg:x="131.88mm" svg:y="83.72mm">
            <draw:object draw:notify-on-update-of-ranges="Sheet4.A7:Sheet4.A81 Sheet4.B1:Sheet4.B1 Sheet4.B7:Sheet4.B81 Sheet4.A7:Sheet4.A81 Sheet4.C1:Sheet4.C1 Sheet4.C7:Sheet4.C8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22" table:default-cell-style-name="ce5"/>
        <table:table-row table:style-name="ro1"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3.862500471086" calcext:value-type="float">
            <text:p>53.86250047108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.021612649285" calcext:value-type="float">
            <text:p>22.02161264928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.4406099446547" calcext:value-type="float">
            <text:p>8.44060994465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.3245356784356" calcext:value-type="float">
            <text:p>6.324535678435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5.0321117630527" calcext:value-type="float">
            <text:p>5.0321117630527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.1427610925382" calcext:value-type="float">
            <text:p>4.142761092538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.0699855333948" calcext:value-type="float">
            <text:p>4.069985533394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.8164062667846" calcext:value-type="float">
            <text:p>3.816406266784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.0962525336246" calcext:value-type="float">
            <text:p>4.096252533624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.0030944381937" calcext:value-type="float">
            <text:p>4.003094438193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.033154010663" calcext:value-type="float">
            <text:p>4.03315401066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.1687369351044" calcext:value-type="float">
            <text:p>4.168736935104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.2442869406582" calcext:value-type="float">
            <text:p>4.244286940658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.1932294789341" calcext:value-type="float">
            <text:p>4.193229478934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.2280810491079" calcext:value-type="float">
            <text:p>4.228081049107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.2513089457138" calcext:value-type="float">
            <text:p>4.2513089457138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.239861925322" calcext:value-type="float">
            <text:p>4.23986192532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.2586720893084" calcext:value-type="float">
            <text:p>4.258672089308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.2496540383258" calcext:value-type="float">
            <text:p>4.249654038325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.2595253903997" calcext:value-type="float">
            <text:p>4.2595253903997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37924571006" calcext:value-type="float">
            <text:p>3.037924571006</text:p>
          </table:table-cell>
          <table:table-cell office:value-type="float" office:value="2.8036196746372" calcext:value-type="float">
            <text:p>2.803619674637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012582580924" calcext:value-type="float">
            <text:p>2.2012582580924</text:p>
          </table:table-cell>
          <table:table-cell office:value-type="float" office:value="1.8886167742977" calcext:value-type="float">
            <text:p>1.888616774297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722033222727" calcext:value-type="float">
            <text:p>1.6722033222727</text:p>
          </table:table-cell>
          <table:table-cell office:value-type="float" office:value="1.3402360931615" calcext:value-type="float">
            <text:p>1.340236093161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393925830198" calcext:value-type="float">
            <text:p>1.3393925830198</text:p>
          </table:table-cell>
          <table:table-cell office:value-type="float" office:value="1.0153899061825" calcext:value-type="float">
            <text:p>1.015389906182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059813967" calcext:value-type="float">
            <text:p>1.14059813967</text:p>
          </table:table-cell>
          <table:table-cell office:value-type="float" office:value="0.82221732764359" calcext:value-type="float">
            <text:p>0.8222173276435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172861247092" calcext:value-type="float">
            <text:p>1.0172861247092</text:p>
          </table:table-cell>
          <table:table-cell office:value-type="float" office:value="0.7082962958613" calcext:value-type="float">
            <text:p>0.7082962958613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4399695840075" calcext:value-type="float">
            <text:p>0.94399695840075</text:p>
          </table:table-cell>
          <table:table-cell office:value-type="float" office:value="0.63744458804924" calcext:value-type="float">
            <text:p>0.6374445880492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485603254189" calcext:value-type="float">
            <text:p>0.90485603254189</text:p>
          </table:table-cell>
          <table:table-cell office:value-type="float" office:value="0.59938690375445" calcext:value-type="float">
            <text:p>0.5993869037544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8444529030567" calcext:value-type="float">
            <text:p>0.88444529030567</text:p>
          </table:table-cell>
          <table:table-cell office:value-type="float" office:value="0.57650546083155" calcext:value-type="float">
            <text:p>0.5765054608315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7440063650793" calcext:value-type="float">
            <text:p>0.87440063650793</text:p>
          </table:table-cell>
          <table:table-cell office:value-type="float" office:value="0.56553937436671" calcext:value-type="float">
            <text:p>0.5655393743667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236969393722" calcext:value-type="float">
            <text:p>0.87236969393722</text:p>
          </table:table-cell>
          <table:table-cell office:value-type="float" office:value="0.56275656577222" calcext:value-type="float">
            <text:p>0.56275656577222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927716620576" calcext:value-type="float">
            <text:p>0.86927716620576</text:p>
          </table:table-cell>
          <table:table-cell office:value-type="float" office:value="0.56161956275418" calcext:value-type="float">
            <text:p>0.56161956275418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960154445794" calcext:value-type="float">
            <text:p>0.86960154445794</text:p>
          </table:table-cell>
          <table:table-cell office:value-type="float" office:value="0.56074204658009" calcext:value-type="float">
            <text:p>0.5607420465800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966732490774" calcext:value-type="float">
            <text:p>0.86966732490774</text:p>
          </table:table-cell>
          <table:table-cell office:value-type="float" office:value="0.55970818159679" calcext:value-type="float">
            <text:p>0.55970818159679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919730514309" calcext:value-type="float">
            <text:p>0.86919730514309</text:p>
          </table:table-cell>
          <table:table-cell office:value-type="float" office:value="0.55875457684079" calcext:value-type="float">
            <text:p>0.55875457684079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810166230205" calcext:value-type="float">
            <text:p>0.86810166230205</text:p>
          </table:table-cell>
          <table:table-cell office:value-type="float" office:value="0.55853441063727" calcext:value-type="float">
            <text:p>0.5585344106372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988308253943" calcext:value-type="float">
            <text:p>0.86988308253943</text:p>
          </table:table-cell>
          <table:table-cell office:value-type="float" office:value="0.56016469296715" calcext:value-type="float">
            <text:p>0.5601646929671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760055519063" calcext:value-type="float">
            <text:p>0.86760055519063</text:p>
          </table:table-cell>
          <table:table-cell office:value-type="float" office:value="0.55553781375213" calcext:value-type="float">
            <text:p>0.55553781375213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831623254263" calcext:value-type="float">
            <text:p>0.86831623254263</text:p>
          </table:table-cell>
          <table:table-cell office:value-type="float" office:value="0.56416964525448" calcext:value-type="float">
            <text:p>0.5641696452544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853016606999" calcext:value-type="float">
            <text:p>0.86853016606999</text:p>
          </table:table-cell>
          <table:table-cell office:value-type="float" office:value="0.5565024249492" calcext:value-type="float">
            <text:p>0.556502424949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6818704533337" calcext:value-type="float">
            <text:p>0.86818704533337</text:p>
          </table:table-cell>
          <table:table-cell office:value-type="float" office:value="0.56603329345818" calcext:value-type="float">
            <text:p>0.5660332934581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7123039014513" calcext:value-type="float">
            <text:p>0.87123039014513</text:p>
          </table:table-cell>
          <table:table-cell office:value-type="float" office:value="0.55661565878682" calcext:value-type="float">
            <text:p>0.55661565878682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69682839586" calcext:value-type="float">
            <text:p>0.869682839586</text:p>
          </table:table-cell>
          <table:table-cell office:value-type="float" office:value="0.55401786484105" calcext:value-type="float">
            <text:p>0.55401786484105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7153093989513" calcext:value-type="float">
            <text:p>0.87153093989513</text:p>
          </table:table-cell>
          <table:table-cell office:value-type="float" office:value="0.56183323572804" calcext:value-type="float">
            <text:p>0.5618332357280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84305791752" calcext:value-type="float">
            <text:p>0.8684305791752</text:p>
          </table:table-cell>
          <table:table-cell office:value-type="float" office:value="0.56490983405889" calcext:value-type="float">
            <text:p>0.56490983405889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6891115193257" calcext:value-type="float">
            <text:p>0.86891115193257</text:p>
          </table:table-cell>
          <table:table-cell office:value-type="float" office:value="0.56193723736434" calcext:value-type="float">
            <text:p>0.5619372373643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6886161083137" calcext:value-type="float">
            <text:p>0.86886161083137</text:p>
          </table:table-cell>
          <table:table-cell office:value-type="float" office:value="0.5514098676119" calcext:value-type="float">
            <text:p>0.5514098676119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6830312153472" calcext:value-type="float">
            <text:p>0.86830312153472</text:p>
          </table:table-cell>
          <table:table-cell office:value-type="float" office:value="0.55841526741411" calcext:value-type="float">
            <text:p>0.55841526741411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6722398475727" calcext:value-type="float">
            <text:p>0.86722398475727</text:p>
          </table:table-cell>
          <table:table-cell office:value-type="float" office:value="0.56052614897385" calcext:value-type="float">
            <text:p>0.56052614897385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051721629198" calcext:value-type="float">
            <text:p>0.87051721629198</text:p>
          </table:table-cell>
          <table:table-cell office:value-type="float" office:value="0.55651882755722" calcext:value-type="float">
            <text:p>0.55651882755722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6838359458566" calcext:value-type="float">
            <text:p>0.86838359458566</text:p>
          </table:table-cell>
          <table:table-cell office:value-type="float" office:value="0.58132035106928" calcext:value-type="float">
            <text:p>0.5813203510692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7065305260698" calcext:value-type="float">
            <text:p>0.87065305260698</text:p>
          </table:table-cell>
          <table:table-cell office:value-type="float" office:value="0.56437478024224" calcext:value-type="float">
            <text:p>0.56437478024224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6704213411775" calcext:value-type="float">
            <text:p>0.86704213411775</text:p>
          </table:table-cell>
          <table:table-cell office:value-type="float" office:value="0.5807771787581" calcext:value-type="float">
            <text:p>0.580777178758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6802490722847" calcext:value-type="float">
            <text:p>0.86802490722847</text:p>
          </table:table-cell>
          <table:table-cell office:value-type="float" office:value="0.59337176275976" calcext:value-type="float">
            <text:p>0.5933717627597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6850639173934" calcext:value-type="float">
            <text:p>0.86850639173934</text:p>
          </table:table-cell>
          <table:table-cell office:value-type="float" office:value="0.54625403405311" calcext:value-type="float">
            <text:p>0.54625403405311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6847615765428" calcext:value-type="float">
            <text:p>0.86847615765428</text:p>
          </table:table-cell>
          <table:table-cell office:value-type="float" office:value="0.54239807663422" calcext:value-type="float">
            <text:p>0.54239807663422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6788903529086" calcext:value-type="float">
            <text:p>0.86788903529086</text:p>
          </table:table-cell>
          <table:table-cell office:value-type="float" office:value="0.59917810321696" calcext:value-type="float">
            <text:p>0.5991781032169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275406315299" calcext:value-type="float">
            <text:p>0.87275406315299</text:p>
          </table:table-cell>
          <table:table-cell office:value-type="float" office:value="0.58937212750472" calcext:value-type="float">
            <text:p>0.58937212750472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7098428883144" calcext:value-type="float">
            <text:p>0.87098428883144</text:p>
          </table:table-cell>
          <table:table-cell office:value-type="float" office:value="0.57052268307036" calcext:value-type="float">
            <text:p>0.5705226830703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6830273514617" calcext:value-type="float">
            <text:p>0.86830273514617</text:p>
          </table:table-cell>
          <table:table-cell office:value-type="float" office:value="0.54046737068981" calcext:value-type="float">
            <text:p>0.54046737068981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7129801127399" calcext:value-type="float">
            <text:p>0.87129801127399</text:p>
          </table:table-cell>
          <table:table-cell office:value-type="float" office:value="0.59714266711597" calcext:value-type="float">
            <text:p>0.59714266711597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6710387404661" calcext:value-type="float">
            <text:p>0.86710387404661</text:p>
          </table:table-cell>
          <table:table-cell office:value-type="float" office:value="0.54995945598299" calcext:value-type="float">
            <text:p>0.54995945598299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6902495144152" calcext:value-type="float">
            <text:p>0.86902495144152</text:p>
          </table:table-cell>
          <table:table-cell office:value-type="float" office:value="0.60769817330953" calcext:value-type="float">
            <text:p>0.60769817330953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7060717945997" calcext:value-type="float">
            <text:p>0.87060717945997</text:p>
          </table:table-cell>
          <table:table-cell office:value-type="float" office:value="0.53739660485846" calcext:value-type="float">
            <text:p>0.53739660485846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7175970897455" calcext:value-type="float">
            <text:p>0.87175970897455</text:p>
          </table:table-cell>
          <table:table-cell office:value-type="float" office:value="0.59381490381078" calcext:value-type="float">
            <text:p>0.5938149038107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7232555201356" calcext:value-type="float">
            <text:p>0.87232555201356</text:p>
          </table:table-cell>
          <table:table-cell office:value-type="float" office:value="0.65654302539264" calcext:value-type="float">
            <text:p>0.6565430253926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216037180919" calcext:value-type="float">
            <text:p>0.87216037180919</text:p>
          </table:table-cell>
          <table:table-cell office:value-type="float" office:value="0.54308751696872" calcext:value-type="float">
            <text:p>0.5430875169687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711942375074" calcext:value-type="float">
            <text:p>0.8711942375074</text:p>
          </table:table-cell>
          <table:table-cell office:value-type="float" office:value="0.59673966255844" calcext:value-type="float">
            <text:p>0.59673966255844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6945544643058" calcext:value-type="float">
            <text:p>0.86945544643058</text:p>
          </table:table-cell>
          <table:table-cell office:value-type="float" office:value="0.65526018886395" calcext:value-type="float">
            <text:p>0.65526018886395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6705081210821" calcext:value-type="float">
            <text:p>0.86705081210821</text:p>
          </table:table-cell>
          <table:table-cell office:value-type="float" office:value="0.47886755314196" calcext:value-type="float">
            <text:p>0.4788675531419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6412002725411" calcext:value-type="float">
            <text:p>0.86412002725411</text:p>
          </table:table-cell>
          <table:table-cell office:value-type="float" office:value="0.52483514401567" calcext:value-type="float">
            <text:p>0.52483514401567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6948524538705" calcext:value-type="float">
            <text:p>0.86948524538705</text:p>
          </table:table-cell>
          <table:table-cell office:value-type="float" office:value="0.5788740566157" calcext:value-type="float">
            <text:p>0.578874056615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6593794242143" calcext:value-type="float">
            <text:p>0.86593794242143</text:p>
          </table:table-cell>
          <table:table-cell office:value-type="float" office:value="0.6424723276123" calcext:value-type="float">
            <text:p>0.6424723276123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7087858630919" calcext:value-type="float">
            <text:p>0.87087858630919</text:p>
          </table:table-cell>
          <table:table-cell office:value-type="float" office:value="0.71429782198389" calcext:value-type="float">
            <text:p>0.71429782198389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6604562745759" calcext:value-type="float">
            <text:p>0.86604562745759</text:p>
          </table:table-cell>
          <table:table-cell office:value-type="float" office:value="0.78933621652255" calcext:value-type="float">
            <text:p>0.78933621652255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6984247962864" calcext:value-type="float">
            <text:p>0.86984247962864</text:p>
          </table:table-cell>
          <table:table-cell office:value-type="float" office:value="0.4297358504333" calcext:value-type="float">
            <text:p>0.4297358504333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312421271709" calcext:value-type="float">
            <text:p>0.87312421271709</text:p>
          </table:table-cell>
          <table:table-cell office:value-type="float" office:value="0.46220671525369" calcext:value-type="float">
            <text:p>0.46220671525369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558526421851" calcext:value-type="float">
            <text:p>0.86558526421851</text:p>
          </table:table-cell>
          <table:table-cell office:value-type="float" office:value="0.49986982804582" calcext:value-type="float">
            <text:p>0.49986982804582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6734909658031" calcext:value-type="float">
            <text:p>0.86734909658031</text:p>
          </table:table-cell>
          <table:table-cell office:value-type="float" office:value="0.54868114488611" calcext:value-type="float">
            <text:p>0.5486811448861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687128256883" calcext:value-type="float">
            <text:p>0.8687128256883</text:p>
          </table:table-cell>
          <table:table-cell office:value-type="float" office:value="0.61246321781084" calcext:value-type="float">
            <text:p>0.61246321781084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5" table:style-name="ta1">
        <table:shapes>
          <draw:frame draw:z-index="0" draw:style-name="gr2" draw:text-style-name="P2" svg:width="199.92mm" svg:height="153.88mm" svg:x="285mm" svg:y="16.67mm">
            <draw:object draw:notify-on-update-of-ranges="Sheet5.A1:Sheet5.A29 Sheet5.B1:Sheet5.B2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2" draw:text-style-name="P2" svg:width="159.99mm" svg:height="89.99mm" svg:x="241.51mm" svg:y="185.09mm">
            <draw:object draw:notify-on-update-of-ranges="Sheet5.D1:Sheet5.D29 Sheet5.E1:Sheet5.E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59.99mm" svg:height="89.99mm" svg:x="60.56mm" svg:y="172.24mm">
            <draw:object draw:notify-on-update-of-ranges="Sheet5.G1:Sheet5.G56 Sheet5.H1:Sheet5.H5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999563" calcext:value-type="float">
            <text:p>0.9999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757188" calcext:value-type="float">
            <text:p>0.0067571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45696" calcext:value-type="float">
            <text:p>0.023456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15850308862848" calcext:value-type="float">
            <text:p>0.00015850308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999501" calcext:value-type="float">
            <text:p>0.9999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290307" calcext:value-type="float">
            <text:p>0.082903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282007" calcext:value-type="float">
            <text:p>0.05282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23015691400304" calcext:value-type="float">
            <text:p>0.00230156914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99429" calcext:value-type="float">
            <text:p>0.9999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74671" calcext:value-type="float">
            <text:p>0.157467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21969" calcext:value-type="float">
            <text:p>0.07219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85604934529481" calcext:value-type="float">
            <text:p>0.0085604934529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9999345" calcext:value-type="float">
            <text:p>0.9999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74516" calcext:value-type="float">
            <text:p>0.16745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448698" calcext:value-type="float">
            <text:p>0.084486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8801567789728" calcext:value-type="float">
            <text:p>0.0188015677897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999248" calcext:value-type="float">
            <text:p>0.99992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38761" calcext:value-type="float">
            <text:p>0.14387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074771" calcext:value-type="float">
            <text:p>0.090747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31205766982326" calcext:value-type="float">
            <text:p>0.0312057669823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999135" calcext:value-type="float">
            <text:p>0.9999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28469" calcext:value-type="float">
            <text:p>0.1128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9193884" calcext:value-type="float">
            <text:p>0.091938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43784508822001" calcext:value-type="float">
            <text:p>0.0437845088220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999003" calcext:value-type="float">
            <text:p>0.9999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490792" calcext:value-type="float">
            <text:p>0.084907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8907535" calcext:value-type="float">
            <text:p>0.089075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5500084092436" calcext:value-type="float">
            <text:p>0.055000840924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998848" calcext:value-type="float">
            <text:p>0.9998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271797" calcext:value-type="float">
            <text:p>0.062717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319566" calcext:value-type="float">
            <text:p>0.083195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63878849169042" calcext:value-type="float">
            <text:p>0.0638788491690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998667" calcext:value-type="float">
            <text:p>0.9998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01597" calcext:value-type="float">
            <text:p>0.046015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752958" calcext:value-type="float">
            <text:p>0.07529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9940477731866" calcext:value-type="float">
            <text:p>0.0699404777318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998454" calcext:value-type="float">
            <text:p>0.99984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374603" calcext:value-type="float">
            <text:p>0.033746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626916" calcext:value-type="float">
            <text:p>0.066269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73098637614558" calcext:value-type="float">
            <text:p>0.0730986376145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998202" calcext:value-type="float">
            <text:p>0.99982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482204" calcext:value-type="float">
            <text:p>0.024822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5686459" calcext:value-type="float">
            <text:p>0.0568645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3547825060068" calcext:value-type="float">
            <text:p>0.0735478250600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97904" calcext:value-type="float">
            <text:p>0.9997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83479" calcext:value-type="float">
            <text:p>0.01834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766585" calcext:value-type="float">
            <text:p>0.047665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71665139796544" calcext:value-type="float">
            <text:p>0.07166513979654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9755" calcext:value-type="float">
            <text:p>0.9997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64334" calcext:value-type="float">
            <text:p>0.0136433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909009" calcext:value-type="float">
            <text:p>0.039090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7926208859726" calcext:value-type="float">
            <text:p>0.0679262088597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7127" calcext:value-type="float">
            <text:p>0.99971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021094" calcext:value-type="float">
            <text:p>0.010210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140133" calcext:value-type="float">
            <text:p>0.031401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6283777471287" calcext:value-type="float">
            <text:p>0.062837774712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662" calcext:value-type="float">
            <text:p>0.999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693292" calcext:value-type="float">
            <text:p>0.0076932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2473341" calcext:value-type="float">
            <text:p>0.02473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56887290394822" calcext:value-type="float">
            <text:p>0.0568872903948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6007" calcext:value-type="float">
            <text:p>0.9996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835361" calcext:value-type="float">
            <text:p>0.0058353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911769" calcext:value-type="float">
            <text:p>0.019117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50508708255366" calcext:value-type="float">
            <text:p>0.0505087082553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526" calcext:value-type="float">
            <text:p>0.9995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4455439" calcext:value-type="float">
            <text:p>0.00445543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1451138" calcext:value-type="float">
            <text:p>0.0145113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44062676429833" calcext:value-type="float">
            <text:p>0.0440626764298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4342" calcext:value-type="float">
            <text:p>0.99943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423805" calcext:value-type="float">
            <text:p>0.00342380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1082347" calcext:value-type="float">
            <text:p>0.0108234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7828671187898" calcext:value-type="float">
            <text:p>0.03782867118789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3199" calcext:value-type="float">
            <text:p>0.99931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647494" calcext:value-type="float">
            <text:p>0.00264749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7936675" calcext:value-type="float">
            <text:p>0.0079366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32006240029327" calcext:value-type="float">
            <text:p>0.03200624002932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1759" calcext:value-type="float">
            <text:p>0.99917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059542" calcext:value-type="float">
            <text:p>0.00205954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5724349" calcext:value-type="float">
            <text:p>0.00572434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26722523346779" calcext:value-type="float">
            <text:p>0.02672252334677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89916" calcext:value-type="float">
            <text:p>0.99899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611443" calcext:value-type="float">
            <text:p>0.0016114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4062637" calcext:value-type="float">
            <text:p>0.0040626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22043474704497" calcext:value-type="float">
            <text:p>0.02204347470449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87523" calcext:value-type="float">
            <text:p>0.99875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1267844" calcext:value-type="float">
            <text:p>0.0012678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2838208" calcext:value-type="float">
            <text:p>0.00283820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17986638744533" calcext:value-type="float">
            <text:p>0.0179866387445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84365" calcext:value-type="float">
            <text:p>0.99843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002822" calcext:value-type="float">
            <text:p>0.0010028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952447" calcext:value-type="float">
            <text:p>0.00195244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4533868600856" calcext:value-type="float">
            <text:p>0.0145338686008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80136" calcext:value-type="float">
            <text:p>0.99801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972436" calcext:value-type="float">
            <text:p>0.00079724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1322952" calcext:value-type="float">
            <text:p>0.0013229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11642886061709" calcext:value-type="float">
            <text:p>0.0116428860617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74395" calcext:value-type="float">
            <text:p>0.99743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6369047" calcext:value-type="float">
            <text:p>0.000636904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8831976" calcext:value-type="float">
            <text:p>0.000883197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92570557442744" calcext:value-type="float">
            <text:p>0.0092570557442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966517" calcext:value-type="float">
            <text:p>0.99665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5111925" calcext:value-type="float">
            <text:p>0.00051119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581073" calcext:value-type="float">
            <text:p>0.0005810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73131226380514" calcext:value-type="float">
            <text:p>0.0073131226380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9955616" calcext:value-type="float">
            <text:p>0.99556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4121316" calcext:value-type="float">
            <text:p>0.000412131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03768457" calcext:value-type="float">
            <text:p>0.00037684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57469390968079" calcext:value-type="float">
            <text:p>0.00574693909680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9940456" calcext:value-type="float">
            <text:p>0.99404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336938" calcext:value-type="float">
            <text:p>0.00033369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2409629" calcext:value-type="float">
            <text:p>0.000240962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44973852595955" calcext:value-type="float">
            <text:p>0.00449738525959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991933" calcext:value-type="float">
            <text:p>0.991933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.0035013916009445" calcext:value-type="float">
            <text:p>0.0035013916009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9889919" calcext:value-type="float">
            <text:p>0.9889919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.0026993683029681" calcext:value-type="float">
            <text:p>0.00269936830296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9849117" calcext:value-type="float">
            <text:p>0.9849117</text:p>
          </table:table-cell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0.0020577815735231" calcext:value-type="float">
            <text:p>0.0020577815735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792847" calcext:value-type="float">
            <text:p>0.9792847</text:p>
          </table:table-cell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0.0015563566564658" calcext:value-type="float">
            <text:p>0.0015563566564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9715854" calcext:value-type="float">
            <text:p>0.9715854</text:p>
          </table:table-cell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0.0011709753978208" calcext:value-type="float">
            <text:p>0.00117097539782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9611521" calcext:value-type="float">
            <text:p>0.9611521</text:p>
          </table:table-cell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0.00087732484285972" calcext:value-type="float">
            <text:p>0.0008773248428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9471713" calcext:value-type="float">
            <text:p>0.9471713</text:p>
          </table:table-cell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0.00065450479389036" calcext:value-type="float">
            <text:p>0.000654504793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9286712" calcext:value-type="float">
            <text:p>0.9286712</text:p>
          </table:table-cell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0.00048586548390078" calcext:value-type="float">
            <text:p>0.00048586548390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9045279" calcext:value-type="float">
            <text:p>0.9045279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0035856434463198" calcext:value-type="float">
            <text:p>0.00035856434463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734936" calcext:value-type="float">
            <text:p>0.8734936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0026280083953038" calcext:value-type="float">
            <text:p>0.000262800839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342536" calcext:value-type="float">
            <text:p>0.8342536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0019109908919982" calcext:value-type="float">
            <text:p>0.000191099089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855242" calcext:value-type="float">
            <text:p>0.7855242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0013773539654032" calcext:value-type="float">
            <text:p>0.000137735396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262018" calcext:value-type="float">
            <text:p>0.7262018</text:p>
          </table:table-cell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0.000098308814261394" calcext:value-type="float">
            <text:p>9.8308814261394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555794" calcext:value-type="float">
            <text:p>0.6555794</text:p>
          </table:table-cell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0.000069425698490642" calcext:value-type="float">
            <text:p>6.9425698490642E-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736431" calcext:value-type="float">
            <text:p>0.5736431</text:p>
          </table:table-cell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0.000048467834314813" calcext:value-type="float">
            <text:p>4.8467834314813E-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814629" calcext:value-type="float">
            <text:p>0.4814629</text:p>
          </table:table-cell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0.00003341968531259" calcext:value-type="float">
            <text:p>3.341968531259E-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3816764" calcext:value-type="float">
            <text:p>0.3816764</text:p>
          </table:table-cell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0.000022737106550396" calcext:value-type="float">
            <text:p>2.2737106550396E-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79025" calcext:value-type="float">
            <text:p>0.279025</text:p>
          </table:table-cell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0.000015245523352432" calcext:value-type="float">
            <text:p>1.5245523352432E-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807767" calcext:value-type="float">
            <text:p>0.1807767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0.00001005956766489" calcext:value-type="float">
            <text:p>1.005956766489E-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9658071" calcext:value-type="float">
            <text:p>0.09658071</text:p>
          </table:table-cell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0.0000065189785527222" calcext:value-type="float">
            <text:p>6.5189785527222E-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3669197" calcext:value-type="float">
            <text:p>0.03669197</text:p>
          </table:table-cell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.0000041372226174001" calcext:value-type="float">
            <text:p>4.1372226174001E-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6839018" calcext:value-type="float">
            <text:p>0.006839018</text:p>
          </table:table-cell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0.0000025604026169092" calcext:value-type="float">
            <text:p>2.5604026169092E-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01585031" calcext:value-type="float">
            <text:p>0.0001585031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0.0000015346156070215" calcext:value-type="float">
            <text:p>1.5346156070215E-0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0.00000088030720753456" calcext:value-type="float">
            <text:p>8.8030720753456E-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0.00000047238890599977" calcext:value-type="float">
            <text:p>4.7238890599977E-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0.0000002250594991643" calcext:value-type="float">
            <text:p>2.250594991643E-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0.00000008040782576002" calcext:value-type="float">
            <text:p>8.040782576002E-08</text:p>
          </table:table-cell>
          <table:table-cell table:number-columns-repeated="3"/>
        </table:table-row>
      </table:table>
      <table:table table:name="Sheet6" table:style-name="ta1">
        <table:shapes>
          <draw:frame draw:z-index="0" draw:style-name="gr2" draw:text-style-name="P2" svg:width="241.81mm" svg:height="199.04mm" svg:x="46.14mm" svg:y="1.04mm">
            <draw:object draw:notify-on-update-of-ranges="Sheet6.A1:Sheet6.A81 Sheet6.B1:Sheet6.B8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59.99mm" svg:height="89.99mm" svg:x="46.16mm" svg:y="91.31mm">
            <draw:object draw:notify-on-update-of-ranges="Sheet6.A21:Sheet6.A46 Sheet6.B21:Sheet6.B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6414480912226" calcext:value-type="float">
            <text:p>0.046414480912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278949835335" calcext:value-type="float">
            <text:p>0.18278949835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577826403845" calcext:value-type="float">
            <text:p>0.335778264038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7625359632368" calcext:value-type="float">
            <text:p>0.47625359632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626887377918" calcext:value-type="float">
            <text:p>0.59626887377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0666639298621" calcext:value-type="float">
            <text:p>0.706666392986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2927395227245" calcext:value-type="float">
            <text:p>0.82927395227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502910063193" calcext:value-type="float">
            <text:p>0.985029100631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860796171077" calcext:value-type="float">
            <text:p>1.1860796171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363770501815" calcext:value-type="float">
            <text:p>1.43637705018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380678900563" calcext:value-type="float">
            <text:p>1.73806789005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975081985403" calcext:value-type="float">
            <text:p>2.09750819854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271768579936" calcext:value-type="float">
            <text:p>2.52717685799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442475139825" calcext:value-type="float">
            <text:p>3.04424751398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686964296196" calcext:value-type="float">
            <text:p>3.668696429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228924976249" calcext:value-type="float">
            <text:p>4.42289249762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3327338803221" calcext:value-type="float">
            <text:p>5.33273388032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4294100283183" calcext:value-type="float">
            <text:p>6.42941002831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7510327677231" calcext:value-type="float">
            <text:p>7.75103276772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3439966215532" calcext:value-type="float">
            <text:p>9.34399662155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264355446775" calcext:value-type="float">
            <text:p>11.2643554467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579562538379" calcext:value-type="float">
            <text:p>13.5795625383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370769256789" calcext:value-type="float">
            <text:p>16.3707692567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735726820574" calcext:value-type="float">
            <text:p>19.7357268205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792294464972" calcext:value-type="float">
            <text:p>23.7922944649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.682610828703" calcext:value-type="float">
            <text:p>28.6826108287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.578068270292" calcext:value-type="float">
            <text:p>34.5780682702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.685292497614" calcext:value-type="float">
            <text:p>41.6852924976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.253364329379" calcext:value-type="float">
            <text:p>50.253364329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.582545678276" calcext:value-type="float">
            <text:p>60.5825456782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3.03480938111" calcext:value-type="float">
            <text:p>73.03480938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.046532048508" calcext:value-type="float">
            <text:p>88.0465320485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.14378949186" calcext:value-type="float">
            <text:p>106.14378949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7.96079126087" calcext:value-type="float">
            <text:p>127.960791260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4.26210342581" calcext:value-type="float">
            <text:p>154.262103425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5.96944077662" calcext:value-type="float">
            <text:p>185.969440776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4.19396781472" calcext:value-type="float">
            <text:p>224.19396781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0.27523968617" calcext:value-type="float">
            <text:p>270.275239686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5.828146785" calcext:value-type="float">
            <text:p>325.8281467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2.79950779369" calcext:value-type="float">
            <text:p>392.799507793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3.53629458064" calcext:value-type="float">
            <text:p>473.53629458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0.86788017648" calcext:value-type="float">
            <text:p>570.867880176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88.20519235787" calcext:value-type="float">
            <text:p>688.205192357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9.66024762261" calcext:value-type="float">
            <text:p>829.660247622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.1902544579" calcext:value-type="float">
            <text:p>1000.19025445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05.771335831" calcext:value-type="float">
            <text:p>1205.7713358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3.6079588813" calcext:value-type="float">
            <text:p>1453.60795888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52.385411175" calcext:value-type="float">
            <text:p>1752.3854111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12.5741714356" calcext:value-type="float">
            <text:p>2112.57417143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46.7968412565" calcext:value-type="float">
            <text:p>2546.79684125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70.2704966967" calcext:value-type="float">
            <text:p>3070.27049669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01.3399617004" calcext:value-type="float">
            <text:p>3701.33996170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62.1206915812" calcext:value-type="float">
            <text:p>4462.12069158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79.2737960445" calcext:value-type="float">
            <text:p>5379.27379604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84.9403619695" calcext:value-type="float">
            <text:p>6484.94036196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817.8678187444" calcext:value-type="float">
            <text:p>7817.86781874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24.7678189605" calcext:value-type="float">
            <text:p>9424.76781896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361.953220588" calcext:value-type="float">
            <text:p>11361.9532205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697.311537704" calcext:value-type="float">
            <text:p>13697.3115377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12.684018179" calcext:value-type="float">
            <text:p>16512.6840181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06.733721699" calcext:value-type="float">
            <text:p>19906.7337216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998.403108202" calcext:value-type="float">
            <text:p>23998.403108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931.082305884" calcext:value-type="float">
            <text:p>28931.082305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877.634133237" calcext:value-type="float">
            <text:p>34877.6341332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046.451974061" calcext:value-type="float">
            <text:p>42046.45197406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688.762800062" calcext:value-type="float">
            <text:p>50688.76280006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1107.431271157" calcext:value-type="float">
            <text:p>61107.4312711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667.573447949" calcext:value-type="float">
            <text:p>73667.5734479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809.352067634" calcext:value-type="float">
            <text:p>88809.3520676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063.40178621" calcext:value-type="float">
            <text:p>107063.401786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9069.42495545" calcext:value-type="float">
            <text:p>129069.424955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5598.60961261" calcext:value-type="float">
            <text:p>155598.609612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7580.65530805" calcext:value-type="float">
            <text:p>187580.655308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136.3538749" calcext:value-type="float">
            <text:p>226136.35387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2616.86691441" calcext:value-type="float">
            <text:p>272616.866914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8651.07645338" calcext:value-type="float">
            <text:p>328651.076453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96202.66814921" calcext:value-type="float">
            <text:p>396202.668149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77638.9474897" calcext:value-type="float">
            <text:p>477638.94748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5813.80061064" calcext:value-type="float">
            <text:p>575813.800610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4167.70704366" calcext:value-type="float">
            <text:p>694167.70704366</text:p>
          </table:table-cell>
        </table:table-row>
      </table:table>
      <table:table table:name="Sheet7" table:style-name="ta1">
        <table:shapes>
          <draw:frame draw:z-index="0" draw:style-name="gr2" draw:text-style-name="P2" svg:width="159.99mm" svg:height="89.99mm" svg:x="105.38mm" svg:y="52.42mm">
            <draw:object draw:notify-on-update-of-ranges="Sheet7.D2:Sheet7.D80 Sheet7.E2:Sheet7.E8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2" svg:width="159.99mm" svg:height="89.99mm" svg:x="46.16mm" svg:y="1mm">
            <draw:object draw:notify-on-update-of-ranges="Sheet7.A1:Sheet7.A21 Sheet7.B1:Sheet7.B2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696482196" calcext:value-type="float">
            <text:p>12.36964821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2128885806" calcext:value-type="float">
            <text:p>14.9121288858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.933499714563" calcext:value-type="float">
            <text:p>64.933499714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977195790786" calcext:value-type="float">
            <text:p>17.9771957907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357078384229" calcext:value-type="float">
            <text:p>15.357078384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672262288978" calcext:value-type="float">
            <text:p>21.6722622889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.2503208248754" calcext:value-type="float">
            <text:p>7.2503208248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126819676904" calcext:value-type="float">
            <text:p>26.1268196769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6272826609193" calcext:value-type="float">
            <text:p>4.6272826609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496975134739" calcext:value-type="float">
            <text:p>31.4969751347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5135872785577" calcext:value-type="float">
            <text:p>3.5135872785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970922404892" calcext:value-type="float">
            <text:p>37.9709224048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9810533507112" calcext:value-type="float">
            <text:p>2.9810533507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775536924121" calcext:value-type="float">
            <text:p>45.7755369241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7179325008287" calcext:value-type="float">
            <text:p>2.71793250082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18432653144" calcext:value-type="float">
            <text:p>55.184326531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5913620870037" calcext:value-type="float">
            <text:p>2.59136208700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.527016379439" calcext:value-type="float">
            <text:p>66.5270163794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5346347130018" calcext:value-type="float">
            <text:p>2.5346347130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201103946219" calcext:value-type="float">
            <text:p>80.2011039462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5116795102525" calcext:value-type="float">
            <text:p>2.51167951025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.685789086135" calcext:value-type="float">
            <text:p>96.6857890861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5034646953132" calcext:value-type="float">
            <text:p>2.5034646953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.55876728925" calcext:value-type="float">
            <text:p>116.558767289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5008971362087" calcext:value-type="float">
            <text:p>2.5008971362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.51647465882" calcext:value-type="float">
            <text:p>140.516474658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002012676825" calcext:value-type="float">
            <text:p>2.50020126768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39849407934" calcext:value-type="float">
            <text:p>169.398494079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500038447208" calcext:value-type="float">
            <text:p>2.500038447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.21697787411" calcext:value-type="float">
            <text:p>204.216977874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500005661967" calcext:value-type="float">
            <text:p>2.5000056619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.19211805095" calcext:value-type="float">
            <text:p>246.192118050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4999999965811" calcext:value-type="float">
            <text:p>2.49999999658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79490716867" calcext:value-type="float">
            <text:p>296.794907168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4999991586503" calcext:value-type="float">
            <text:p>2.49999915865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7.79868835211" calcext:value-type="float">
            <text:p>357.798688352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4999990528531" calcext:value-type="float">
            <text:p>2.49999905285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1.34130099389" calcext:value-type="float">
            <text:p>431.341300993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4999990414795" calcext:value-type="float">
            <text:p>2.49999904147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4999990404411" calcext:value-type="float">
            <text:p>2.49999904044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6.88177407763" calcext:value-type="float">
            <text:p>626.8817740776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4999990403608" calcext:value-type="float">
            <text:p>2.49999904036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5.73222821291" calcext:value-type="float">
            <text:p>755.7322282129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4999990403555" calcext:value-type="float">
            <text:p>2.49999904035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1.06684605721" calcext:value-type="float">
            <text:p>911.066846057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98.3292322301" calcext:value-type="float">
            <text:p>1098.32923223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24.0818800418" calcext:value-type="float">
            <text:p>1324.08188004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96.2361499704" calcext:value-type="float">
            <text:p>1596.23614997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24.3295183468" calcext:value-type="float">
            <text:p>1924.329518346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19.8598122522" calcext:value-type="float">
            <text:p>2319.859812252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96.6881436848" calcext:value-type="float">
            <text:p>2796.688143684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71.5246635673" calcext:value-type="float">
            <text:p>3371.524663567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64.5141585452" calcext:value-type="float">
            <text:p>4064.51415854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99.9420124471" calcext:value-type="float">
            <text:p>4899.942012447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07.0852723853" calcext:value-type="float">
            <text:p>5907.085272385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21.2386445783" calcext:value-type="float">
            <text:p>7121.23864457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84.9513752758" calcext:value-type="float">
            <text:p>8584.951375275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49.518362506" calcext:value-type="float">
            <text:p>10349.5183625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76.777753724" calcext:value-type="float">
            <text:p>12476.77775372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41.278025052" calcext:value-type="float">
            <text:p>15041.27802505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132.890486037" calcext:value-type="float">
            <text:p>18132.8904860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859.958763543" calcext:value-type="float">
            <text:p>21859.95876354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353.095636449" calcext:value-type="float">
            <text:p>26353.09563644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769.760278875" calcext:value-type="float">
            <text:p>31769.76027887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299.776318542" calcext:value-type="float">
            <text:p>38299.77631854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171.9840872" calcext:value-type="float">
            <text:p>46171.9840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662.260187054" calcext:value-type="float">
            <text:p>55662.26018705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7103.185413905" calcext:value-type="float">
            <text:p>67103.1854139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895.699843325" calcext:value-type="float">
            <text:p>80895.6998433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523.153525067" calcext:value-type="float">
            <text:p>97523.1535250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7568.24518354" calcext:value-type="float">
            <text:p>117568.245183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733.44253048" calcext:value-type="float">
            <text:p>141733.4425304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0865.59980699" calcext:value-type="float">
            <text:p>170865.5998069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5985.63526124" calcext:value-type="float">
            <text:p>205985.6352612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8324.30859053" calcext:value-type="float">
            <text:p>248324.3085905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9365.35214583" calcext:value-type="float">
            <text:p>299365.3521458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0897.4674049" calcext:value-type="float">
            <text:p>360897.46740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5077.0088979" calcext:value-type="float">
            <text:p>435077.008897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503.55230443" calcext:value-type="float">
            <text:p>524503.5523044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2310.99495889" calcext:value-type="float">
            <text:p>632310.994958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62277.38132426" calcext:value-type="float">
            <text:p>762277.381324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8957.30219962" calcext:value-type="float">
            <text:p>918957.3021996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07841.5075086" calcext:value-type="float">
            <text:p>1107841.507508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5549.3261997" calcext:value-type="float">
            <text:p>1335549.326199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10060.6364928" calcext:value-type="float">
            <text:p>1610060.636492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0995.5157253" calcext:value-type="float">
            <text:p>1940995.515725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39951.3699512" calcext:value-type="float">
            <text:p>2339951.36995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820909.3577891" calcext:value-type="float">
            <text:p>2820909.35778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00724.3513905" calcext:value-type="float">
            <text:p>3400724.351390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99715.6049012" calcext:value-type="float">
            <text:p>4099715.60490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42378.8300274" calcext:value-type="float">
            <text:p>4942378.830027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58244.6329448" calcext:value-type="float">
            <text:p>5958244.632944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82913.3959402" calcext:value-type="float">
            <text:p>7182913.395940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659302.8705634" calcext:value-type="float">
            <text:p>8659302.870563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439152.203412" calcext:value-type="float">
            <text:p>10439152.2034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584835.102195" calcext:value-type="float">
            <text:p>12584835.10219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171545.683343" calcext:value-type="float">
            <text:p>15171545.68334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289933.602834" calcext:value-type="float">
            <text:p>18289933.60283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049280.816744" calcext:value-type="float">
            <text:p>22049280.81674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581331.299108" calcext:value-type="float">
            <text:p>26581331.2991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.4999990403552" calcext:value-type="float">
            <text:p>2.49999904035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044907.927173" calcext:value-type="float">
            <text:p>32044907.92717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4999990403553" calcext:value-type="float">
            <text:p>2.49999904035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631478.329886" calcext:value-type="float">
            <text:p>38631478.329886</text:p>
          </table:table-cell>
          <table:table-cell table:number-columns-repeated="3"/>
        </table:table-row>
      </table:table>
      <table:table table:name="Sheet8" table:style-name="ta1">
        <table:shapes>
          <draw:frame draw:z-index="0" draw:style-name="gr2" draw:text-style-name="P2" svg:width="159.99mm" svg:height="89.99mm" svg:x="193.73mm" svg:y="52.06mm">
            <draw:object draw:notify-on-update-of-ranges="Sheet8.A2:Sheet8.A82 Sheet8.B1:Sheet8.B1 Sheet8.B2:Sheet8.B82 Sheet8.A2:Sheet8.A82 Sheet8.C1:Sheet8.C1 Sheet8.C2:Sheet8.C8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2" draw:text-style-name="P2" svg:width="159.99mm" svg:height="89.99mm" svg:x="188.09mm" svg:y="163.32mm">
            <draw:object draw:notify-on-update-of-ranges="Sheet8.A2:Sheet8.A82 Sheet8.E1:Sheet8.E1 Sheet8.E2:Sheet8.E82 Sheet8.A2:Sheet8.A82 Sheet8.F1:Sheet8.F1 Sheet8.F2:Sheet8.F8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2" draw:text-style-name="P2" svg:width="159.99mm" svg:height="89.99mm" svg:x="143.35mm" svg:y="183.38mm">
            <draw:object draw:notify-on-update-of-ranges="Sheet8.A2:Sheet8.A82 Sheet8.G1:Sheet8.G1 Sheet8.G2:Sheet8.G82 Sheet8.A2:Sheet8.A82 Sheet8.H1:Sheet8.H1 Sheet8.H2:Sheet8.H8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.3696482196" calcext:value-type="float">
            <text:p>12.3696482196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4.912128885806" calcext:value-type="float">
            <text:p>14.912128885806</text:p>
          </table:table-cell>
          <table:table-cell office:value-type="float" office:value="64.933499714561" calcext:value-type="float">
            <text:p>64.933499714561</text:p>
          </table:table-cell>
          <table:table-cell table:number-columns-repeated="2" office:value-type="float" office:value="0.083584038513706" calcext:value-type="float">
            <text:p>0.083584038513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7.977195790786" calcext:value-type="float">
            <text:p>17.977195790786</text:p>
          </table:table-cell>
          <table:table-cell office:value-type="float" office:value="15.357078384229" calcext:value-type="float">
            <text:p>15.357078384229</text:p>
          </table:table-cell>
          <table:table-cell table:number-columns-repeated="2" office:value-type="float" office:value="1.1262458705865" calcext:value-type="float">
            <text:p>1.1262458705865</text:p>
          </table:table-cell>
          <table:table-cell table:number-columns-repeated="2" office:value-type="float" office:value="0.0019606274480545" calcext:value-type="float">
            <text:p>0.001960627448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672262288978" calcext:value-type="float">
            <text:p>21.672262288978</text:p>
          </table:table-cell>
          <table:table-cell office:value-type="float" office:value="7.2503208248756" calcext:value-type="float">
            <text:p>7.2503208248756</text:p>
          </table:table-cell>
          <table:table-cell table:number-columns-repeated="2" office:value-type="float" office:value="3.3055491897008" calcext:value-type="float">
            <text:p>3.3055491897008</text:p>
          </table:table-cell>
          <table:table-cell table:number-columns-repeated="2" office:value-type="float" office:value="0.03083321910169" calcext:value-type="float">
            <text:p>0.03083321910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6.126819676904" calcext:value-type="float">
            <text:p>26.126819676904</text:p>
          </table:table-cell>
          <table:table-cell office:value-type="float" office:value="4.6272826609192" calcext:value-type="float">
            <text:p>4.6272826609192</text:p>
          </table:table-cell>
          <table:table-cell table:number-columns-repeated="2" office:value-type="float" office:value="6.0562953480025" calcext:value-type="float">
            <text:p>6.0562953480025</text:p>
          </table:table-cell>
          <table:table-cell table:number-columns-repeated="2" office:value-type="float" office:value="0.14306102931261" calcext:value-type="float">
            <text:p>0.143061029312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1.496975134739" calcext:value-type="float">
            <text:p>31.496975134739</text:p>
          </table:table-cell>
          <table:table-cell office:value-type="float" office:value="3.5135872785578" calcext:value-type="float">
            <text:p>3.5135872785578</text:p>
          </table:table-cell>
          <table:table-cell table:number-columns-repeated="2" office:value-type="float" office:value="9.0808143828502" calcext:value-type="float">
            <text:p>9.0808143828502</text:p>
          </table:table-cell>
          <table:table-cell table:number-columns-repeated="2" office:value-type="float" office:value="0.4050348407991" calcext:value-type="float">
            <text:p>0.4050348407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7.970922404892" calcext:value-type="float">
            <text:p>37.970922404892</text:p>
          </table:table-cell>
          <table:table-cell office:value-type="float" office:value="2.9810533507112" calcext:value-type="float">
            <text:p>2.9810533507112</text:p>
          </table:table-cell>
          <table:table-cell table:number-columns-repeated="2" office:value-type="float" office:value="12.343178437193" calcext:value-type="float">
            <text:p>12.343178437193</text:p>
          </table:table-cell>
          <table:table-cell table:number-columns-repeated="2" office:value-type="float" office:value="0.87429082069302" calcext:value-type="float">
            <text:p>0.874290820693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5.775536924121" calcext:value-type="float">
            <text:p>45.775536924121</text:p>
          </table:table-cell>
          <table:table-cell office:value-type="float" office:value="2.7179325008287" calcext:value-type="float">
            <text:p>2.7179325008287</text:p>
          </table:table-cell>
          <table:table-cell table:number-columns-repeated="2" office:value-type="float" office:value="15.930499556197" calcext:value-type="float">
            <text:p>15.930499556197</text:p>
          </table:table-cell>
          <table:table-cell table:number-columns-repeated="2" office:value-type="float" office:value="1.5955931653189" calcext:value-type="float">
            <text:p>1.595593165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5.18432653144" calcext:value-type="float">
            <text:p>55.18432653144</text:p>
          </table:table-cell>
          <table:table-cell office:value-type="float" office:value="2.5913620870037" calcext:value-type="float">
            <text:p>2.5913620870037</text:p>
          </table:table-cell>
          <table:table-cell table:number-columns-repeated="2" office:value-type="float" office:value="19.980683502355" calcext:value-type="float">
            <text:p>19.980683502355</text:p>
          </table:table-cell>
          <table:table-cell table:number-columns-repeated="2" office:value-type="float" office:value="2.603895427442" calcext:value-type="float">
            <text:p>2.6038954274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6.527016379439" calcext:value-type="float">
            <text:p>66.527016379439</text:p>
          </table:table-cell>
          <table:table-cell office:value-type="float" office:value="2.5346347130019" calcext:value-type="float">
            <text:p>2.5346347130019</text:p>
          </table:table-cell>
          <table:table-cell table:number-columns-repeated="2" office:value-type="float" office:value="24.656751979152" calcext:value-type="float">
            <text:p>24.656751979152</text:p>
          </table:table-cell>
          <table:table-cell table:number-columns-repeated="2" office:value-type="float" office:value="3.9292638641776" calcext:value-type="float">
            <text:p>3.9292638641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0.201103946219" calcext:value-type="float">
            <text:p>80.201103946219</text:p>
          </table:table-cell>
          <table:table-cell office:value-type="float" office:value="2.5116795102525" calcext:value-type="float">
            <text:p>2.5116795102525</text:p>
          </table:table-cell>
          <table:table-cell table:number-columns-repeated="2" office:value-type="float" office:value="30.142173488529" calcext:value-type="float">
            <text:p>30.142173488529</text:p>
          </table:table-cell>
          <table:table-cell table:number-columns-repeated="2" office:value-type="float" office:value="5.6020312250746" calcext:value-type="float">
            <text:p>5.6020312250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96.685789086135" calcext:value-type="float">
            <text:p>96.685789086135</text:p>
          </table:table-cell>
          <table:table-cell office:value-type="float" office:value="2.5034646953133" calcext:value-type="float">
            <text:p>2.5034646953133</text:p>
          </table:table-cell>
          <table:table-cell table:number-columns-repeated="2" office:value-type="float" office:value="36.644692193364" calcext:value-type="float">
            <text:p>36.644692193364</text:p>
          </table:table-cell>
          <table:table-cell table:number-columns-repeated="2" office:value-type="float" office:value="7.6576876495723" calcext:value-type="float">
            <text:p>7.65768764957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6.55876728925" calcext:value-type="float">
            <text:p>116.55876728925</text:p>
          </table:table-cell>
          <table:table-cell office:value-type="float" office:value="2.5008971362087" calcext:value-type="float">
            <text:p>2.5008971362087</text:p>
          </table:table-cell>
          <table:table-cell table:number-columns-repeated="2" office:value-type="float" office:value="44.403667939154" calcext:value-type="float">
            <text:p>44.403667939154</text:p>
          </table:table-cell>
          <table:table-cell table:number-columns-repeated="2" office:value-type="float" office:value="10.141423836956" calcext:value-type="float">
            <text:p>10.1414238369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40.51647465882" calcext:value-type="float">
            <text:p>140.51647465882</text:p>
          </table:table-cell>
          <table:table-cell office:value-type="float" office:value="2.5002012676824" calcext:value-type="float">
            <text:p>2.5002012676824</text:p>
          </table:table-cell>
          <table:table-cell table:number-columns-repeated="2" office:value-type="float" office:value="53.699244341823" calcext:value-type="float">
            <text:p>53.699244341823</text:p>
          </table:table-cell>
          <table:table-cell table:number-columns-repeated="2" office:value-type="float" office:value="13.112383658477" calcext:value-type="float">
            <text:p>13.112383658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69.39849407934" calcext:value-type="float">
            <text:p>169.39849407934</text:p>
          </table:table-cell>
          <table:table-cell office:value-type="float" office:value="2.5000384472079" calcext:value-type="float">
            <text:p>2.5000384472079</text:p>
          </table:table-cell>
          <table:table-cell table:number-columns-repeated="2" office:value-type="float" office:value="64.862993350465" calcext:value-type="float">
            <text:p>64.862993350465</text:p>
          </table:table-cell>
          <table:table-cell table:number-columns-repeated="2" office:value-type="float" office:value="16.647750866587" calcext:value-type="float">
            <text:p>16.6477508665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04.21697787411" calcext:value-type="float">
            <text:p>204.21697787411</text:p>
          </table:table-cell>
          <table:table-cell office:value-type="float" office:value="2.500005661967" calcext:value-type="float">
            <text:p>2.500005661967</text:p>
          </table:table-cell>
          <table:table-cell table:number-columns-repeated="2" office:value-type="float" office:value="78.290217822469" calcext:value-type="float">
            <text:p>78.290217822469</text:p>
          </table:table-cell>
          <table:table-cell table:number-columns-repeated="2" office:value-type="float" office:value="20.846841932809" calcext:value-type="float">
            <text:p>20.8468419328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46.19211805095" calcext:value-type="float">
            <text:p>246.19211805095</text:p>
          </table:table-cell>
          <table:table-cell office:value-type="float" office:value="2.4999999965811" calcext:value-type="float">
            <text:p>2.4999999965811</text:p>
          </table:table-cell>
          <table:table-cell table:number-columns-repeated="2" office:value-type="float" office:value="94.454317211791" calcext:value-type="float">
            <text:p>94.454317211791</text:p>
          </table:table-cell>
          <table:table-cell table:number-columns-repeated="2" office:value-type="float" office:value="25.83541664488" calcext:value-type="float">
            <text:p>25.835416644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96.79490716867" calcext:value-type="float">
            <text:p>296.79490716867</text:p>
          </table:table-cell>
          <table:table-cell office:value-type="float" office:value="2.4999991586503" calcext:value-type="float">
            <text:p>2.4999991586503</text:p>
          </table:table-cell>
          <table:table-cell table:number-columns-repeated="2" office:value-type="float" office:value="113.9237467189" calcext:value-type="float">
            <text:p>113.9237467189</text:p>
          </table:table-cell>
          <table:table-cell table:number-columns-repeated="2" office:value-type="float" office:value="31.770451530793" calcext:value-type="float">
            <text:p>31.7704515307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57.79868835211" calcext:value-type="float">
            <text:p>357.79868835211</text:p>
          </table:table-cell>
          <table:table-cell office:value-type="float" office:value="2.499999052853" calcext:value-type="float">
            <text:p>2.499999052853</text:p>
          </table:table-cell>
          <table:table-cell table:number-columns-repeated="2" office:value-type="float" office:value="137.38219828787" calcext:value-type="float">
            <text:p>137.38219828787</text:p>
          </table:table-cell>
          <table:table-cell table:number-columns-repeated="2" office:value-type="float" office:value="38.845649458726" calcext:value-type="float">
            <text:p>38.8456494587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31.34130099389" calcext:value-type="float">
            <text:p>431.34130099389</text:p>
          </table:table-cell>
          <table:table-cell office:value-type="float" office:value="2.4999990414795" calcext:value-type="float">
            <text:p>2.4999990414795</text:p>
          </table:table-cell>
          <table:table-cell table:number-columns-repeated="2" office:value-type="float" office:value="165.65274124134" calcext:value-type="float">
            <text:p>165.65274124134</text:p>
          </table:table-cell>
          <table:table-cell table:number-columns-repeated="2" office:value-type="float" office:value="47.297984370371" calcext:value-type="float">
            <text:p>47.2979843703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2.4999990404411" calcext:value-type="float">
            <text:p>2.4999990404411</text:p>
          </table:table-cell>
          <table:table-cell table:number-columns-repeated="2" office:value-type="float" office:value="199.72679179117" calcext:value-type="float">
            <text:p>199.72679179117</text:p>
          </table:table-cell>
          <table:table-cell table:number-columns-repeated="2" office:value-type="float" office:value="57.415606607675" calcext:value-type="float">
            <text:p>57.4156066076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9.40870514845" calcext:value-type="float">
            <text:p>219.40870514845</text:p>
          </table:table-cell>
          <table:table-cell office:value-type="float" office:value="125.37640294197" calcext:value-type="float">
            <text:p>125.3764029419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40.79894369243" calcext:value-type="float">
            <text:p>240.79894369243</text:p>
          </table:table-cell>
          <table:table-cell table:number-columns-repeated="2" office:value-type="float" office:value="69.547466155576" calcext:value-type="float">
            <text:p>69.5474661555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7.88695356433" calcext:value-type="float">
            <text:p>257.88695356433</text:p>
          </table:table-cell>
          <table:table-cell office:value-type="float" office:value="146.49108136615" calcext:value-type="float">
            <text:p>146.4910813661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87.55552030245" calcext:value-type="float">
            <text:p>287.55552030245</text:p>
          </table:table-cell>
          <table:table-cell office:value-type="float" office:value="286.92012635837" calcext:value-type="float">
            <text:p>286.92012635837</text:p>
          </table:table-cell>
          <table:table-cell table:number-columns-repeated="2" office:value-type="float" office:value="84.115052654961" calcext:value-type="float">
            <text:p>84.1150526549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.02459607859" calcext:value-type="float">
            <text:p>285.02459607859</text:p>
          </table:table-cell>
          <table:table-cell office:value-type="float" office:value="158.44001280624" calcext:value-type="float">
            <text:p>158.44001280624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312.84712808238" calcext:value-type="float">
            <text:p>312.84712808238</text:p>
          </table:table-cell>
          <table:table-cell office:value-type="float" office:value="304.29883869943" calcext:value-type="float">
            <text:p>304.29883869943</text:p>
          </table:table-cell>
          <table:table-cell office:value-type="float" office:value="101.56212079815" calcext:value-type="float">
            <text:p>101.56212079815</text:p>
          </table:table-cell>
          <table:table-cell office:value-type="float" office:value="101.54721638782" calcext:value-type="float">
            <text:p>101.547216387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7.28880107091" calcext:value-type="float">
            <text:p>297.28880107091</text:p>
          </table:table-cell>
          <table:table-cell office:value-type="float" office:value="158.68227025195" calcext:value-type="float">
            <text:p>158.6822702519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312.272999873" calcext:value-type="float">
            <text:p>312.272999873</text:p>
          </table:table-cell>
          <table:table-cell office:value-type="float" office:value="287.37559032059" calcext:value-type="float">
            <text:p>287.37559032059</text:p>
          </table:table-cell>
          <table:table-cell office:value-type="float" office:value="121.67829155709" calcext:value-type="float">
            <text:p>121.67829155709</text:p>
          </table:table-cell>
          <table:table-cell office:value-type="float" office:value="121.44421312236" calcext:value-type="float">
            <text:p>121.444213122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6.38867191406" calcext:value-type="float">
            <text:p>296.38867191406</text:p>
          </table:table-cell>
          <table:table-cell office:value-type="float" office:value="148.6358891951" calcext:value-type="float">
            <text:p>148.6358891951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304.73408788666" calcext:value-type="float">
            <text:p>304.73408788666</text:p>
          </table:table-cell>
          <table:table-cell office:value-type="float" office:value="260.01620252876" calcext:value-type="float">
            <text:p>260.01620252876</text:p>
          </table:table-cell>
          <table:table-cell office:value-type="float" office:value="143.32478802536" calcext:value-type="float">
            <text:p>143.32478802536</text:p>
          </table:table-cell>
          <table:table-cell office:value-type="float" office:value="142.24337576876" calcext:value-type="float">
            <text:p>142.243375768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7.34104114861" calcext:value-type="float">
            <text:p>287.34104114861</text:p>
          </table:table-cell>
          <table:table-cell office:value-type="float" office:value="132.34347361732" calcext:value-type="float">
            <text:p>132.34347361732</text:p>
          </table:table-cell>
          <table:table-cell office:value-type="float" office:value="0.5" calcext:value-type="float">
            <text:p>0.5</text:p>
          </table:table-cell>
          <table:table-cell office:value-type="float" office:value="299.30937592001" calcext:value-type="float">
            <text:p>299.30937592001</text:p>
          </table:table-cell>
          <table:table-cell office:value-type="float" office:value="234.70475048164" calcext:value-type="float">
            <text:p>234.70475048164</text:p>
          </table:table-cell>
          <table:table-cell office:value-type="float" office:value="165.11386083467" calcext:value-type="float">
            <text:p>165.11386083467</text:p>
          </table:table-cell>
          <table:table-cell office:value-type="float" office:value="162.07898976197" calcext:value-type="float">
            <text:p>162.078989761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5.78128281734" calcext:value-type="float">
            <text:p>275.78128281734</text:p>
          </table:table-cell>
          <table:table-cell office:value-type="float" office:value="114.46718275605" calcext:value-type="float">
            <text:p>114.4671827560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96.66169324538" calcext:value-type="float">
            <text:p>296.66169324538</text:p>
          </table:table-cell>
          <table:table-cell office:value-type="float" office:value="213.70396934834" calcext:value-type="float">
            <text:p>213.70396934834</text:p>
          </table:table-cell>
          <table:table-cell office:value-type="float" office:value="185.96428042695" calcext:value-type="float">
            <text:p>185.96428042695</text:p>
          </table:table-cell>
          <table:table-cell office:value-type="float" office:value="179.50945499016" calcext:value-type="float">
            <text:p>179.50945499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5.58103351832" calcext:value-type="float">
            <text:p>265.58103351832</text:p>
          </table:table-cell>
          <table:table-cell office:value-type="float" office:value="98.41221310422" calcext:value-type="float">
            <text:p>98.41221310422</text:p>
          </table:table-cell>
          <table:table-cell office:value-type="float" office:value="0.5" calcext:value-type="float">
            <text:p>0.5</text:p>
          </table:table-cell>
          <table:table-cell office:value-type="float" office:value="294.77765800368" calcext:value-type="float">
            <text:p>294.77765800368</text:p>
          </table:table-cell>
          <table:table-cell office:value-type="float" office:value="195.59450433899" calcext:value-type="float">
            <text:p>195.59450433899</text:p>
          </table:table-cell>
          <table:table-cell office:value-type="float" office:value="205.17454134564" calcext:value-type="float">
            <text:p>205.17454134564</text:p>
          </table:table-cell>
          <table:table-cell office:value-type="float" office:value="193.65002978813" calcext:value-type="float">
            <text:p>193.650029788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7.96576688532" calcext:value-type="float">
            <text:p>257.96576688532</text:p>
          </table:table-cell>
          <table:table-cell office:value-type="float" office:value="85.514352558699" calcext:value-type="float">
            <text:p>85.514352558699</text:p>
          </table:table-cell>
          <table:table-cell office:value-type="float" office:value="0.5" calcext:value-type="float">
            <text:p>0.5</text:p>
          </table:table-cell>
          <table:table-cell office:value-type="float" office:value="291.9581229781" calcext:value-type="float">
            <text:p>291.9581229781</text:p>
          </table:table-cell>
          <table:table-cell office:value-type="float" office:value="178.72388855192" calcext:value-type="float">
            <text:p>178.72388855192</text:p>
          </table:table-cell>
          <table:table-cell office:value-type="float" office:value="222.31976194758" calcext:value-type="float">
            <text:p>222.31976194758</text:p>
          </table:table-cell>
          <table:table-cell office:value-type="float" office:value="204.0671604783" calcext:value-type="float">
            <text:p>204.06716047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2.22193518945" calcext:value-type="float">
            <text:p>252.22193518945</text:p>
          </table:table-cell>
          <table:table-cell office:value-type="float" office:value="75.442112816022" calcext:value-type="float">
            <text:p>75.442112816022</text:p>
          </table:table-cell>
          <table:table-cell office:value-type="float" office:value="0.5" calcext:value-type="float">
            <text:p>0.5</text:p>
          </table:table-cell>
          <table:table-cell office:value-type="float" office:value="287.65573747471" calcext:value-type="float">
            <text:p>287.65573747471</text:p>
          </table:table-cell>
          <table:table-cell office:value-type="float" office:value="162.31443251948" calcext:value-type="float">
            <text:p>162.31443251948</text:p>
          </table:table-cell>
          <table:table-cell office:value-type="float" office:value="237.15009205107" calcext:value-type="float">
            <text:p>237.15009205107</text:p>
          </table:table-cell>
          <table:table-cell office:value-type="float" office:value="210.64617129762" calcext:value-type="float">
            <text:p>210.646171297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7.07069411176" calcext:value-type="float">
            <text:p>247.07069411176</text:p>
          </table:table-cell>
          <table:table-cell office:value-type="float" office:value="67.19328801277" calcext:value-type="float">
            <text:p>67.19328801277</text:p>
          </table:table-cell>
          <table:table-cell office:value-type="float" office:value="0.5" calcext:value-type="float">
            <text:p>0.5</text:p>
          </table:table-cell>
          <table:table-cell office:value-type="float" office:value="282.19500389442" calcext:value-type="float">
            <text:p>282.19500389442</text:p>
          </table:table-cell>
          <table:table-cell office:value-type="float" office:value="146.38680885475" calcext:value-type="float">
            <text:p>146.38680885475</text:p>
          </table:table-cell>
          <table:table-cell office:value-type="float" office:value="249.5363522513" calcext:value-type="float">
            <text:p>249.5363522513</text:p>
          </table:table-cell>
          <table:table-cell office:value-type="float" office:value="213.49482143589" calcext:value-type="float">
            <text:p>213.494821435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1.67490276076" calcext:value-type="float">
            <text:p>241.67490276076</text:p>
          </table:table-cell>
          <table:table-cell office:value-type="float" office:value="59.92092976053" calcext:value-type="float">
            <text:p>59.92092976053</text:p>
          </table:table-cell>
          <table:table-cell office:value-type="float" office:value="0.5" calcext:value-type="float">
            <text:p>0.5</text:p>
          </table:table-cell>
          <table:table-cell office:value-type="float" office:value="276.19171200987" calcext:value-type="float">
            <text:p>276.19171200987</text:p>
          </table:table-cell>
          <table:table-cell office:value-type="float" office:value="131.31565132781" calcext:value-type="float">
            <text:p>131.31565132781</text:p>
          </table:table-cell>
          <table:table-cell office:value-type="float" office:value="259.45205118572" calcext:value-type="float">
            <text:p>259.45205118572</text:p>
          </table:table-cell>
          <table:table-cell office:value-type="float" office:value="212.88274865384" calcext:value-type="float">
            <text:p>212.882748653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5.87778077713" calcext:value-type="float">
            <text:p>235.87778077713</text:p>
          </table:table-cell>
          <table:table-cell office:value-type="float" office:value="53.234129824209" calcext:value-type="float">
            <text:p>53.234129824209</text:p>
          </table:table-cell>
          <table:table-cell office:value-type="float" office:value="0.5" calcext:value-type="float">
            <text:p>0.5</text:p>
          </table:table-cell>
          <table:table-cell office:value-type="float" office:value="270.11915034682" calcext:value-type="float">
            <text:p>270.11915034682</text:p>
          </table:table-cell>
          <table:table-cell office:value-type="float" office:value="117.44146529243" calcext:value-type="float">
            <text:p>117.44146529243</text:p>
          </table:table-cell>
          <table:table-cell office:value-type="float" office:value="266.96681861515" calcext:value-type="float">
            <text:p>266.96681861515</text:p>
          </table:table-cell>
          <table:table-cell office:value-type="float" office:value="209.19901180559" calcext:value-type="float">
            <text:p>209.199011805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9.92080833193" calcext:value-type="float">
            <text:p>229.92080833193</text:p>
          </table:table-cell>
          <table:table-cell office:value-type="float" office:value="47.088091289915" calcext:value-type="float">
            <text:p>47.088091289915</text:p>
          </table:table-cell>
          <table:table-cell office:value-type="float" office:value="0.5" calcext:value-type="float">
            <text:p>0.5</text:p>
          </table:table-cell>
          <table:table-cell office:value-type="float" office:value="264.17152175434" calcext:value-type="float">
            <text:p>264.17152175434</text:p>
          </table:table-cell>
          <table:table-cell office:value-type="float" office:value="104.90317638971" calcext:value-type="float">
            <text:p>104.90317638971</text:p>
          </table:table-cell>
          <table:table-cell office:value-type="float" office:value="272.23398807758" calcext:value-type="float">
            <text:p>272.23398807758</text:p>
          </table:table-cell>
          <table:table-cell office:value-type="float" office:value="202.91340581851" calcext:value-type="float">
            <text:p>202.913405818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4.08282351356" calcext:value-type="float">
            <text:p>224.08282351356</text:p>
          </table:table-cell>
          <table:table-cell office:value-type="float" office:value="41.554371542536" calcext:value-type="float">
            <text:p>41.554371542536</text:p>
          </table:table-cell>
          <table:table-cell office:value-type="float" office:value="0.5" calcext:value-type="float">
            <text:p>0.5</text:p>
          </table:table-cell>
          <table:table-cell office:value-type="float" office:value="258.34295717386" calcext:value-type="float">
            <text:p>258.34295717386</text:p>
          </table:table-cell>
          <table:table-cell office:value-type="float" office:value="93.657062289341" calcext:value-type="float">
            <text:p>93.657062289341</text:p>
          </table:table-cell>
          <table:table-cell office:value-type="float" office:value="275.4684391527" calcext:value-type="float">
            <text:p>275.4684391527</text:p>
          </table:table-cell>
          <table:table-cell office:value-type="float" office:value="194.53690420964" calcext:value-type="float">
            <text:p>194.536904209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8.497119068" calcext:value-type="float">
            <text:p>218.497119068</text:p>
          </table:table-cell>
          <table:table-cell office:value-type="float" office:value="36.668725002569" calcext:value-type="float">
            <text:p>36.668725002569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52.56585674138" calcext:value-type="float">
            <text:p>252.56585674138</text:p>
          </table:table-cell>
          <table:table-cell office:value-type="float" office:value="83.571477306074" calcext:value-type="float">
            <text:p>83.571477306074</text:p>
          </table:table-cell>
          <table:table-cell office:value-type="float" office:value="276.91968723257" calcext:value-type="float">
            <text:p>276.91968723257</text:p>
          </table:table-cell>
          <table:table-cell office:value-type="float" office:value="184.58370288824" calcext:value-type="float">
            <text:p>184.583702888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3.15509304862" calcext:value-type="float">
            <text:p>213.15509304862</text:p>
          </table:table-cell>
          <table:table-cell office:value-type="float" office:value="32.394499926811" calcext:value-type="float">
            <text:p>32.394499926811</text:p>
          </table:table-cell>
          <table:table-cell office:value-type="float" office:value="0.5" calcext:value-type="float">
            <text:p>0.5</text:p>
          </table:table-cell>
          <table:table-cell office:value-type="float" office:value="246.80113647467" calcext:value-type="float">
            <text:p>246.80113647467</text:p>
          </table:table-cell>
          <table:table-cell office:value-type="float" office:value="74.507967382101" calcext:value-type="float">
            <text:p>74.507967382101</text:p>
          </table:table-cell>
          <table:table-cell office:value-type="float" office:value="276.84724354379" calcext:value-type="float">
            <text:p>276.84724354379</text:p>
          </table:table-cell>
          <table:table-cell office:value-type="float" office:value="173.53960496279" calcext:value-type="float">
            <text:p>173.539604962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7.98918804927" calcext:value-type="float">
            <text:p>207.98918804927</text:p>
          </table:table-cell>
          <table:table-cell office:value-type="float" office:value="28.651617694564" calcext:value-type="float">
            <text:p>28.651617694564</text:p>
          </table:table-cell>
          <table:table-cell office:value-type="float" office:value="0.5" calcext:value-type="float">
            <text:p>0.5</text:p>
          </table:table-cell>
          <table:table-cell office:value-type="float" office:value="241.05736704486" calcext:value-type="float">
            <text:p>241.05736704486</text:p>
          </table:table-cell>
          <table:table-cell office:value-type="float" office:value="66.356413097491" calcext:value-type="float">
            <text:p>66.356413097491</text:p>
          </table:table-cell>
          <table:table-cell office:value-type="float" office:value="275.50254540936" calcext:value-type="float">
            <text:p>275.50254540936</text:p>
          </table:table-cell>
          <table:table-cell office:value-type="float" office:value="161.83991010424" calcext:value-type="float">
            <text:p>161.839910104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2.94251150991" calcext:value-type="float">
            <text:p>202.94251150991</text:p>
          </table:table-cell>
          <table:table-cell office:value-type="float" office:value="25.355221437886" calcext:value-type="float">
            <text:p>25.355221437886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235.36857396329" calcext:value-type="float">
            <text:p>235.36857396329</text:p>
          </table:table-cell>
          <table:table-cell office:value-type="float" office:value="59.034407212072" calcext:value-type="float">
            <text:p>59.034407212072</text:p>
          </table:table-cell>
          <table:table-cell office:value-type="float" office:value="273.11804322003" calcext:value-type="float">
            <text:p>273.11804322003</text:p>
          </table:table-cell>
          <table:table-cell office:value-type="float" office:value="149.85716860693" calcext:value-type="float">
            <text:p>149.85716860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7.99313249547" calcext:value-type="float">
            <text:p>197.99313249547</text:p>
          </table:table-cell>
          <table:table-cell office:value-type="float" office:value="22.437025493542" calcext:value-type="float">
            <text:p>22.437025493542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229.76730318338" calcext:value-type="float">
            <text:p>229.76730318338</text:p>
          </table:table-cell>
          <table:table-cell office:value-type="float" office:value="52.47361632193" calcext:value-type="float">
            <text:p>52.47361632193</text:p>
          </table:table-cell>
          <table:table-cell office:value-type="float" office:value="269.90177948193" calcext:value-type="float">
            <text:p>269.90177948193</text:p>
          </table:table-cell>
          <table:table-cell office:value-type="float" office:value="137.89710466835" calcext:value-type="float">
            <text:p>137.897104668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3.14503969393" calcext:value-type="float">
            <text:p>193.14503969393</text:p>
          </table:table-cell>
          <table:table-cell office:value-type="float" office:value="19.84813000043" calcext:value-type="float">
            <text:p>19.84813000043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24.27157879813" calcext:value-type="float">
            <text:p>224.27157879813</text:p>
          </table:table-cell>
          <table:table-cell office:value-type="float" office:value="46.608878958152" calcext:value-type="float">
            <text:p>46.608878958152</text:p>
          </table:table-cell>
          <table:table-cell office:value-type="float" office:value="266.03538475945" calcext:value-type="float">
            <text:p>266.03538475945</text:p>
          </table:table-cell>
          <table:table-cell office:value-type="float" office:value="126.20028720309" calcext:value-type="float">
            <text:p>126.200287203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8.40967213179" calcext:value-type="float">
            <text:p>188.40967213179</text:p>
          </table:table-cell>
          <table:table-cell office:value-type="float" office:value="17.552631730202" calcext:value-type="float">
            <text:p>17.552631730202</text:p>
          </table:table-cell>
          <table:table-cell office:value-type="float" office:value="0.5" calcext:value-type="float">
            <text:p>0.5</text:p>
          </table:table-cell>
          <table:table-cell office:value-type="float" office:value="218.8858303361" calcext:value-type="float">
            <text:p>218.8858303361</text:p>
          </table:table-cell>
          <table:table-cell office:value-type="float" office:value="41.374584702734" calcext:value-type="float">
            <text:p>41.374584702734</text:p>
          </table:table-cell>
          <table:table-cell office:value-type="float" office:value="261.6740176008" calcext:value-type="float">
            <text:p>261.6740176008</text:p>
          </table:table-cell>
          <table:table-cell office:value-type="float" office:value="114.94734779762" calcext:value-type="float">
            <text:p>114.947347797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3.79368283294" calcext:value-type="float">
            <text:p>183.79368283294</text:p>
          </table:table-cell>
          <table:table-cell office:value-type="float" office:value="15.520594886277" calcext:value-type="float">
            <text:p>15.520594886277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213.60777601507" calcext:value-type="float">
            <text:p>213.60777601507</text:p>
          </table:table-cell>
          <table:table-cell office:value-type="float" office:value="36.706068269608" calcext:value-type="float">
            <text:p>36.706068269608</text:p>
          </table:table-cell>
          <table:table-cell office:value-type="float" office:value="256.94749524124" calcext:value-type="float">
            <text:p>256.94749524124</text:p>
          </table:table-cell>
          <table:table-cell office:value-type="float" office:value="104.26611943942" calcext:value-type="float">
            <text:p>104.266119439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9.2962927661" calcext:value-type="float">
            <text:p>179.2962927661</text:p>
          </table:table-cell>
          <table:table-cell office:value-type="float" office:value="13.724179008715" calcext:value-type="float">
            <text:p>13.724179008715</text:p>
          </table:table-cell>
          <table:table-cell office:value-type="float" office:value="0.5" calcext:value-type="float">
            <text:p>0.5</text:p>
          </table:table-cell>
          <table:table-cell office:value-type="float" office:value="208.43429258305" calcext:value-type="float">
            <text:p>208.43429258305</text:p>
          </table:table-cell>
          <table:table-cell office:value-type="float" office:value="32.542303006443" calcext:value-type="float">
            <text:p>32.542303006443</text:p>
          </table:table-cell>
          <table:table-cell office:value-type="float" office:value="251.96226673875" calcext:value-type="float">
            <text:p>251.96226673875</text:p>
          </table:table-cell>
          <table:table-cell office:value-type="float" office:value="94.239599507749" calcext:value-type="float">
            <text:p>94.2395995077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.91234202344" calcext:value-type="float">
            <text:p>174.91234202344</text:p>
          </table:table-cell>
          <table:table-cell office:value-type="float" office:value="12.13683157227" calcext:value-type="float">
            <text:p>12.13683157227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203.36372755108" calcext:value-type="float">
            <text:p>203.36372755108</text:p>
          </table:table-cell>
          <table:table-cell office:value-type="float" office:value="28.827629577738" calcext:value-type="float">
            <text:p>28.827629577738</text:p>
          </table:table-cell>
          <table:table-cell office:value-type="float" office:value="246.80397738667" calcext:value-type="float">
            <text:p>246.80397738667</text:p>
          </table:table-cell>
          <table:table-cell office:value-type="float" office:value="84.914003578074" calcext:value-type="float">
            <text:p>84.914003578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0.63613273857" calcext:value-type="float">
            <text:p>170.63613273857</text:p>
          </table:table-cell>
          <table:table-cell office:value-type="float" office:value="10.733928248907" calcext:value-type="float">
            <text:p>10.733928248907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198.39548037019" calcext:value-type="float">
            <text:p>198.39548037019</text:p>
          </table:table-cell>
          <table:table-cell office:value-type="float" office:value="25.512050144877" calcext:value-type="float">
            <text:p>25.512050144877</text:p>
          </table:table-cell>
          <table:table-cell office:value-type="float" office:value="241.54034562425" calcext:value-type="float">
            <text:p>241.54034562425</text:p>
          </table:table-cell>
          <table:table-cell office:value-type="float" office:value="76.306408337225" calcext:value-type="float">
            <text:p>76.3064083372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6.46345920728" calcext:value-type="float">
            <text:p>166.46345920728</text:p>
          </table:table-cell>
          <table:table-cell office:value-type="float" office:value="9.4934705315211" calcext:value-type="float">
            <text:p>9.4934705315211</text:p>
          </table:table-cell>
          <table:table-cell office:value-type="float" office:value="0.5" calcext:value-type="float">
            <text:p>0.5</text:p>
          </table:table-cell>
          <table:table-cell office:value-type="float" office:value="193.52871428113" calcext:value-type="float">
            <text:p>193.52871428113</text:p>
          </table:table-cell>
          <table:table-cell office:value-type="float" office:value="22.550622653058" calcext:value-type="float">
            <text:p>22.550622653058</text:p>
          </table:table-cell>
          <table:table-cell office:value-type="float" office:value="236.22406672073" calcext:value-type="float">
            <text:p>236.22406672073</text:p>
          </table:table-cell>
          <table:table-cell office:value-type="float" office:value="68.41164836549" calcext:value-type="float">
            <text:p>68.411648365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2.39169725599" calcext:value-type="float">
            <text:p>162.39169725599</text:p>
          </table:table-cell>
          <table:table-cell office:value-type="float" office:value="8.3962702604508" calcext:value-type="float">
            <text:p>8.3962702604508</text:p>
          </table:table-cell>
          <table:table-cell office:value-type="float" office:value="0.5" calcext:value-type="float">
            <text:p>0.5</text:p>
          </table:table-cell>
          <table:table-cell office:value-type="float" office:value="188.76146801928" calcext:value-type="float">
            <text:p>188.76146801928</text:p>
          </table:table-cell>
          <table:table-cell office:value-type="float" office:value="19.902616396444" calcext:value-type="float">
            <text:p>19.902616396444</text:p>
          </table:table-cell>
          <table:table-cell office:value-type="float" office:value="230.89551538261" calcext:value-type="float">
            <text:p>230.89551538261</text:p>
          </table:table-cell>
          <table:table-cell office:value-type="float" office:value="61.208272786079" calcext:value-type="float">
            <text:p>61.2082727860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.41898857612" calcext:value-type="float">
            <text:p>158.41898857612</text:p>
          </table:table-cell>
          <table:table-cell office:value-type="float" office:value="7.4256806464192" calcext:value-type="float">
            <text:p>7.4256806464192</text:p>
          </table:table-cell>
          <table:table-cell office:value-type="float" office:value="0.5" calcext:value-type="float">
            <text:p>0.5</text:p>
          </table:table-cell>
          <table:table-cell office:value-type="float" office:value="184.09047453511" calcext:value-type="float">
            <text:p>184.09047453511</text:p>
          </table:table-cell>
          <table:table-cell office:value-type="float" office:value="17.530809397409" calcext:value-type="float">
            <text:p>17.530809397409</text:p>
          </table:table-cell>
          <table:table-cell office:value-type="float" office:value="225.5851145371" calcext:value-type="float">
            <text:p>225.5851145371</text:p>
          </table:table-cell>
          <table:table-cell office:value-type="float" office:value="54.663490707778" calcext:value-type="float">
            <text:p>54.6634907077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.5434853489" calcext:value-type="float">
            <text:p>154.5434853489</text:p>
          </table:table-cell>
          <table:table-cell office:value-type="float" office:value="6.5671544963725" calcext:value-type="float">
            <text:p>6.5671544963725</text:p>
          </table:table-cell>
          <table:table-cell office:value-type="float" office:value="0.5" calcext:value-type="float">
            <text:p>0.5</text:p>
          </table:table-cell>
          <table:table-cell office:value-type="float" office:value="179.6219465758" calcext:value-type="float">
            <text:p>179.6219465758</text:p>
          </table:table-cell>
          <table:table-cell office:value-type="float" office:value="15.537055466539" calcext:value-type="float">
            <text:p>15.537055466539</text:p>
          </table:table-cell>
          <table:table-cell office:value-type="float" office:value="220.31532680537" calcext:value-type="float">
            <text:p>220.31532680537</text:p>
          </table:table-cell>
          <table:table-cell office:value-type="float" office:value="48.737131426037" calcext:value-type="float">
            <text:p>48.7371314260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0.76304583855" calcext:value-type="float">
            <text:p>150.76304583855</text:p>
          </table:table-cell>
          <table:table-cell office:value-type="float" office:value="5.8078494050449" calcext:value-type="float">
            <text:p>5.8078494050449</text:p>
          </table:table-cell>
          <table:table-cell office:value-type="float" office:value="0.5" calcext:value-type="float">
            <text:p>0.5</text:p>
          </table:table-cell>
          <table:table-cell office:value-type="float" office:value="175.24441635491" calcext:value-type="float">
            <text:p>175.24441635491</text:p>
          </table:table-cell>
          <table:table-cell office:value-type="float" office:value="13.757973375034" calcext:value-type="float">
            <text:p>13.757973375034</text:p>
          </table:table-cell>
          <table:table-cell office:value-type="float" office:value="215.10529466296" calcext:value-type="float">
            <text:p>215.10529466296</text:p>
          </table:table-cell>
          <table:table-cell office:value-type="float" office:value="43.388415853843" calcext:value-type="float">
            <text:p>43.3884158538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7.07529879953" calcext:value-type="float">
            <text:p>147.07529879953</text:p>
          </table:table-cell>
          <table:table-cell office:value-type="float" office:value="5.1363572195014" calcext:value-type="float">
            <text:p>5.1363572195014</text:p>
          </table:table-cell>
          <table:table-cell office:value-type="float" office:value="0.5" calcext:value-type="float">
            <text:p>0.5</text:p>
          </table:table-cell>
          <table:table-cell office:value-type="float" office:value="170.96184279306" calcext:value-type="float">
            <text:p>170.96184279306</text:p>
          </table:table-cell>
          <table:table-cell office:value-type="float" office:value="12.173564593545" calcext:value-type="float">
            <text:p>12.173564593545</text:p>
          </table:table-cell>
          <table:table-cell office:value-type="float" office:value="209.97411710909" calcext:value-type="float">
            <text:p>209.97411710909</text:p>
          </table:table-cell>
          <table:table-cell office:value-type="float" office:value="38.580648429856" calcext:value-type="float">
            <text:p>38.5806484298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.47783293099" calcext:value-type="float">
            <text:p>143.47783293099</text:p>
          </table:table-cell>
          <table:table-cell office:value-type="float" office:value="4.5425352455103" calcext:value-type="float">
            <text:p>4.5425352455103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166.77800689434" calcext:value-type="float">
            <text:p>166.77800689434</text:p>
          </table:table-cell>
          <table:table-cell office:value-type="float" office:value="10.766171048599" calcext:value-type="float">
            <text:p>10.766171048599</text:p>
          </table:table-cell>
          <table:table-cell office:value-type="float" office:value="204.93537070653" calcext:value-type="float">
            <text:p>204.93537070653</text:p>
          </table:table-cell>
          <table:table-cell office:value-type="float" office:value="34.27474093675" calcext:value-type="float">
            <text:p>34.274740936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9.96833385515" calcext:value-type="float">
            <text:p>139.96833385515</text:p>
          </table:table-cell>
          <table:table-cell office:value-type="float" office:value="4.0173869437041" calcext:value-type="float">
            <text:p>4.0173869437041</text:p>
          </table:table-cell>
          <table:table-cell office:value-type="float" office:value="0.5" calcext:value-type="float">
            <text:p>0.5</text:p>
          </table:table-cell>
          <table:table-cell office:value-type="float" office:value="162.69512555874" calcext:value-type="float">
            <text:p>162.69512555874</text:p>
          </table:table-cell>
          <table:table-cell office:value-type="float" office:value="9.5192450581026" calcext:value-type="float">
            <text:p>9.5192450581026</text:p>
          </table:table-cell>
          <table:table-cell office:value-type="float" office:value="199.99527303122" calcext:value-type="float">
            <text:p>199.99527303122</text:p>
          </table:table-cell>
          <table:table-cell office:value-type="float" office:value="30.426920242577" calcext:value-type="float">
            <text:p>30.4269202425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.54462016296" calcext:value-type="float">
            <text:p>136.54462016296</text:p>
          </table:table-cell>
          <table:table-cell office:value-type="float" office:value="3.5529542540994" calcext:value-type="float">
            <text:p>3.5529542540994</text:p>
          </table:table-cell>
          <table:table-cell office:value-type="float" office:value="0.5" calcext:value-type="float">
            <text:p>0.5</text:p>
          </table:table-cell>
          <table:table-cell office:value-type="float" office:value="158.71322769327" calcext:value-type="float">
            <text:p>158.71322769327</text:p>
          </table:table-cell>
          <table:table-cell office:value-type="float" office:value="8.4166529468272" calcext:value-type="float">
            <text:p>8.4166529468272</text:p>
          </table:table-cell>
          <table:table-cell office:value-type="float" office:value="195.15661675586" calcext:value-type="float">
            <text:p>195.15661675586</text:p>
          </table:table-cell>
          <table:table-cell office:value-type="float" office:value="26.993450986627" calcext:value-type="float">
            <text:p>26.9934509866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.20461406636" calcext:value-type="float">
            <text:p>133.20461406636</text:p>
          </table:table-cell>
          <table:table-cell office:value-type="float" office:value="3.142208393269" calcext:value-type="float">
            <text:p>3.142208393269</text:p>
          </table:table-cell>
          <table:table-cell office:value-type="float" office:value="0.5" calcext:value-type="float">
            <text:p>0.5</text:p>
          </table:table-cell>
          <table:table-cell office:value-type="float" office:value="154.83038854895" calcext:value-type="float">
            <text:p>154.83038854895</text:p>
          </table:table-cell>
          <table:table-cell office:value-type="float" office:value="7.4426132614523" calcext:value-type="float">
            <text:p>7.4426132614523</text:p>
          </table:table-cell>
          <table:table-cell office:value-type="float" office:value="190.42109333046" calcext:value-type="float">
            <text:p>190.42109333046</text:p>
          </table:table-cell>
          <table:table-cell office:value-type="float" office:value="23.933411177285" calcext:value-type="float">
            <text:p>23.9334111772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9.94629910346" calcext:value-type="float">
            <text:p>129.94629910346</text:p>
          </table:table-cell>
          <table:table-cell office:value-type="float" office:value="2.7789419149182" calcext:value-type="float">
            <text:p>2.7789419149182</text:p>
          </table:table-cell>
          <table:table-cell office:value-type="float" office:value="0.5" calcext:value-type="float">
            <text:p>0.5</text:p>
          </table:table-cell>
          <table:table-cell office:value-type="float" office:value="151.0435828808" calcext:value-type="float">
            <text:p>151.0435828808</text:p>
          </table:table-cell>
          <table:table-cell office:value-type="float" office:value="6.5821299540215" calcext:value-type="float">
            <text:p>6.5821299540215</text:p>
          </table:table-cell>
          <table:table-cell office:value-type="float" office:value="185.78989875888" calcext:value-type="float">
            <text:p>185.78989875888</text:p>
          </table:table-cell>
          <table:table-cell office:value-type="float" office:value="21.209370381288" calcext:value-type="float">
            <text:p>21.2093703812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6.7676952516" calcext:value-type="float">
            <text:p>126.7676952516</text:p>
          </table:table-cell>
          <table:table-cell office:value-type="float" office:value="2.4576689366428" calcext:value-type="float">
            <text:p>2.4576689366428</text:p>
          </table:table-cell>
          <table:table-cell office:value-type="float" office:value="0.5" calcext:value-type="float">
            <text:p>0.5</text:p>
          </table:table-cell>
          <table:table-cell office:value-type="float" office:value="147.34962532739" calcext:value-type="float">
            <text:p>147.34962532739</text:p>
          </table:table-cell>
          <table:table-cell office:value-type="float" office:value="5.8215470280231" calcext:value-type="float">
            <text:p>5.8215470280231</text:p>
          </table:table-cell>
          <table:table-cell office:value-type="float" office:value="181.26367166748" calcext:value-type="float">
            <text:p>181.26367166748</text:p>
          </table:table-cell>
          <table:table-cell office:value-type="float" office:value="18.787204999899" calcext:value-type="float">
            <text:p>18.7872049998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.66685500936" calcext:value-type="float">
            <text:p>123.66685500936</text:p>
          </table:table-cell>
          <table:table-cell office:value-type="float" office:value="2.1735377058406" calcext:value-type="float">
            <text:p>2.1735377058406</text:p>
          </table:table-cell>
          <table:table-cell office:value-type="float" office:value="0.5" calcext:value-type="float">
            <text:p>0.5</text:p>
          </table:table-cell>
          <table:table-cell office:value-type="float" office:value="143.74574196956" calcext:value-type="float">
            <text:p>143.74574196956</text:p>
          </table:table-cell>
          <table:table-cell office:value-type="float" office:value="5.1488759259663" calcext:value-type="float">
            <text:p>5.1488759259663</text:p>
          </table:table-cell>
          <table:table-cell office:value-type="float" office:value="176.84235542106" calcext:value-type="float">
            <text:p>176.84235542106</text:p>
          </table:table-cell>
          <table:table-cell office:value-type="float" office:value="16.635737425061" calcext:value-type="float">
            <text:p>16.6357374250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.64187022682" calcext:value-type="float">
            <text:p>120.64187022682</text:p>
          </table:table-cell>
          <table:table-cell office:value-type="float" office:value="1.9222557165916" calcext:value-type="float">
            <text:p>1.9222557165916</text:p>
          </table:table-cell>
          <table:table-cell office:value-type="float" office:value="0.5" calcext:value-type="float">
            <text:p>0.5</text:p>
          </table:table-cell>
          <table:table-cell office:value-type="float" office:value="140.2296581544" calcext:value-type="float">
            <text:p>140.2296581544</text:p>
          </table:table-cell>
          <table:table-cell office:value-type="float" office:value="4.5537783053962" calcext:value-type="float">
            <text:p>4.5537783053962</text:p>
          </table:table-cell>
          <table:table-cell office:value-type="float" office:value="172.52519784002" calcext:value-type="float">
            <text:p>172.52519784002</text:p>
          </table:table-cell>
          <table:table-cell office:value-type="float" office:value="14.726458664375" calcext:value-type="float">
            <text:p>14.7264586643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7.69087915872" calcext:value-type="float">
            <text:p>117.69087915872</text:p>
          </table:table-cell>
          <table:table-cell office:value-type="float" office:value="1.7000252979747" calcext:value-type="float">
            <text:p>1.7000252979747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136.79939356084" calcext:value-type="float">
            <text:p>136.79939356084</text:p>
          </table:table-cell>
          <table:table-cell office:value-type="float" office:value="4.0273156527621" calcext:value-type="float">
            <text:p>4.0273156527621</text:p>
          </table:table-cell>
          <table:table-cell office:value-type="float" office:value="168.31088560103" calcext:value-type="float">
            <text:p>168.31088560103</text:p>
          </table:table-cell>
          <table:table-cell office:value-type="float" office:value="13.03336602509" calcext:value-type="float">
            <text:p>13.033366025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4.8120690046" calcext:value-type="float">
            <text:p>114.8120690046</text:p>
          </table:table-cell>
          <table:table-cell office:value-type="float" office:value="1.5034872524875" calcext:value-type="float">
            <text:p>1.5034872524875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133.45302981319" calcext:value-type="float">
            <text:p>133.45302981319</text:p>
          </table:table-cell>
          <table:table-cell office:value-type="float" office:value="3.5616525765301" calcext:value-type="float">
            <text:p>3.5616525765301</text:p>
          </table:table-cell>
          <table:table-cell office:value-type="float" office:value="164.19773157482" calcext:value-type="float">
            <text:p>164.19773157482</text:p>
          </table:table-cell>
          <table:table-cell office:value-type="float" office:value="11.532862888612" calcext:value-type="float">
            <text:p>11.5328628886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2.00367441045" calcext:value-type="float">
            <text:p>112.00367441045</text:p>
          </table:table-cell>
          <table:table-cell office:value-type="float" office:value="1.3296708073303" calcext:value-type="float">
            <text:p>1.3296708073303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130.18859841226" calcext:value-type="float">
            <text:p>130.18859841226</text:p>
          </table:table-cell>
          <table:table-cell office:value-type="float" office:value="3.1498348875878" calcext:value-type="float">
            <text:p>3.1498348875878</text:p>
          </table:table-cell>
          <table:table-cell office:value-type="float" office:value="160.18383673695" calcext:value-type="float">
            <text:p>160.18383673695</text:p>
          </table:table-cell>
          <table:table-cell office:value-type="float" office:value="10.203658815762" calcext:value-type="float">
            <text:p>10.2036588157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9.26397442862" calcext:value-type="float">
            <text:p>109.26397442862</text:p>
          </table:table-cell>
          <table:table-cell office:value-type="float" office:value="1.1759489307149" calcext:value-type="float">
            <text:p>1.1759489307149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127.00408814159" calcext:value-type="float">
            <text:p>127.00408814159</text:p>
          </table:table-cell>
          <table:table-cell office:value-type="float" office:value="2.7856622033264" calcext:value-type="float">
            <text:p>2.7856622033264</text:p>
          </table:table-cell>
          <table:table-cell office:value-type="float" office:value="156.26719260317" calcext:value-type="float">
            <text:p>156.26719260317</text:p>
          </table:table-cell>
          <table:table-cell office:value-type="float" office:value="9.0266379108456" calcext:value-type="float">
            <text:p>9.02663791084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6.59128991637" calcext:value-type="float">
            <text:p>106.59128991637</text:p>
          </table:table-cell>
          <table:table-cell office:value-type="float" office:value="1.0399985272559" calcext:value-type="float">
            <text:p>1.0399985272559</text:p>
          </table:table-cell>
          <table:table-cell office:value-type="float" office:value="0.5" calcext:value-type="float">
            <text:p>0.5</text:p>
          </table:table-cell>
          <table:table-cell office:value-type="float" office:value="123.89750098355" calcext:value-type="float">
            <text:p>123.89750098355</text:p>
          </table:table-cell>
          <table:table-cell office:value-type="float" office:value="2.463617557518" calcext:value-type="float">
            <text:p>2.463617557518</text:p>
          </table:table-cell>
          <table:table-cell office:value-type="float" office:value="152.44573158737" calcext:value-type="float">
            <text:p>152.44573158737</text:p>
          </table:table-cell>
          <table:table-cell office:value-type="float" office:value="7.9846956897167" calcext:value-type="float">
            <text:p>7.98469568971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3.98398201092" calcext:value-type="float">
            <text:p>103.98398201092</text:p>
          </table:table-cell>
          <table:table-cell office:value-type="float" office:value="0.919765153844" calcext:value-type="float">
            <text:p>0.919765153844</text:p>
          </table:table-cell>
          <table:table-cell office:value-type="float" office:value="0.5" calcext:value-type="float">
            <text:p>0.5</text:p>
          </table:table-cell>
          <table:table-cell office:value-type="float" office:value="120.86689645356" calcext:value-type="float">
            <text:p>120.86689645356</text:p>
          </table:table-cell>
          <table:table-cell office:value-type="float" office:value="2.1788130653578" calcext:value-type="float">
            <text:p>2.1788130653578</text:p>
          </table:table-cell>
          <table:table-cell office:value-type="float" office:value="148.71734994032" calcext:value-type="float">
            <text:p>148.71734994032</text:p>
          </table:table-cell>
          <table:table-cell office:value-type="float" office:value="7.0625612518421" calcext:value-type="float">
            <text:p>7.06256125184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.4404513699" calcext:value-type="float">
            <text:p>101.4404513699</text:p>
          </table:table-cell>
          <table:table-cell office:value-type="float" office:value="0.81343185912069" calcext:value-type="float">
            <text:p>0.81343185912069</text:p>
          </table:table-cell>
          <table:table-cell office:value-type="float" office:value="0.5" calcext:value-type="float">
            <text:p>0.5</text:p>
          </table:table-cell>
          <table:table-cell office:value-type="float" office:value="117.91040479468" calcext:value-type="float">
            <text:p>117.91040479468</text:p>
          </table:table-cell>
          <table:table-cell office:value-type="float" office:value="1.9269317144963" calcext:value-type="float">
            <text:p>1.9269317144963</text:p>
          </table:table-cell>
          <table:table-cell office:value-type="float" office:value="145.0799236233" calcext:value-type="float">
            <text:p>145.0799236233</text:p>
          </table:table-cell>
          <table:table-cell office:value-type="float" office:value="6.2466217573317" calcext:value-type="float">
            <text:p>6.24662175733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.959137623251" calcext:value-type="float">
            <text:p>98.959137623251</text:p>
          </table:table-cell>
          <table:table-cell office:value-type="float" office:value="0.71939169706555" calcext:value-type="float">
            <text:p>0.71939169706555</text:p>
          </table:table-cell>
          <table:table-cell office:value-type="float" office:value="0.5" calcext:value-type="float">
            <text:p>0.5</text:p>
          </table:table-cell>
          <table:table-cell office:value-type="float" office:value="115.02621846346" calcext:value-type="float">
            <text:p>115.02621846346</text:p>
          </table:table-cell>
          <table:table-cell office:value-type="float" office:value="1.7041640914009" calcext:value-type="float">
            <text:p>1.7041640914009</text:p>
          </table:table-cell>
          <table:table-cell office:value-type="float" office:value="141.53132528959" calcext:value-type="float">
            <text:p>141.53132528959</text:p>
          </table:table-cell>
          <table:table-cell office:value-type="float" office:value="5.524758644276" calcext:value-type="float">
            <text:p>5.5247586442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.538518687711" calcext:value-type="float">
            <text:p>96.538518687711</text:p>
          </table:table-cell>
          <table:table-cell office:value-type="float" office:value="0.6362234630943" calcext:value-type="float">
            <text:p>0.6362234630943</text:p>
          </table:table-cell>
          <table:table-cell office:value-type="float" office:value="0.5" calcext:value-type="float">
            <text:p>0.5</text:p>
          </table:table-cell>
          <table:table-cell office:value-type="float" office:value="112.21257835416" calcext:value-type="float">
            <text:p>112.21257835416</text:p>
          </table:table-cell>
          <table:table-cell office:value-type="float" office:value="1.5071462893799" calcext:value-type="float">
            <text:p>1.5071462893799</text:p>
          </table:table-cell>
          <table:table-cell office:value-type="float" office:value="138.06944158109" calcext:value-type="float">
            <text:p>138.06944158109</text:p>
          </table:table-cell>
          <table:table-cell office:value-type="float" office:value="4.8861978541449" calcext:value-type="float">
            <text:p>4.88619785414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.177109881078" calcext:value-type="float">
            <text:p>94.177109881078</text:p>
          </table:table-cell>
          <table:table-cell office:value-type="float" office:value="0.56267024563837" calcext:value-type="float">
            <text:p>0.56267024563837</text:p>
          </table:table-cell>
          <table:table-cell office:value-type="float" office:value="0.5" calcext:value-type="float">
            <text:p>0.5</text:p>
          </table:table-cell>
          <table:table-cell office:value-type="float" office:value="109.46776487558" calcext:value-type="float">
            <text:p>109.46776487558</text:p>
          </table:table-cell>
          <table:table-cell office:value-type="float" office:value="1.3329043473651" calcext:value-type="float">
            <text:p>1.3329043473651</text:p>
          </table:table-cell>
          <table:table-cell office:value-type="float" office:value="134.69218733188" calcext:value-type="float">
            <text:p>134.69218733188</text:p>
          </table:table-cell>
          <table:table-cell office:value-type="float" office:value="4.3213727944049" calcext:value-type="float">
            <text:p>4.32137279440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1.873462934146" calcext:value-type="float">
            <text:p>91.873462934146</text:p>
          </table:table-cell>
          <table:table-cell office:value-type="float" office:value="0.49762044834807" calcext:value-type="float">
            <text:p>0.49762044834807</text:p>
          </table:table-cell>
          <table:table-cell office:value-type="float" office:value="0.5" calcext:value-type="float">
            <text:p>0.5</text:p>
          </table:table-cell>
          <table:table-cell office:value-type="float" office:value="106.79009556831" calcext:value-type="float">
            <text:p>106.79009556831</text:p>
          </table:table-cell>
          <table:table-cell office:value-type="float" office:value="1.1788069871184" calcext:value-type="float">
            <text:p>1.1788069871184</text:p>
          </table:table-cell>
          <table:table-cell office:value-type="float" office:value="131.39751480757" calcext:value-type="float">
            <text:p>131.39751480757</text:p>
          </table:table-cell>
          <table:table-cell office:value-type="float" office:value="3.821798355192" calcext:value-type="float">
            <text:p>3.8217983551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.626165013531" calcext:value-type="float">
            <text:p>89.626165013531</text:p>
          </table:table-cell>
          <table:table-cell office:value-type="float" office:value="0.44009099424136" calcext:value-type="float">
            <text:p>0.44009099424136</text:p>
          </table:table-cell>
          <table:table-cell office:value-type="float" office:value="0.5" calcext:value-type="float">
            <text:p>0.5</text:p>
          </table:table-cell>
          <table:table-cell office:value-type="float" office:value="104.17792634573" calcext:value-type="float">
            <text:p>104.17792634573</text:p>
          </table:table-cell>
          <table:table-cell office:value-type="float" office:value="1.0425257147308" calcext:value-type="float">
            <text:p>1.0425257147308</text:p>
          </table:table-cell>
          <table:table-cell office:value-type="float" office:value="128.1834184052" calcext:value-type="float">
            <text:p>128.1834184052</text:p>
          </table:table-cell>
          <table:table-cell office:value-type="float" office:value="3.379955098459" calcext:value-type="float">
            <text:p>3.3799550984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7.433837811236" calcext:value-type="float">
            <text:p>87.433837811236</text:p>
          </table:table-cell>
          <table:table-cell office:value-type="float" office:value="0.38921246467954" calcext:value-type="float">
            <text:p>0.38921246467954</text:p>
          </table:table-cell>
          <table:table-cell office:value-type="float" office:value="0.5" calcext:value-type="float">
            <text:p>0.5</text:p>
          </table:table-cell>
          <table:table-cell office:value-type="float" office:value="101.62965306316" calcext:value-type="float">
            <text:p>101.62965306316</text:p>
          </table:table-cell>
          <table:table-cell office:value-type="float" office:value="0.9220004480861" calcext:value-type="float">
            <text:p>0.9220004480861</text:p>
          </table:table-cell>
          <table:table-cell office:value-type="float" office:value="125.0479364471" calcext:value-type="float">
            <text:p>125.0479364471</text:p>
          </table:table-cell>
          <table:table-cell office:value-type="float" office:value="2.9891834431679" calcext:value-type="float">
            <text:p>2.98918344316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.295136699884" calcext:value-type="float">
            <text:p>85.295136699884</text:p>
          </table:table-cell>
          <table:table-cell office:value-type="float" office:value="0.34421595521115" calcext:value-type="float">
            <text:p>0.34421595521115</text:p>
          </table:table-cell>
          <table:table-cell office:value-type="float" office:value="0.5" calcext:value-type="float">
            <text:p>0.5</text:p>
          </table:table-cell>
          <table:table-cell office:value-type="float" office:value="99.143711797186" calcext:value-type="float">
            <text:p>99.143711797186</text:p>
          </table:table-cell>
          <table:table-cell office:value-type="float" office:value="0.81540915379782" calcext:value-type="float">
            <text:p>0.81540915379782</text:p>
          </table:table-cell>
          <table:table-cell office:value-type="float" office:value="121.98915163732" calcext:value-type="float">
            <text:p>121.98915163732</text:p>
          </table:table-cell>
          <table:table-cell office:value-type="float" office:value="2.6435878279666" calcext:value-type="float">
            <text:p>2.64358782796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.208749927827" calcext:value-type="float">
            <text:p>83.208749927827</text:p>
          </table:table-cell>
          <table:table-cell office:value-type="float" office:value="0.30442145274042" calcext:value-type="float">
            <text:p>0.30442145274042</text:p>
          </table:table-cell>
          <table:table-cell office:value-type="float" office:value="0.5" calcext:value-type="float">
            <text:p>0.5</text:p>
          </table:table-cell>
          <table:table-cell office:value-type="float" office:value="96.718577861555" calcext:value-type="float">
            <text:p>96.718577861555</text:p>
          </table:table-cell>
          <table:table-cell office:value-type="float" office:value="0.72114065695841" calcext:value-type="float">
            <text:p>0.72114065695841</text:p>
          </table:table-cell>
          <table:table-cell office:value-type="float" office:value="119.00519108446" calcext:value-type="float">
            <text:p>119.00519108446</text:p>
          </table:table-cell>
          <table:table-cell office:value-type="float" office:value="2.3379506108269" calcext:value-type="float">
            <text:p>2.33795061082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.173397831719" calcext:value-type="float">
            <text:p>81.173397831719</text:p>
          </table:table-cell>
          <table:table-cell office:value-type="float" office:value="0.26922755840894" calcext:value-type="float">
            <text:p>0.26922755840894</text:p>
          </table:table-cell>
          <table:table-cell office:value-type="float" office:value="0.50000000000001" calcext:value-type="float">
            <text:p>0.50000000000001</text:p>
          </table:table-cell>
          <table:table-cell office:value-type="float" office:value="94.352764294473" calcext:value-type="float">
            <text:p>94.352764294473</text:p>
          </table:table-cell>
          <table:table-cell office:value-type="float" office:value="0.63777028393071" calcext:value-type="float">
            <text:p>0.63777028393071</text:p>
          </table:table-cell>
          <table:table-cell office:value-type="float" office:value="116.09422616977" calcext:value-type="float">
            <text:p>116.09422616977</text:p>
          </table:table-cell>
          <table:table-cell office:value-type="float" office:value="2.0676551519535" calcext:value-type="float">
            <text:p>2.06765515195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9.187832057942" calcext:value-type="float">
            <text:p>79.187832057942</text:p>
          </table:table-cell>
          <table:table-cell office:value-type="float" office:value="0.23810239966207" calcext:value-type="float">
            <text:p>0.23810239966207</text:p>
          </table:table-cell>
          <table:table-cell office:value-type="float" office:value="0.5" calcext:value-type="float">
            <text:p>0.5</text:p>
          </table:table-cell>
          <table:table-cell office:value-type="float" office:value="92.044820451038" calcext:value-type="float">
            <text:p>92.044820451038</text:p>
          </table:table-cell>
          <table:table-cell office:value-type="float" office:value="0.5640381852637" calcext:value-type="float">
            <text:p>0.5640381852637</text:p>
          </table:table-cell>
          <table:table-cell office:value-type="float" office:value="113.25447223386" calcext:value-type="float">
            <text:p>113.25447223386</text:p>
          </table:table-cell>
          <table:table-cell office:value-type="float" office:value="1.8286173173651" calcext:value-type="float">
            <text:p>1.82861731736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.250834794947" calcext:value-type="float">
            <text:p>77.250834794947</text:p>
          </table:table-cell>
          <table:table-cell office:value-type="float" office:value="0.21057559307857" calcext:value-type="float">
            <text:p>0.21057559307857</text:p>
          </table:table-cell>
          <table:table-cell office:value-type="float" office:value="0.5" calcext:value-type="float">
            <text:p>0.5</text:p>
          </table:table-cell>
          <table:table-cell office:value-type="float" office:value="89.79333093292" calcext:value-type="float">
            <text:p>89.79333093292</text:p>
          </table:table-cell>
          <table:table-cell office:value-type="float" office:value="0.49883017102986" calcext:value-type="float">
            <text:p>0.49883017102986</text:p>
          </table:table-cell>
          <table:table-cell office:value-type="float" office:value="110.48418802341" calcext:value-type="float">
            <text:p>110.48418802341</text:p>
          </table:table-cell>
          <table:table-cell office:value-type="float" office:value="1.6172245776583" calcext:value-type="float">
            <text:p>1.61722457765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361218021804" calcext:value-type="float">
            <text:p>75.361218021804</text:p>
          </table:table-cell>
          <table:table-cell office:value-type="float" office:value="0.18623113604532" calcext:value-type="float">
            <text:p>0.18623113604532</text:p>
          </table:table-cell>
          <table:table-cell office:value-type="float" office:value="0.5" calcext:value-type="float">
            <text:p>0.5</text:p>
          </table:table-cell>
          <table:table-cell office:value-type="float" office:value="87.596914779809" calcext:value-type="float">
            <text:p>87.596914779809</text:p>
          </table:table-cell>
          <table:table-cell office:value-type="float" office:value="0.44116082212515" calcext:value-type="float">
            <text:p>0.44116082212515</text:p>
          </table:table-cell>
          <table:table-cell office:value-type="float" office:value="107.78165812085" calcext:value-type="float">
            <text:p>107.78165812085</text:p>
          </table:table-cell>
          <table:table-cell office:value-type="float" office:value="1.4302612396929" calcext:value-type="float">
            <text:p>1.43026123969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3.517822776466" calcext:value-type="float">
            <text:p>73.517822776466</text:p>
          </table:table-cell>
          <table:table-cell office:value-type="float" office:value="0.16470111988835" calcext:value-type="float">
            <text:p>0.16470111988835</text:p>
          </table:table-cell>
          <table:table-cell office:value-type="float" office:value="0.49999999999999" calcext:value-type="float">
            <text:p>0.49999999999999</text:p>
          </table:table-cell>
          <table:table-cell office:value-type="float" office:value="85.45422475404" calcext:value-type="float">
            <text:p>85.45422475404</text:p>
          </table:table-cell>
          <table:table-cell office:value-type="float" office:value="0.39015860432566" calcext:value-type="float">
            <text:p>0.39015860432566</text:p>
          </table:table-cell>
          <table:table-cell office:value-type="float" office:value="105.14523133785" calcext:value-type="float">
            <text:p>105.14523133785</text:p>
          </table:table-cell>
          <table:table-cell office:value-type="float" office:value="1.2649089609958" calcext:value-type="float">
            <text:p>1.2649089609958</text:p>
          </table:table-cell>
        </table:table-row>
      </table:table>
      <table:table table:name="Sheet8_2" table:style-name="ta1">
        <table:shapes>
          <draw:frame draw:z-index="0" draw:style-name="gr2" draw:text-style-name="P2" svg:width="159.99mm" svg:height="89.99mm" svg:x="91.32mm" svg:y="1mm">
            <draw:object draw:notify-on-update-of-ranges="Sheet8_2.A1:Sheet8_2.A1 Sheet8_2.A2:Sheet8_2.A82 Sheet8_2.B1:Sheet8_2.B1 Sheet8_2.B2:Sheet8_2.B82 Sheet8_2.A1:Sheet8_2.A1 Sheet8_2.A2:Sheet8_2.A82 Sheet8_2.C1:Sheet8_2.C1 Sheet8_2.C2:Sheet8_2.C82 Sheet8_2.A1:Sheet8_2.A1 Sheet8_2.A2:Sheet8_2.A82 Sheet8_2.D1:Sheet8_2.D1 Sheet8_2.D2:Sheet8_2.D8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流行時刻</text:p>
          </table:table-cell>
          <table:table-cell office:value-type="string" calcext:value-type="string">
            <text:p>感染日</text:p>
          </table:table-cell>
          <table:table-cell office:value-type="string" calcext:value-type="string">
            <text:p>発症日</text:p>
          </table:table-cell>
          <table:table-cell office:value-type="string" calcext:value-type="string">
            <text:p>診断日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696482196" calcext:value-type="float">
            <text:p>12.3696482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12128885806" calcext:value-type="float">
            <text:p>14.912128885806</text:p>
          </table:table-cell>
          <table:table-cell office:value-type="float" office:value="0.083584038513706" calcext:value-type="float">
            <text:p>0.083584038513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977195790786" calcext:value-type="float">
            <text:p>17.977195790786</text:p>
          </table:table-cell>
          <table:table-cell office:value-type="float" office:value="1.1262458705865" calcext:value-type="float">
            <text:p>1.1262458705865</text:p>
          </table:table-cell>
          <table:table-cell office:value-type="float" office:value="0.0019606274480545" calcext:value-type="float">
            <text:p>0.001960627448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672262288978" calcext:value-type="float">
            <text:p>21.672262288978</text:p>
          </table:table-cell>
          <table:table-cell office:value-type="float" office:value="3.3055491897008" calcext:value-type="float">
            <text:p>3.3055491897008</text:p>
          </table:table-cell>
          <table:table-cell office:value-type="float" office:value="0.03083321910169" calcext:value-type="float">
            <text:p>0.03083321910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126819676904" calcext:value-type="float">
            <text:p>26.126819676904</text:p>
          </table:table-cell>
          <table:table-cell office:value-type="float" office:value="6.0562953480025" calcext:value-type="float">
            <text:p>6.0562953480025</text:p>
          </table:table-cell>
          <table:table-cell office:value-type="float" office:value="0.14306102931261" calcext:value-type="float">
            <text:p>0.143061029312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496975134739" calcext:value-type="float">
            <text:p>31.496975134739</text:p>
          </table:table-cell>
          <table:table-cell office:value-type="float" office:value="9.0808143828502" calcext:value-type="float">
            <text:p>9.0808143828502</text:p>
          </table:table-cell>
          <table:table-cell office:value-type="float" office:value="0.4050348407991" calcext:value-type="float">
            <text:p>0.4050348407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970922404892" calcext:value-type="float">
            <text:p>37.970922404892</text:p>
          </table:table-cell>
          <table:table-cell office:value-type="float" office:value="12.343178437193" calcext:value-type="float">
            <text:p>12.343178437193</text:p>
          </table:table-cell>
          <table:table-cell office:value-type="float" office:value="0.87429082069302" calcext:value-type="float">
            <text:p>0.874290820693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775536924121" calcext:value-type="float">
            <text:p>45.775536924121</text:p>
          </table:table-cell>
          <table:table-cell office:value-type="float" office:value="15.930499556197" calcext:value-type="float">
            <text:p>15.930499556197</text:p>
          </table:table-cell>
          <table:table-cell office:value-type="float" office:value="1.5955931653189" calcext:value-type="float">
            <text:p>1.59559316531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18432653144" calcext:value-type="float">
            <text:p>55.18432653144</text:p>
          </table:table-cell>
          <table:table-cell office:value-type="float" office:value="19.980683502355" calcext:value-type="float">
            <text:p>19.980683502355</text:p>
          </table:table-cell>
          <table:table-cell office:value-type="float" office:value="2.603895427442" calcext:value-type="float">
            <text:p>2.6038954274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.527016379439" calcext:value-type="float">
            <text:p>66.527016379439</text:p>
          </table:table-cell>
          <table:table-cell office:value-type="float" office:value="24.656751979152" calcext:value-type="float">
            <text:p>24.656751979152</text:p>
          </table:table-cell>
          <table:table-cell office:value-type="float" office:value="3.9292638641776" calcext:value-type="float">
            <text:p>3.92926386417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201103946219" calcext:value-type="float">
            <text:p>80.201103946219</text:p>
          </table:table-cell>
          <table:table-cell office:value-type="float" office:value="30.142173488529" calcext:value-type="float">
            <text:p>30.142173488529</text:p>
          </table:table-cell>
          <table:table-cell office:value-type="float" office:value="5.6020312250746" calcext:value-type="float">
            <text:p>5.6020312250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.685789086135" calcext:value-type="float">
            <text:p>96.685789086135</text:p>
          </table:table-cell>
          <table:table-cell office:value-type="float" office:value="36.644692193364" calcext:value-type="float">
            <text:p>36.644692193364</text:p>
          </table:table-cell>
          <table:table-cell office:value-type="float" office:value="7.6576876495723" calcext:value-type="float">
            <text:p>7.65768764957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6.55876728925" calcext:value-type="float">
            <text:p>116.55876728925</text:p>
          </table:table-cell>
          <table:table-cell office:value-type="float" office:value="44.403667939154" calcext:value-type="float">
            <text:p>44.403667939154</text:p>
          </table:table-cell>
          <table:table-cell office:value-type="float" office:value="10.141423836956" calcext:value-type="float">
            <text:p>10.1414238369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.51647465882" calcext:value-type="float">
            <text:p>140.51647465882</text:p>
          </table:table-cell>
          <table:table-cell office:value-type="float" office:value="53.699244341823" calcext:value-type="float">
            <text:p>53.699244341823</text:p>
          </table:table-cell>
          <table:table-cell office:value-type="float" office:value="13.112383658477" calcext:value-type="float">
            <text:p>13.112383658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9.39849407934" calcext:value-type="float">
            <text:p>169.39849407934</text:p>
          </table:table-cell>
          <table:table-cell office:value-type="float" office:value="64.862993350465" calcext:value-type="float">
            <text:p>64.862993350465</text:p>
          </table:table-cell>
          <table:table-cell office:value-type="float" office:value="16.647750866587" calcext:value-type="float">
            <text:p>16.6477508665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4.21697787411" calcext:value-type="float">
            <text:p>204.21697787411</text:p>
          </table:table-cell>
          <table:table-cell office:value-type="float" office:value="78.290217822469" calcext:value-type="float">
            <text:p>78.290217822469</text:p>
          </table:table-cell>
          <table:table-cell office:value-type="float" office:value="20.846841932809" calcext:value-type="float">
            <text:p>20.8468419328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.19211805095" calcext:value-type="float">
            <text:p>246.19211805095</text:p>
          </table:table-cell>
          <table:table-cell office:value-type="float" office:value="94.454317211791" calcext:value-type="float">
            <text:p>94.454317211791</text:p>
          </table:table-cell>
          <table:table-cell office:value-type="float" office:value="25.83541664488" calcext:value-type="float">
            <text:p>25.835416644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6.79490716867" calcext:value-type="float">
            <text:p>296.79490716867</text:p>
          </table:table-cell>
          <table:table-cell office:value-type="float" office:value="113.9237467189" calcext:value-type="float">
            <text:p>113.9237467189</text:p>
          </table:table-cell>
          <table:table-cell office:value-type="float" office:value="31.770451530793" calcext:value-type="float">
            <text:p>31.7704515307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7.79868835211" calcext:value-type="float">
            <text:p>357.79868835211</text:p>
          </table:table-cell>
          <table:table-cell office:value-type="float" office:value="137.38219828787" calcext:value-type="float">
            <text:p>137.38219828787</text:p>
          </table:table-cell>
          <table:table-cell office:value-type="float" office:value="38.845649458726" calcext:value-type="float">
            <text:p>38.8456494587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1.34130099389" calcext:value-type="float">
            <text:p>431.34130099389</text:p>
          </table:table-cell>
          <table:table-cell office:value-type="float" office:value="165.65274124134" calcext:value-type="float">
            <text:p>165.65274124134</text:p>
          </table:table-cell>
          <table:table-cell office:value-type="float" office:value="47.297984370371" calcext:value-type="float">
            <text:p>47.2979843703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office:value-type="float" office:value="199.72679179117" calcext:value-type="float">
            <text:p>199.72679179117</text:p>
          </table:table-cell>
          <table:table-cell office:value-type="float" office:value="57.415606607675" calcext:value-type="float">
            <text:p>57.4156066076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5.37640294197" calcext:value-type="float">
            <text:p>125.37640294197</text:p>
          </table:table-cell>
          <table:table-cell office:value-type="float" office:value="240.79894369243" calcext:value-type="float">
            <text:p>240.79894369243</text:p>
          </table:table-cell>
          <table:table-cell office:value-type="float" office:value="69.547466155576" calcext:value-type="float">
            <text:p>69.5474661555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6.49108136615" calcext:value-type="float">
            <text:p>146.49108136615</text:p>
          </table:table-cell>
          <table:table-cell office:value-type="float" office:value="286.92012635837" calcext:value-type="float">
            <text:p>286.92012635837</text:p>
          </table:table-cell>
          <table:table-cell office:value-type="float" office:value="84.115052654961" calcext:value-type="float">
            <text:p>84.1150526549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8.44001280624" calcext:value-type="float">
            <text:p>158.44001280624</text:p>
          </table:table-cell>
          <table:table-cell office:value-type="float" office:value="304.29883869943" calcext:value-type="float">
            <text:p>304.29883869943</text:p>
          </table:table-cell>
          <table:table-cell office:value-type="float" office:value="101.54721638782" calcext:value-type="float">
            <text:p>101.547216387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.68227025195" calcext:value-type="float">
            <text:p>158.68227025195</text:p>
          </table:table-cell>
          <table:table-cell office:value-type="float" office:value="287.37559032059" calcext:value-type="float">
            <text:p>287.37559032059</text:p>
          </table:table-cell>
          <table:table-cell office:value-type="float" office:value="121.44421312236" calcext:value-type="float">
            <text:p>121.444213122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8.6358891951" calcext:value-type="float">
            <text:p>148.6358891951</text:p>
          </table:table-cell>
          <table:table-cell office:value-type="float" office:value="260.01620252876" calcext:value-type="float">
            <text:p>260.01620252876</text:p>
          </table:table-cell>
          <table:table-cell office:value-type="float" office:value="142.24337576876" calcext:value-type="float">
            <text:p>142.243375768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2.34347361732" calcext:value-type="float">
            <text:p>132.34347361732</text:p>
          </table:table-cell>
          <table:table-cell office:value-type="float" office:value="234.70475048164" calcext:value-type="float">
            <text:p>234.70475048164</text:p>
          </table:table-cell>
          <table:table-cell office:value-type="float" office:value="162.07898976197" calcext:value-type="float">
            <text:p>162.078989761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.46718275605" calcext:value-type="float">
            <text:p>114.46718275605</text:p>
          </table:table-cell>
          <table:table-cell office:value-type="float" office:value="213.70396934834" calcext:value-type="float">
            <text:p>213.70396934834</text:p>
          </table:table-cell>
          <table:table-cell office:value-type="float" office:value="179.50945499016" calcext:value-type="float">
            <text:p>179.50945499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.41221310422" calcext:value-type="float">
            <text:p>98.41221310422</text:p>
          </table:table-cell>
          <table:table-cell office:value-type="float" office:value="195.59450433899" calcext:value-type="float">
            <text:p>195.59450433899</text:p>
          </table:table-cell>
          <table:table-cell office:value-type="float" office:value="193.65002978813" calcext:value-type="float">
            <text:p>193.650029788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.514352558699" calcext:value-type="float">
            <text:p>85.514352558699</text:p>
          </table:table-cell>
          <table:table-cell office:value-type="float" office:value="178.72388855192" calcext:value-type="float">
            <text:p>178.72388855192</text:p>
          </table:table-cell>
          <table:table-cell office:value-type="float" office:value="204.0671604783" calcext:value-type="float">
            <text:p>204.06716047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.442112816022" calcext:value-type="float">
            <text:p>75.442112816022</text:p>
          </table:table-cell>
          <table:table-cell office:value-type="float" office:value="162.31443251948" calcext:value-type="float">
            <text:p>162.31443251948</text:p>
          </table:table-cell>
          <table:table-cell office:value-type="float" office:value="210.64617129762" calcext:value-type="float">
            <text:p>210.646171297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7.19328801277" calcext:value-type="float">
            <text:p>67.19328801277</text:p>
          </table:table-cell>
          <table:table-cell office:value-type="float" office:value="146.38680885475" calcext:value-type="float">
            <text:p>146.38680885475</text:p>
          </table:table-cell>
          <table:table-cell office:value-type="float" office:value="213.49482143589" calcext:value-type="float">
            <text:p>213.494821435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.92092976053" calcext:value-type="float">
            <text:p>59.92092976053</text:p>
          </table:table-cell>
          <table:table-cell office:value-type="float" office:value="131.31565132781" calcext:value-type="float">
            <text:p>131.31565132781</text:p>
          </table:table-cell>
          <table:table-cell office:value-type="float" office:value="212.88274865384" calcext:value-type="float">
            <text:p>212.882748653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.234129824209" calcext:value-type="float">
            <text:p>53.234129824209</text:p>
          </table:table-cell>
          <table:table-cell office:value-type="float" office:value="117.44146529243" calcext:value-type="float">
            <text:p>117.44146529243</text:p>
          </table:table-cell>
          <table:table-cell office:value-type="float" office:value="209.19901180559" calcext:value-type="float">
            <text:p>209.199011805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.088091289915" calcext:value-type="float">
            <text:p>47.088091289915</text:p>
          </table:table-cell>
          <table:table-cell office:value-type="float" office:value="104.90317638971" calcext:value-type="float">
            <text:p>104.90317638971</text:p>
          </table:table-cell>
          <table:table-cell office:value-type="float" office:value="202.91340581851" calcext:value-type="float">
            <text:p>202.913405818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54371542536" calcext:value-type="float">
            <text:p>41.554371542536</text:p>
          </table:table-cell>
          <table:table-cell office:value-type="float" office:value="93.657062289341" calcext:value-type="float">
            <text:p>93.657062289341</text:p>
          </table:table-cell>
          <table:table-cell office:value-type="float" office:value="194.53690420964" calcext:value-type="float">
            <text:p>194.536904209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.668725002569" calcext:value-type="float">
            <text:p>36.668725002569</text:p>
          </table:table-cell>
          <table:table-cell office:value-type="float" office:value="83.571477306074" calcext:value-type="float">
            <text:p>83.571477306074</text:p>
          </table:table-cell>
          <table:table-cell office:value-type="float" office:value="184.58370288824" calcext:value-type="float">
            <text:p>184.583702888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.394499926811" calcext:value-type="float">
            <text:p>32.394499926811</text:p>
          </table:table-cell>
          <table:table-cell office:value-type="float" office:value="74.507967382101" calcext:value-type="float">
            <text:p>74.507967382101</text:p>
          </table:table-cell>
          <table:table-cell office:value-type="float" office:value="173.53960496279" calcext:value-type="float">
            <text:p>173.539604962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.651617694564" calcext:value-type="float">
            <text:p>28.651617694564</text:p>
          </table:table-cell>
          <table:table-cell office:value-type="float" office:value="66.356413097491" calcext:value-type="float">
            <text:p>66.356413097491</text:p>
          </table:table-cell>
          <table:table-cell office:value-type="float" office:value="161.83991010424" calcext:value-type="float">
            <text:p>161.839910104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355221437886" calcext:value-type="float">
            <text:p>25.355221437886</text:p>
          </table:table-cell>
          <table:table-cell office:value-type="float" office:value="59.034407212072" calcext:value-type="float">
            <text:p>59.034407212072</text:p>
          </table:table-cell>
          <table:table-cell office:value-type="float" office:value="149.85716860693" calcext:value-type="float">
            <text:p>149.857168606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.437025493542" calcext:value-type="float">
            <text:p>22.437025493542</text:p>
          </table:table-cell>
          <table:table-cell office:value-type="float" office:value="52.47361632193" calcext:value-type="float">
            <text:p>52.47361632193</text:p>
          </table:table-cell>
          <table:table-cell office:value-type="float" office:value="137.89710466835" calcext:value-type="float">
            <text:p>137.897104668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.84813000043" calcext:value-type="float">
            <text:p>19.84813000043</text:p>
          </table:table-cell>
          <table:table-cell office:value-type="float" office:value="46.608878958152" calcext:value-type="float">
            <text:p>46.608878958152</text:p>
          </table:table-cell>
          <table:table-cell office:value-type="float" office:value="126.20028720309" calcext:value-type="float">
            <text:p>126.200287203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.552631730202" calcext:value-type="float">
            <text:p>17.552631730202</text:p>
          </table:table-cell>
          <table:table-cell office:value-type="float" office:value="41.374584702734" calcext:value-type="float">
            <text:p>41.374584702734</text:p>
          </table:table-cell>
          <table:table-cell office:value-type="float" office:value="114.94734779762" calcext:value-type="float">
            <text:p>114.947347797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.520594886277" calcext:value-type="float">
            <text:p>15.520594886277</text:p>
          </table:table-cell>
          <table:table-cell office:value-type="float" office:value="36.706068269608" calcext:value-type="float">
            <text:p>36.706068269608</text:p>
          </table:table-cell>
          <table:table-cell office:value-type="float" office:value="104.26611943942" calcext:value-type="float">
            <text:p>104.266119439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724179008715" calcext:value-type="float">
            <text:p>13.724179008715</text:p>
          </table:table-cell>
          <table:table-cell office:value-type="float" office:value="32.542303006443" calcext:value-type="float">
            <text:p>32.542303006443</text:p>
          </table:table-cell>
          <table:table-cell office:value-type="float" office:value="94.239599507749" calcext:value-type="float">
            <text:p>94.2395995077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13683157227" calcext:value-type="float">
            <text:p>12.13683157227</text:p>
          </table:table-cell>
          <table:table-cell office:value-type="float" office:value="28.827629577738" calcext:value-type="float">
            <text:p>28.827629577738</text:p>
          </table:table-cell>
          <table:table-cell office:value-type="float" office:value="84.914003578074" calcext:value-type="float">
            <text:p>84.914003578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733928248907" calcext:value-type="float">
            <text:p>10.733928248907</text:p>
          </table:table-cell>
          <table:table-cell office:value-type="float" office:value="25.512050144877" calcext:value-type="float">
            <text:p>25.512050144877</text:p>
          </table:table-cell>
          <table:table-cell office:value-type="float" office:value="76.306408337225" calcext:value-type="float">
            <text:p>76.3064083372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4934705315211" calcext:value-type="float">
            <text:p>9.4934705315211</text:p>
          </table:table-cell>
          <table:table-cell office:value-type="float" office:value="22.550622653058" calcext:value-type="float">
            <text:p>22.550622653058</text:p>
          </table:table-cell>
          <table:table-cell office:value-type="float" office:value="68.41164836549" calcext:value-type="float">
            <text:p>68.411648365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3962702604508" calcext:value-type="float">
            <text:p>8.3962702604508</text:p>
          </table:table-cell>
          <table:table-cell office:value-type="float" office:value="19.902616396444" calcext:value-type="float">
            <text:p>19.902616396444</text:p>
          </table:table-cell>
          <table:table-cell office:value-type="float" office:value="61.208272786079" calcext:value-type="float">
            <text:p>61.2082727860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4256806464192" calcext:value-type="float">
            <text:p>7.4256806464192</text:p>
          </table:table-cell>
          <table:table-cell office:value-type="float" office:value="17.530809397409" calcext:value-type="float">
            <text:p>17.530809397409</text:p>
          </table:table-cell>
          <table:table-cell office:value-type="float" office:value="54.663490707778" calcext:value-type="float">
            <text:p>54.6634907077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671544963725" calcext:value-type="float">
            <text:p>6.5671544963725</text:p>
          </table:table-cell>
          <table:table-cell office:value-type="float" office:value="15.537055466539" calcext:value-type="float">
            <text:p>15.537055466539</text:p>
          </table:table-cell>
          <table:table-cell office:value-type="float" office:value="48.737131426037" calcext:value-type="float">
            <text:p>48.7371314260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8078494050449" calcext:value-type="float">
            <text:p>5.8078494050449</text:p>
          </table:table-cell>
          <table:table-cell office:value-type="float" office:value="13.757973375034" calcext:value-type="float">
            <text:p>13.757973375034</text:p>
          </table:table-cell>
          <table:table-cell office:value-type="float" office:value="43.388415853843" calcext:value-type="float">
            <text:p>43.3884158538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1363572195014" calcext:value-type="float">
            <text:p>5.1363572195014</text:p>
          </table:table-cell>
          <table:table-cell office:value-type="float" office:value="12.173564593545" calcext:value-type="float">
            <text:p>12.173564593545</text:p>
          </table:table-cell>
          <table:table-cell office:value-type="float" office:value="38.580648429856" calcext:value-type="float">
            <text:p>38.5806484298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5425352455103" calcext:value-type="float">
            <text:p>4.5425352455103</text:p>
          </table:table-cell>
          <table:table-cell office:value-type="float" office:value="10.766171048599" calcext:value-type="float">
            <text:p>10.766171048599</text:p>
          </table:table-cell>
          <table:table-cell office:value-type="float" office:value="34.27474093675" calcext:value-type="float">
            <text:p>34.274740936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0173869437041" calcext:value-type="float">
            <text:p>4.0173869437041</text:p>
          </table:table-cell>
          <table:table-cell office:value-type="float" office:value="9.5192450581026" calcext:value-type="float">
            <text:p>9.5192450581026</text:p>
          </table:table-cell>
          <table:table-cell office:value-type="float" office:value="30.426920242577" calcext:value-type="float">
            <text:p>30.4269202425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5529542540994" calcext:value-type="float">
            <text:p>3.5529542540994</text:p>
          </table:table-cell>
          <table:table-cell office:value-type="float" office:value="8.4166529468272" calcext:value-type="float">
            <text:p>8.4166529468272</text:p>
          </table:table-cell>
          <table:table-cell office:value-type="float" office:value="26.993450986627" calcext:value-type="float">
            <text:p>26.9934509866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142208393269" calcext:value-type="float">
            <text:p>3.142208393269</text:p>
          </table:table-cell>
          <table:table-cell office:value-type="float" office:value="7.4426132614523" calcext:value-type="float">
            <text:p>7.4426132614523</text:p>
          </table:table-cell>
          <table:table-cell office:value-type="float" office:value="23.933411177285" calcext:value-type="float">
            <text:p>23.9334111772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7789419149182" calcext:value-type="float">
            <text:p>2.7789419149182</text:p>
          </table:table-cell>
          <table:table-cell office:value-type="float" office:value="6.5821299540215" calcext:value-type="float">
            <text:p>6.5821299540215</text:p>
          </table:table-cell>
          <table:table-cell office:value-type="float" office:value="21.209370381288" calcext:value-type="float">
            <text:p>21.2093703812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4576689366428" calcext:value-type="float">
            <text:p>2.4576689366428</text:p>
          </table:table-cell>
          <table:table-cell office:value-type="float" office:value="5.8215470280231" calcext:value-type="float">
            <text:p>5.8215470280231</text:p>
          </table:table-cell>
          <table:table-cell office:value-type="float" office:value="18.787204999899" calcext:value-type="float">
            <text:p>18.7872049998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1735377058406" calcext:value-type="float">
            <text:p>2.1735377058406</text:p>
          </table:table-cell>
          <table:table-cell office:value-type="float" office:value="5.1488759259663" calcext:value-type="float">
            <text:p>5.1488759259663</text:p>
          </table:table-cell>
          <table:table-cell office:value-type="float" office:value="16.635737425061" calcext:value-type="float">
            <text:p>16.6357374250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222557165916" calcext:value-type="float">
            <text:p>1.9222557165916</text:p>
          </table:table-cell>
          <table:table-cell office:value-type="float" office:value="4.5537783053962" calcext:value-type="float">
            <text:p>4.5537783053962</text:p>
          </table:table-cell>
          <table:table-cell office:value-type="float" office:value="14.726458664375" calcext:value-type="float">
            <text:p>14.7264586643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7000252979747" calcext:value-type="float">
            <text:p>1.7000252979747</text:p>
          </table:table-cell>
          <table:table-cell office:value-type="float" office:value="4.0273156527621" calcext:value-type="float">
            <text:p>4.0273156527621</text:p>
          </table:table-cell>
          <table:table-cell office:value-type="float" office:value="13.03336602509" calcext:value-type="float">
            <text:p>13.033366025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5034872524875" calcext:value-type="float">
            <text:p>1.5034872524875</text:p>
          </table:table-cell>
          <table:table-cell office:value-type="float" office:value="3.5616525765301" calcext:value-type="float">
            <text:p>3.5616525765301</text:p>
          </table:table-cell>
          <table:table-cell office:value-type="float" office:value="11.532862888612" calcext:value-type="float">
            <text:p>11.5328628886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3296708073303" calcext:value-type="float">
            <text:p>1.3296708073303</text:p>
          </table:table-cell>
          <table:table-cell office:value-type="float" office:value="3.1498348875878" calcext:value-type="float">
            <text:p>3.1498348875878</text:p>
          </table:table-cell>
          <table:table-cell office:value-type="float" office:value="10.203658815762" calcext:value-type="float">
            <text:p>10.2036588157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759489307149" calcext:value-type="float">
            <text:p>1.1759489307149</text:p>
          </table:table-cell>
          <table:table-cell office:value-type="float" office:value="2.7856622033264" calcext:value-type="float">
            <text:p>2.7856622033264</text:p>
          </table:table-cell>
          <table:table-cell office:value-type="float" office:value="9.0266379108456" calcext:value-type="float">
            <text:p>9.02663791084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0399985272559" calcext:value-type="float">
            <text:p>1.0399985272559</text:p>
          </table:table-cell>
          <table:table-cell office:value-type="float" office:value="2.463617557518" calcext:value-type="float">
            <text:p>2.463617557518</text:p>
          </table:table-cell>
          <table:table-cell office:value-type="float" office:value="7.9846956897167" calcext:value-type="float">
            <text:p>7.98469568971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19765153844" calcext:value-type="float">
            <text:p>0.919765153844</text:p>
          </table:table-cell>
          <table:table-cell office:value-type="float" office:value="2.1788130653578" calcext:value-type="float">
            <text:p>2.1788130653578</text:p>
          </table:table-cell>
          <table:table-cell office:value-type="float" office:value="7.0625612518421" calcext:value-type="float">
            <text:p>7.06256125184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1343185912069" calcext:value-type="float">
            <text:p>0.81343185912069</text:p>
          </table:table-cell>
          <table:table-cell office:value-type="float" office:value="1.9269317144963" calcext:value-type="float">
            <text:p>1.9269317144963</text:p>
          </table:table-cell>
          <table:table-cell office:value-type="float" office:value="6.2466217573317" calcext:value-type="float">
            <text:p>6.24662175733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1939169706555" calcext:value-type="float">
            <text:p>0.71939169706555</text:p>
          </table:table-cell>
          <table:table-cell office:value-type="float" office:value="1.7041640914009" calcext:value-type="float">
            <text:p>1.7041640914009</text:p>
          </table:table-cell>
          <table:table-cell office:value-type="float" office:value="5.524758644276" calcext:value-type="float">
            <text:p>5.5247586442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362234630943" calcext:value-type="float">
            <text:p>0.6362234630943</text:p>
          </table:table-cell>
          <table:table-cell office:value-type="float" office:value="1.5071462893799" calcext:value-type="float">
            <text:p>1.5071462893799</text:p>
          </table:table-cell>
          <table:table-cell office:value-type="float" office:value="4.8861978541449" calcext:value-type="float">
            <text:p>4.88619785414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6267024563837" calcext:value-type="float">
            <text:p>0.56267024563837</text:p>
          </table:table-cell>
          <table:table-cell office:value-type="float" office:value="1.3329043473651" calcext:value-type="float">
            <text:p>1.3329043473651</text:p>
          </table:table-cell>
          <table:table-cell office:value-type="float" office:value="4.3213727944049" calcext:value-type="float">
            <text:p>4.32137279440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9762044834807" calcext:value-type="float">
            <text:p>0.49762044834807</text:p>
          </table:table-cell>
          <table:table-cell office:value-type="float" office:value="1.1788069871184" calcext:value-type="float">
            <text:p>1.1788069871184</text:p>
          </table:table-cell>
          <table:table-cell office:value-type="float" office:value="3.821798355192" calcext:value-type="float">
            <text:p>3.8217983551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4009099424136" calcext:value-type="float">
            <text:p>0.44009099424136</text:p>
          </table:table-cell>
          <table:table-cell office:value-type="float" office:value="1.0425257147308" calcext:value-type="float">
            <text:p>1.0425257147308</text:p>
          </table:table-cell>
          <table:table-cell office:value-type="float" office:value="3.379955098459" calcext:value-type="float">
            <text:p>3.3799550984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921246467954" calcext:value-type="float">
            <text:p>0.38921246467954</text:p>
          </table:table-cell>
          <table:table-cell office:value-type="float" office:value="0.9220004480861" calcext:value-type="float">
            <text:p>0.9220004480861</text:p>
          </table:table-cell>
          <table:table-cell office:value-type="float" office:value="2.9891834431679" calcext:value-type="float">
            <text:p>2.98918344316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4421595521115" calcext:value-type="float">
            <text:p>0.34421595521115</text:p>
          </table:table-cell>
          <table:table-cell office:value-type="float" office:value="0.81540915379782" calcext:value-type="float">
            <text:p>0.81540915379782</text:p>
          </table:table-cell>
          <table:table-cell office:value-type="float" office:value="2.6435878279666" calcext:value-type="float">
            <text:p>2.64358782796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0442145274042" calcext:value-type="float">
            <text:p>0.30442145274042</text:p>
          </table:table-cell>
          <table:table-cell office:value-type="float" office:value="0.72114065695841" calcext:value-type="float">
            <text:p>0.72114065695841</text:p>
          </table:table-cell>
          <table:table-cell office:value-type="float" office:value="2.3379506108269" calcext:value-type="float">
            <text:p>2.33795061082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6922755840894" calcext:value-type="float">
            <text:p>0.26922755840894</text:p>
          </table:table-cell>
          <table:table-cell office:value-type="float" office:value="0.63777028393071" calcext:value-type="float">
            <text:p>0.63777028393071</text:p>
          </table:table-cell>
          <table:table-cell office:value-type="float" office:value="2.0676551519535" calcext:value-type="float">
            <text:p>2.06765515195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3810239966207" calcext:value-type="float">
            <text:p>0.23810239966207</text:p>
          </table:table-cell>
          <table:table-cell office:value-type="float" office:value="0.5640381852637" calcext:value-type="float">
            <text:p>0.5640381852637</text:p>
          </table:table-cell>
          <table:table-cell office:value-type="float" office:value="1.8286173173651" calcext:value-type="float">
            <text:p>1.82861731736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1057559307857" calcext:value-type="float">
            <text:p>0.21057559307857</text:p>
          </table:table-cell>
          <table:table-cell office:value-type="float" office:value="0.49883017102986" calcext:value-type="float">
            <text:p>0.49883017102986</text:p>
          </table:table-cell>
          <table:table-cell office:value-type="float" office:value="1.6172245776583" calcext:value-type="float">
            <text:p>1.61722457765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8623113604532" calcext:value-type="float">
            <text:p>0.18623113604532</text:p>
          </table:table-cell>
          <table:table-cell office:value-type="float" office:value="0.44116082212515" calcext:value-type="float">
            <text:p>0.44116082212515</text:p>
          </table:table-cell>
          <table:table-cell office:value-type="float" office:value="1.4302612396929" calcext:value-type="float">
            <text:p>1.43026123969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470111988835" calcext:value-type="float">
            <text:p>0.16470111988835</text:p>
          </table:table-cell>
          <table:table-cell office:value-type="float" office:value="0.39015860432566" calcext:value-type="float">
            <text:p>0.39015860432566</text:p>
          </table:table-cell>
          <table:table-cell office:value-type="float" office:value="1.2649089609958" calcext:value-type="float">
            <text:p>1.26490896099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00/00/00</text:date>, <text:time style:data-style-name="N2" text:time-value="17:23:40.885671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6:35.276713181</meta:creation-date>
    <dc:date>2020-05-29T14:39:39.232639728</dc:date>
    <meta:editing-duration>P2DT23H41M29S</meta:editing-duration>
    <meta:editing-cycles>26</meta:editing-cycles>
    <meta:generator>LibreOffice/6.2.8.2$MacOSX_X86_64 LibreOffice_project/f82ddfca21ebc1e222a662a32b25c0c9d20169ee</meta:generator>
    <meta:document-statistic meta:table-count="9" meta:cell-count="2625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1.A1:Sheet1.B15" svg:x="0.32cm" svg:y="0.18cm" svg:width="12.46cm" svg:height="8.64cm">
          <chartooo:coordinate-region svg:x="1.26cm" svg:y="0.379cm" svg:width="11.32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</svg:desc>
                </draw:g>
              </table:table-cell>
              <table:table-cell office:value-type="float" office:value="0">
                <text:p>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56579">
                <text:p>0.01856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225408">
                <text:p>0.07225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7564">
                <text:p>0.1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393">
                <text:p>0.165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4422">
                <text:p>0.174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60704">
                <text:p>0.156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01774">
                <text:p>0.120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017221">
                <text:p>0.08017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45045">
                <text:p>0.046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37892">
                <text:p>0.02337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021168">
                <text:p>0.010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864299">
                <text:p>0.003864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1264231">
                <text:p>0.00126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567299">
                <text:p>0.0003567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5.D1:Sheet5.E29" svg:x="0.32cm" svg:y="0.18cm" svg:width="12.46cm" svg:height="8.64cm">
          <chartooo:coordinate-region svg:x="1.26cm" svg:y="0.379cm" svg:width="11.32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E1:Sheet5.E29" chart:class="chart:scatter">
            <chart:domain table:cell-range-address="Sheet5.D1:Sheet5.D29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D1:Sheet5.D29</svg:desc>
                </draw:g>
              </table:table-cell>
              <table:table-cell office:value-type="float" office:value="0">
                <text:p>0</text:p>
                <draw:g>
                  <svg:desc>Sheet5.E1:Sheet5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345696">
                <text:p>0.02345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282007">
                <text:p>0.052820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21969">
                <text:p>0.0721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448698">
                <text:p>0.08448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074771">
                <text:p>0.09074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193884">
                <text:p>0.09193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8907535">
                <text:p>0.08907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319566">
                <text:p>0.08319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752958">
                <text:p>0.0752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626916">
                <text:p>0.06626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686459">
                <text:p>0.05686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766585">
                <text:p>0.04766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909009">
                <text:p>0.03909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3140133">
                <text:p>0.03140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473341">
                <text:p>0.02473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911769">
                <text:p>0.01911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451138">
                <text:p>0.0145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1082347">
                <text:p>0.01082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7936675">
                <text:p>0.007936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5724349">
                <text:p>0.005724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4062637">
                <text:p>0.0040626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2838208">
                <text:p>0.002838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1952447">
                <text:p>0.0019524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1322952">
                <text:p>0.001322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8831976">
                <text:p>0.0008831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581073">
                <text:p>0.000581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3768457">
                <text:p>0.00037684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2409629">
                <text:p>0.00024096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1cm" svg:y="4.202cm" style:legend-expansion="high" chart:style-name="ch2"/>
        <chart:plot-area chart:style-name="ch3" table:cell-range-address="Sheet5.G1:Sheet5.H56" svg:x="0.32cm" svg:y="0.18cm" svg:width="12.441cm" svg:height="8.64cm">
          <chartooo:coordinate-region svg:x="1.26cm" svg:y="0.378cm" svg:width="11.30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H1:Sheet5.H56" chart:class="chart:scatter">
            <chart:domain table:cell-range-address="Sheet5.G1:Sheet5.G56"/>
            <chart:data-point chart:repeated="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G1:Sheet5.G56</svg:desc>
                </draw:g>
              </table:table-cell>
              <table:table-cell office:value-type="float" office:value="0">
                <text:p>0</text:p>
                <draw:g>
                  <svg:desc>Sheet5.H1:Sheet5.H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15850308862848">
                <text:p>0.00015850308862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3015691400304">
                <text:p>0.0023015691400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85604934529481">
                <text:p>0.0085604934529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8801567789728">
                <text:p>0.018801567789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1205766982326">
                <text:p>0.0312057669823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43784508822001">
                <text:p>0.043784508822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5500084092436">
                <text:p>0.05500084092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3878849169042">
                <text:p>0.063878849169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69940477731866">
                <text:p>0.069940477731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73098637614558">
                <text:p>0.0730986376145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3547825060068">
                <text:p>0.073547825060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71665139796544">
                <text:p>0.071665139796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67926208859726">
                <text:p>0.0679262088597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6283777471287">
                <text:p>0.06283777471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56887290394822">
                <text:p>0.056887290394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0508708255366">
                <text:p>0.050508708255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44062676429833">
                <text:p>0.044062676429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37828671187898">
                <text:p>0.037828671187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32006240029327">
                <text:p>0.0320062400293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26722523346779">
                <text:p>0.026722523346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22043474704497">
                <text:p>0.0220434747044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17986638744533">
                <text:p>0.017986638744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4533868600856">
                <text:p>0.0145338686008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1642886061709">
                <text:p>0.0116428860617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92570557442744">
                <text:p>0.0092570557442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73131226380514">
                <text:p>0.00731312263805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57469390968079">
                <text:p>0.00574693909680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44973852595955">
                <text:p>0.0044973852595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35013916009445">
                <text:p>0.0035013916009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26993683029681">
                <text:p>0.0026993683029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20577815735231">
                <text:p>0.00205778157352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15563566564658">
                <text:p>0.0015563566564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11709753978208">
                <text:p>0.0011709753978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87732484285972">
                <text:p>0.00087732484285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65450479389036">
                <text:p>0.000654504793890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48586548390078">
                <text:p>0.00048586548390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35856434463198">
                <text:p>0.00035856434463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26280083953038">
                <text:p>0.00026280083953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19109908919982">
                <text:p>0.000191099089199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13773539654032">
                <text:p>0.00013773539654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98308814261394">
                <text:p>0.000098308814261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69425698490642">
                <text:p>0.0000694256984906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48467834314813">
                <text:p>0.0000484678343148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3341968531259">
                <text:p>0.00003341968531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22737106550396">
                <text:p>0.0000227371065503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15245523352432">
                <text:p>0.000015245523352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1005956766489">
                <text:p>0.00001005956766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65189785527222">
                <text:p>0.0000065189785527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41372226174001">
                <text:p>0.0000041372226174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25604026169092">
                <text:p>0.0000025604026169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15346156070215">
                <text:p>0.0000015346156070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088030720753456">
                <text:p>0.000000880307207534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47238890599977">
                <text:p>0.00000047238890599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2250594991643">
                <text:p>0.00000022505949916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08040782576002">
                <text:p>0.000000080407825760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82cm" svg:height="19.905cm" xlink:href=".." xlink:type="simple" chart:class="chart:scatter" chart:style-name="ch1">
        <chart:legend chart:legend-position="end" svg:x="19.097cm" svg:y="9.407cm" style:legend-expansion="high" chart:style-name="ch2"/>
        <chart:plot-area chart:style-name="ch3" table:cell-range-address="Sheet6.A1:Sheet6.B81" svg:x="0.483cm" svg:y="0.398cm" svg:width="18.131cm" svg:height="19.109cm">
          <chartooo:coordinate-region svg:x="1.325cm" svg:y="0.596cm" svg:width="16.893cm" svg:height="18.2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B1:Sheet6.B81" chart:class="chart:scatter">
            <chart:domain table:cell-range-address="Sheet6.A1:Sheet6.A81"/>
            <chart:regression-curve chart:style-name="ch8">
              <chart:equation chart:display-equation="true" chart:display-r-square="false"/>
            </chart:regression-curve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A1:Sheet6.A81</svg:desc>
                </draw:g>
              </table:table-cell>
              <table:table-cell office:value-type="float" office:value="1">
                <text:p>1</text:p>
                <draw:g>
                  <svg:desc>Sheet6.B1:Sheet6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6414480912226">
                <text:p>0.046414480912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8278949835335">
                <text:p>0.18278949835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3577826403845">
                <text:p>0.335778264038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7625359632368">
                <text:p>0.47625359632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9626887377918">
                <text:p>0.596268873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0666639298621">
                <text:p>0.70666639298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2927395227245">
                <text:p>0.82927395227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8502910063193">
                <text:p>0.98502910063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860796171077">
                <text:p>1.1860796171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4363770501815">
                <text:p>1.4363770501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7380678900563">
                <text:p>1.73806789005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.0975081985403">
                <text:p>2.0975081985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.5271768579936">
                <text:p>2.52717685799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0442475139825">
                <text:p>3.0442475139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6686964296196">
                <text:p>3.66869642961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.4228924976249">
                <text:p>4.4228924976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.3327338803221">
                <text:p>5.33273388032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.4294100283183">
                <text:p>6.4294100283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7510327677231">
                <text:p>7.7510327677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.3439966215532">
                <text:p>9.3439966215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1.264355446775">
                <text:p>11.264355446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.579562538379">
                <text:p>13.579562538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370769256789">
                <text:p>16.370769256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735726820574">
                <text:p>19.735726820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3.792294464972">
                <text:p>23.792294464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.682610828703">
                <text:p>28.682610828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4.578068270292">
                <text:p>34.5780682702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1.685292497614">
                <text:p>41.685292497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.253364329379">
                <text:p>50.253364329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0.582545678276">
                <text:p>60.582545678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3.03480938111">
                <text:p>73.03480938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8.046532048508">
                <text:p>88.046532048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6.14378949186">
                <text:p>106.14378949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7.96079126087">
                <text:p>127.96079126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4.26210342581">
                <text:p>154.26210342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85.96944077662">
                <text:p>185.969440776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4.19396781472">
                <text:p>224.193967814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0.27523968617">
                <text:p>270.27523968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25.828146785">
                <text:p>325.8281467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92.79950779369">
                <text:p>392.79950779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73.53629458064">
                <text:p>473.53629458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70.86788017648">
                <text:p>570.86788017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88.20519235787">
                <text:p>688.20519235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29.66024762261">
                <text:p>829.66024762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00.1902544579">
                <text:p>1000.19025445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205.771335831">
                <text:p>1205.7713358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453.6079588813">
                <text:p>1453.60795888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752.385411175">
                <text:p>1752.3854111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112.5741714356">
                <text:p>2112.5741714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546.7968412565">
                <text:p>2546.7968412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070.2704966967">
                <text:p>3070.2704966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01.3399617004">
                <text:p>3701.3399617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462.1206915812">
                <text:p>4462.1206915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379.2737960445">
                <text:p>5379.27379604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6484.9403619695">
                <text:p>6484.9403619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817.8678187444">
                <text:p>7817.86781874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424.7678189605">
                <text:p>9424.76781896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1361.953220588">
                <text:p>11361.9532205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697.311537704">
                <text:p>13697.311537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512.684018179">
                <text:p>16512.684018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9906.733721699">
                <text:p>19906.733721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998.403108202">
                <text:p>23998.403108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8931.082305884">
                <text:p>28931.082305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4877.634133237">
                <text:p>34877.6341332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2046.451974061">
                <text:p>42046.451974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688.762800062">
                <text:p>50688.762800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1107.431271157">
                <text:p>61107.431271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667.573447949">
                <text:p>73667.5734479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8809.352067634">
                <text:p>88809.3520676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7063.40178621">
                <text:p>107063.401786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9069.42495545">
                <text:p>129069.424955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5598.60961261">
                <text:p>155598.60961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7580.65530805">
                <text:p>187580.655308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26136.3538749">
                <text:p>226136.35387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72616.86691441">
                <text:p>272616.86691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28651.07645338">
                <text:p>328651.07645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96202.66814921">
                <text:p>396202.668149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77638.9474897">
                <text:p>477638.9474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75813.80061064">
                <text:p>575813.800610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94167.70704366">
                <text:p>694167.7070436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7.D2:Sheet7.E80" svg:x="0.32cm" svg:y="0.18cm" svg:width="12.46cm" svg:height="8.64cm">
          <chartooo:coordinate-region svg:x="0.965cm" svg:y="0.378cm" svg:width="11.61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E2:Sheet7.E80" chart:class="chart:scatter">
            <chart:domain table:cell-range-address="Sheet7.D2:Sheet7.D80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7.D2:Sheet7.D80</svg:desc>
                </draw:g>
              </table:table-cell>
              <table:table-cell office:value-type="float" office:value="64.933499714563">
                <text:p>64.933499714563</text:p>
                <draw:g>
                  <svg:desc>Sheet7.E2:Sheet7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.357078384229">
                <text:p>15.357078384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2503208248754">
                <text:p>7.2503208248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6272826609193">
                <text:p>4.6272826609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5135872785577">
                <text:p>3.5135872785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9810533507112">
                <text:p>2.9810533507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7179325008287">
                <text:p>2.7179325008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5913620870037">
                <text:p>2.5913620870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.5346347130018">
                <text:p>2.5346347130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.5116795102525">
                <text:p>2.5116795102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.5034646953132">
                <text:p>2.5034646953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.5008971362087">
                <text:p>2.500897136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.5002012676825">
                <text:p>2.5002012676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.500038447208">
                <text:p>2.500038447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.500005661967">
                <text:p>2.50000566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.4999999965811">
                <text:p>2.4999999965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4999991586503">
                <text:p>2.4999991586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.4999990528531">
                <text:p>2.4999990528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.4999990414795">
                <text:p>2.4999990414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.4999990404411">
                <text:p>2.4999990404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.4999990403608">
                <text:p>2.4999990403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.4999990403555">
                <text:p>2.4999990403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2.4999990403553">
                <text:p>2.49999904035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2.4999990403552">
                <text:p>2.4999990403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2.4999990403553">
                <text:p>2.499999040355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15cm" svg:y="3.955cm" style:legend-expansion="high" chart:style-name="ch2"/>
        <chart:plot-area chart:style-name="ch3" table:cell-range-address="Sheet6.A21:Sheet6.B46" svg:x="0.32cm" svg:y="0.18cm" svg:width="10.275cm" svg:height="8.64cm">
          <chartooo:coordinate-region svg:x="1.162cm" svg:y="0.379cm" svg:width="9.03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1:Sheet6.B46" chart:class="chart:scatter">
            <chart:domain table:cell-range-address="Sheet6.A21:Sheet6.A46"/>
            <chart:regression-curve chart:style-name="ch7">
              <chart:equation chart:display-equation="true" chart:display-r-square="false"/>
            </chart:regression-curve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6.A21:Sheet6.A46</svg:desc>
                </draw:g>
              </table:table-cell>
              <table:table-cell office:value-type="float" office:value="9.3439966215532">
                <text:p>9.3439966215532</text:p>
                <draw:g>
                  <svg:desc>Sheet6.B21:Sheet6.B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1.264355446775">
                <text:p>11.264355446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3.579562538379">
                <text:p>13.579562538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6.370769256789">
                <text:p>16.370769256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9.735726820574">
                <text:p>19.735726820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3.792294464972">
                <text:p>23.792294464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8.682610828703">
                <text:p>28.682610828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4.578068270292">
                <text:p>34.578068270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41.685292497614">
                <text:p>41.685292497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0.253364329379">
                <text:p>50.25336432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60.582545678276">
                <text:p>60.582545678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73.03480938111">
                <text:p>73.03480938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8.046532048508">
                <text:p>88.046532048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06.14378949186">
                <text:p>106.14378949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27.96079126087">
                <text:p>127.96079126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54.26210342581">
                <text:p>154.26210342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85.96944077662">
                <text:p>185.96944077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224.19396781472">
                <text:p>224.193967814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270.27523968617">
                <text:p>270.275239686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25.828146785">
                <text:p>325.828146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392.79950779369">
                <text:p>392.79950779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473.53629458064">
                <text:p>473.53629458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570.86788017648">
                <text:p>570.86788017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688.20519235787">
                <text:p>688.20519235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829.66024762261">
                <text:p>829.660247622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1000.1902544579">
                <text:p>1000.190254457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7.A1:Sheet7.B21" svg:x="0.32cm" svg:y="0.18cm" svg:width="12.46cm" svg:height="8.64cm">
          <chartooo:coordinate-region svg:x="1.162cm" svg:y="0.379cm" svg:width="11.419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21" chart:class="chart:scatter">
            <chart:domain table:cell-range-address="Sheet7.A1:Sheet7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7.A1:Sheet7.A21</svg:desc>
                </draw:g>
              </table:table-cell>
              <table:table-cell office:value-type="float" office:value="12.3696482196">
                <text:p>12.3696482196</text:p>
                <draw:g>
                  <svg:desc>Sheet7.B1:Sheet7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12128885806">
                <text:p>14.912128885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977195790786">
                <text:p>17.977195790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672262288978">
                <text:p>21.672262288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.126819676904">
                <text:p>26.126819676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496975134739">
                <text:p>31.49697513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.970922404892">
                <text:p>37.970922404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.775536924121">
                <text:p>45.775536924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5.18432653144">
                <text:p>55.18432653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27016379439">
                <text:p>66.527016379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0.201103946219">
                <text:p>80.20110394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6.685789086135">
                <text:p>96.685789086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6.55876728925">
                <text:p>116.55876728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0.51647465882">
                <text:p>140.51647465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.39849407934">
                <text:p>169.39849407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4.21697787411">
                <text:p>204.21697787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6.19211805095">
                <text:p>246.19211805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79490716867">
                <text:p>296.7949071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7.79868835211">
                <text:p>357.79868835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31.34130099389">
                <text:p>431.34130099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8.A2:Sheet8.C82 Sheet8.B1:Sheet8.C1" chart:data-source-has-labels="row" svg:x="1.276cm" svg:y="0.18cm" svg:width="11.493cm" svg:height="7.714cm">
          <chartooo:coordinate-region svg:x="2.236cm" svg:y="0.359cm" svg:width="10.295cm" svg:height="6.931cm"/>
          <chart:axis chart:dimension="x" chart:name="primary-x" chart:style-name="ch4">
            <chart:title svg:x="5.862cm" svg:y="8.075cm" chart:style-name="ch5">
              <text:p>流行時刻（日）</text:p>
            </chart:title>
          </chart:axis>
          <chart:axis chart:dimension="y" chart:name="primary-y" chart:style-name="ch6">
            <chart:title svg:x="0.451cm" svg:y="5.512cm" chart:style-name="ch7">
              <text:p>新規感染者数（人）</text:p>
            </chart:title>
            <chart:grid chart:style-name="ch8" chart:class="major"/>
          </chart:axis>
          <chart:series chart:style-name="ch9" chart:values-cell-range-address="Sheet8.B2:Sheet8.B82" chart:label-cell-address="Sheet8.B1:Sheet8.B1" chart:class="chart:scatter">
            <chart:domain table:cell-range-address="Sheet8.A2:Sheet8.A82"/>
            <chart:data-point chart:repeated="81"/>
          </chart:series>
          <chart:series chart:style-name="ch10" chart:values-cell-range-address="Sheet8.C2:Sheet8.C82" chart:label-cell-address="Sheet8.C1:Sheet8.C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8.B1:Sheet8.B1</svg:desc>
                </draw:g>
              </table:table-cell>
              <table:table-cell office:value-type="string">
                <text:p>80%削減</text:p>
                <draw:g>
                  <svg:desc>Sheet8.C1:Sheet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82</svg:desc>
                </draw:g>
              </table:table-cell>
              <table:table-cell office:value-type="float" office:value="12.3696482196">
                <text:p>12.3696482196</text:p>
                <draw:g>
                  <svg:desc>Sheet8.B2:Sheet8.B82</svg:desc>
                </draw:g>
              </table:table-cell>
              <table:table-cell office:value-type="float" office:value="12.3696482196">
                <text:p>12.3696482196</text:p>
                <draw:g>
                  <svg:desc>Sheet8.C2:Sheet8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12128885806">
                <text:p>14.912128885806</text:p>
              </table:table-cell>
              <table:table-cell office:value-type="float" office:value="14.912128885806">
                <text:p>14.912128885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977195790786">
                <text:p>17.977195790786</text:p>
              </table:table-cell>
              <table:table-cell office:value-type="float" office:value="17.977195790786">
                <text:p>17.977195790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672262288978">
                <text:p>21.672262288978</text:p>
              </table:table-cell>
              <table:table-cell office:value-type="float" office:value="21.672262288978">
                <text:p>21.672262288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.126819676904">
                <text:p>26.126819676904</text:p>
              </table:table-cell>
              <table:table-cell office:value-type="float" office:value="26.126819676904">
                <text:p>26.126819676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496975134739">
                <text:p>31.496975134739</text:p>
              </table:table-cell>
              <table:table-cell office:value-type="float" office:value="31.496975134739">
                <text:p>31.49697513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.970922404892">
                <text:p>37.970922404892</text:p>
              </table:table-cell>
              <table:table-cell office:value-type="float" office:value="37.970922404892">
                <text:p>37.970922404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.775536924121">
                <text:p>45.775536924121</text:p>
              </table:table-cell>
              <table:table-cell office:value-type="float" office:value="45.775536924121">
                <text:p>45.775536924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5.18432653144">
                <text:p>55.18432653144</text:p>
              </table:table-cell>
              <table:table-cell office:value-type="float" office:value="55.18432653144">
                <text:p>55.18432653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27016379439">
                <text:p>66.527016379439</text:p>
              </table:table-cell>
              <table:table-cell office:value-type="float" office:value="66.527016379439">
                <text:p>66.527016379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0.201103946219">
                <text:p>80.201103946219</text:p>
              </table:table-cell>
              <table:table-cell office:value-type="float" office:value="80.201103946219">
                <text:p>80.20110394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6.685789086135">
                <text:p>96.685789086135</text:p>
              </table:table-cell>
              <table:table-cell office:value-type="float" office:value="96.685789086135">
                <text:p>96.685789086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6.55876728925">
                <text:p>116.55876728925</text:p>
              </table:table-cell>
              <table:table-cell office:value-type="float" office:value="116.55876728925">
                <text:p>116.55876728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0.51647465882">
                <text:p>140.51647465882</text:p>
              </table:table-cell>
              <table:table-cell office:value-type="float" office:value="140.51647465882">
                <text:p>140.51647465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.39849407934">
                <text:p>169.39849407934</text:p>
              </table:table-cell>
              <table:table-cell office:value-type="float" office:value="169.39849407934">
                <text:p>169.39849407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4.21697787411">
                <text:p>204.21697787411</text:p>
              </table:table-cell>
              <table:table-cell office:value-type="float" office:value="204.21697787411">
                <text:p>204.21697787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6.19211805095">
                <text:p>246.19211805095</text:p>
              </table:table-cell>
              <table:table-cell office:value-type="float" office:value="246.19211805095">
                <text:p>246.19211805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79490716867">
                <text:p>296.79490716867</text:p>
              </table:table-cell>
              <table:table-cell office:value-type="float" office:value="296.79490716867">
                <text:p>296.79490716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7.79868835211">
                <text:p>357.79868835211</text:p>
              </table:table-cell>
              <table:table-cell office:value-type="float" office:value="357.79868835211">
                <text:p>357.79868835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31.34130099389">
                <text:p>431.34130099389</text:p>
              </table:table-cell>
              <table:table-cell office:value-type="float" office:value="431.34130099389">
                <text:p>431.34130099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9.40870514845">
                <text:p>219.40870514845</text:p>
              </table:table-cell>
              <table:table-cell office:value-type="float" office:value="125.37640294197">
                <text:p>125.37640294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57.88695356433">
                <text:p>257.88695356433</text:p>
              </table:table-cell>
              <table:table-cell office:value-type="float" office:value="146.49108136615">
                <text:p>146.49108136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5.02459607859">
                <text:p>285.02459607859</text:p>
              </table:table-cell>
              <table:table-cell office:value-type="float" office:value="158.44001280624">
                <text:p>158.44001280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97.28880107091">
                <text:p>297.28880107091</text:p>
              </table:table-cell>
              <table:table-cell office:value-type="float" office:value="158.68227025195">
                <text:p>158.68227025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96.38867191406">
                <text:p>296.38867191406</text:p>
              </table:table-cell>
              <table:table-cell office:value-type="float" office:value="148.6358891951">
                <text:p>148.6358891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7.34104114861">
                <text:p>287.34104114861</text:p>
              </table:table-cell>
              <table:table-cell office:value-type="float" office:value="132.34347361732">
                <text:p>132.34347361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5.78128281734">
                <text:p>275.78128281734</text:p>
              </table:table-cell>
              <table:table-cell office:value-type="float" office:value="114.46718275605">
                <text:p>114.46718275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65.58103351832">
                <text:p>265.58103351832</text:p>
              </table:table-cell>
              <table:table-cell office:value-type="float" office:value="98.41221310422">
                <text:p>98.41221310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57.96576688532">
                <text:p>257.96576688532</text:p>
              </table:table-cell>
              <table:table-cell office:value-type="float" office:value="85.514352558699">
                <text:p>85.514352558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2.22193518945">
                <text:p>252.22193518945</text:p>
              </table:table-cell>
              <table:table-cell office:value-type="float" office:value="75.442112816022">
                <text:p>75.442112816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7.07069411176">
                <text:p>247.07069411176</text:p>
              </table:table-cell>
              <table:table-cell office:value-type="float" office:value="67.19328801277">
                <text:p>67.193288012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41.67490276076">
                <text:p>241.67490276076</text:p>
              </table:table-cell>
              <table:table-cell office:value-type="float" office:value="59.92092976053">
                <text:p>59.92092976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5.87778077713">
                <text:p>235.87778077713</text:p>
              </table:table-cell>
              <table:table-cell office:value-type="float" office:value="53.234129824209">
                <text:p>53.234129824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29.92080833193">
                <text:p>229.92080833193</text:p>
              </table:table-cell>
              <table:table-cell office:value-type="float" office:value="47.088091289915">
                <text:p>47.088091289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4.08282351356">
                <text:p>224.08282351356</text:p>
              </table:table-cell>
              <table:table-cell office:value-type="float" office:value="41.554371542536">
                <text:p>41.554371542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8.497119068">
                <text:p>218.497119068</text:p>
              </table:table-cell>
              <table:table-cell office:value-type="float" office:value="36.668725002569">
                <text:p>36.6687250025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13.15509304862">
                <text:p>213.15509304862</text:p>
              </table:table-cell>
              <table:table-cell office:value-type="float" office:value="32.394499926811">
                <text:p>32.394499926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7.98918804927">
                <text:p>207.98918804927</text:p>
              </table:table-cell>
              <table:table-cell office:value-type="float" office:value="28.651617694564">
                <text:p>28.6516176945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2.94251150991">
                <text:p>202.94251150991</text:p>
              </table:table-cell>
              <table:table-cell office:value-type="float" office:value="25.355221437886">
                <text:p>25.355221437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97.99313249547">
                <text:p>197.99313249547</text:p>
              </table:table-cell>
              <table:table-cell office:value-type="float" office:value="22.437025493542">
                <text:p>22.437025493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3.14503969393">
                <text:p>193.14503969393</text:p>
              </table:table-cell>
              <table:table-cell office:value-type="float" office:value="19.84813000043">
                <text:p>19.84813000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8.40967213179">
                <text:p>188.40967213179</text:p>
              </table:table-cell>
              <table:table-cell office:value-type="float" office:value="17.552631730202">
                <text:p>17.552631730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83.79368283294">
                <text:p>183.79368283294</text:p>
              </table:table-cell>
              <table:table-cell office:value-type="float" office:value="15.520594886277">
                <text:p>15.520594886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9.2962927661">
                <text:p>179.2962927661</text:p>
              </table:table-cell>
              <table:table-cell office:value-type="float" office:value="13.724179008715">
                <text:p>13.7241790087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4.91234202344">
                <text:p>174.91234202344</text:p>
              </table:table-cell>
              <table:table-cell office:value-type="float" office:value="12.13683157227">
                <text:p>12.13683157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70.63613273857">
                <text:p>170.63613273857</text:p>
              </table:table-cell>
              <table:table-cell office:value-type="float" office:value="10.733928248907">
                <text:p>10.7339282489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6.46345920728">
                <text:p>166.46345920728</text:p>
              </table:table-cell>
              <table:table-cell office:value-type="float" office:value="9.4934705315211">
                <text:p>9.4934705315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62.39169725599">
                <text:p>162.39169725599</text:p>
              </table:table-cell>
              <table:table-cell office:value-type="float" office:value="8.3962702604508">
                <text:p>8.3962702604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58.41898857612">
                <text:p>158.41898857612</text:p>
              </table:table-cell>
              <table:table-cell office:value-type="float" office:value="7.4256806464192">
                <text:p>7.4256806464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4.5434853489">
                <text:p>154.5434853489</text:p>
              </table:table-cell>
              <table:table-cell office:value-type="float" office:value="6.5671544963725">
                <text:p>6.5671544963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50.76304583855">
                <text:p>150.76304583855</text:p>
              </table:table-cell>
              <table:table-cell office:value-type="float" office:value="5.8078494050449">
                <text:p>5.80784940504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7.07529879953">
                <text:p>147.07529879953</text:p>
              </table:table-cell>
              <table:table-cell office:value-type="float" office:value="5.1363572195014">
                <text:p>5.1363572195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3.47783293099">
                <text:p>143.47783293099</text:p>
              </table:table-cell>
              <table:table-cell office:value-type="float" office:value="4.5425352455103">
                <text:p>4.5425352455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9.96833385515">
                <text:p>139.96833385515</text:p>
              </table:table-cell>
              <table:table-cell office:value-type="float" office:value="4.0173869437041">
                <text:p>4.0173869437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6.54462016296">
                <text:p>136.54462016296</text:p>
              </table:table-cell>
              <table:table-cell office:value-type="float" office:value="3.5529542540994">
                <text:p>3.552954254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3.20461406636">
                <text:p>133.20461406636</text:p>
              </table:table-cell>
              <table:table-cell office:value-type="float" office:value="3.142208393269">
                <text:p>3.1422083932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.94629910346">
                <text:p>129.94629910346</text:p>
              </table:table-cell>
              <table:table-cell office:value-type="float" office:value="2.7789419149182">
                <text:p>2.7789419149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6.7676952516">
                <text:p>126.7676952516</text:p>
              </table:table-cell>
              <table:table-cell office:value-type="float" office:value="2.4576689366428">
                <text:p>2.45766893664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3.66685500936">
                <text:p>123.66685500936</text:p>
              </table:table-cell>
              <table:table-cell office:value-type="float" office:value="2.1735377058406">
                <text:p>2.1735377058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0.64187022682">
                <text:p>120.64187022682</text:p>
              </table:table-cell>
              <table:table-cell office:value-type="float" office:value="1.9222557165916">
                <text:p>1.9222557165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7.69087915872">
                <text:p>117.69087915872</text:p>
              </table:table-cell>
              <table:table-cell office:value-type="float" office:value="1.7000252979747">
                <text:p>1.7000252979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4.8120690046">
                <text:p>114.8120690046</text:p>
              </table:table-cell>
              <table:table-cell office:value-type="float" office:value="1.5034872524875">
                <text:p>1.5034872524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2.00367441045">
                <text:p>112.00367441045</text:p>
              </table:table-cell>
              <table:table-cell office:value-type="float" office:value="1.3296708073303">
                <text:p>1.3296708073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9.26397442862">
                <text:p>109.26397442862</text:p>
              </table:table-cell>
              <table:table-cell office:value-type="float" office:value="1.1759489307149">
                <text:p>1.1759489307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6.59128991637">
                <text:p>106.59128991637</text:p>
              </table:table-cell>
              <table:table-cell office:value-type="float" office:value="1.0399985272559">
                <text:p>1.03999852725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3.98398201092">
                <text:p>103.98398201092</text:p>
              </table:table-cell>
              <table:table-cell office:value-type="float" office:value="0.919765153844">
                <text:p>0.9197651538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1.4404513699">
                <text:p>101.4404513699</text:p>
              </table:table-cell>
              <table:table-cell office:value-type="float" office:value="0.81343185912069">
                <text:p>0.81343185912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98.959137623251">
                <text:p>98.959137623251</text:p>
              </table:table-cell>
              <table:table-cell office:value-type="float" office:value="0.71939169706555">
                <text:p>0.71939169706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6.538518687711">
                <text:p>96.538518687711</text:p>
              </table:table-cell>
              <table:table-cell office:value-type="float" office:value="0.6362234630943">
                <text:p>0.63622346309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4.177109881078">
                <text:p>94.177109881078</text:p>
              </table:table-cell>
              <table:table-cell office:value-type="float" office:value="0.56267024563837">
                <text:p>0.562670245638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1.873462934146">
                <text:p>91.873462934146</text:p>
              </table:table-cell>
              <table:table-cell office:value-type="float" office:value="0.49762044834807">
                <text:p>0.49762044834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9.626165013531">
                <text:p>89.626165013531</text:p>
              </table:table-cell>
              <table:table-cell office:value-type="float" office:value="0.44009099424136">
                <text:p>0.44009099424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7.433837811236">
                <text:p>87.433837811236</text:p>
              </table:table-cell>
              <table:table-cell office:value-type="float" office:value="0.38921246467954">
                <text:p>0.389212464679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5.295136699884">
                <text:p>85.295136699884</text:p>
              </table:table-cell>
              <table:table-cell office:value-type="float" office:value="0.34421595521115">
                <text:p>0.344215955211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.208749927827">
                <text:p>83.208749927827</text:p>
              </table:table-cell>
              <table:table-cell office:value-type="float" office:value="0.30442145274042">
                <text:p>0.304421452740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1.173397831719">
                <text:p>81.173397831719</text:p>
              </table:table-cell>
              <table:table-cell office:value-type="float" office:value="0.26922755840894">
                <text:p>0.269227558408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9.187832057942">
                <text:p>79.187832057942</text:p>
              </table:table-cell>
              <table:table-cell office:value-type="float" office:value="0.23810239966207">
                <text:p>0.238102399662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7.250834794947">
                <text:p>77.250834794947</text:p>
              </table:table-cell>
              <table:table-cell office:value-type="float" office:value="0.21057559307857">
                <text:p>0.21057559307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5.361218021804">
                <text:p>75.361218021804</text:p>
              </table:table-cell>
              <table:table-cell office:value-type="float" office:value="0.18623113604532">
                <text:p>0.18623113604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3.517822776466">
                <text:p>73.517822776466</text:p>
              </table:table-cell>
              <table:table-cell office:value-type="float" office:value="0.16470111988835">
                <text:p>0.1647011198883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8.A2:Sheet8.A82 Sheet8.E1:Sheet8.F82" chart:data-source-has-labels="row" svg:x="1.276cm" svg:y="0.18cm" svg:width="11.493cm" svg:height="7.714cm">
          <chartooo:coordinate-region svg:x="2.236cm" svg:y="0.359cm" svg:width="10.295cm" svg:height="6.931cm"/>
          <chart:axis chart:dimension="x" chart:name="primary-x" chart:style-name="ch4">
            <chart:title svg:x="5.862cm" svg:y="8.075cm" chart:style-name="ch5">
              <text:p>流行時刻（日）</text:p>
            </chart:title>
          </chart:axis>
          <chart:axis chart:dimension="y" chart:name="primary-y" chart:style-name="ch6">
            <chart:title svg:x="0.451cm" svg:y="5.512cm" chart:style-name="ch7">
              <text:p>新規感染者数（人）</text:p>
            </chart:title>
            <chart:grid chart:style-name="ch8" chart:class="major"/>
          </chart:axis>
          <chart:series chart:style-name="ch9" chart:values-cell-range-address="Sheet8.E2:Sheet8.E82" chart:label-cell-address="Sheet8.E1:Sheet8.E1" chart:class="chart:scatter">
            <chart:domain table:cell-range-address="Sheet8.A2:Sheet8.A82"/>
            <chart:data-point chart:repeated="81"/>
          </chart:series>
          <chart:series chart:style-name="ch10" chart:values-cell-range-address="Sheet8.F2:Sheet8.F82" chart:label-cell-address="Sheet8.F1:Sheet8.F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8.E1:Sheet8.E1</svg:desc>
                </draw:g>
              </table:table-cell>
              <table:table-cell office:value-type="string">
                <text:p>80%削減</text:p>
                <draw:g>
                  <svg:desc>Sheet8.F1:Sheet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82</svg:desc>
                </draw:g>
              </table:table-cell>
              <table:table-cell office:value-type="float" office:value="0">
                <text:p>0</text:p>
                <draw:g>
                  <svg:desc>Sheet8.E2:Sheet8.E82</svg:desc>
                </draw:g>
              </table:table-cell>
              <table:table-cell office:value-type="float" office:value="0">
                <text:p>0</text:p>
                <draw:g>
                  <svg:desc>Sheet8.F2:Sheet8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3584038513706">
                <text:p>0.083584038513706</text:p>
              </table:table-cell>
              <table:table-cell office:value-type="float" office:value="0.083584038513706">
                <text:p>0.083584038513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1262458705865">
                <text:p>1.1262458705865</text:p>
              </table:table-cell>
              <table:table-cell office:value-type="float" office:value="1.1262458705865">
                <text:p>1.1262458705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3055491897008">
                <text:p>3.3055491897008</text:p>
              </table:table-cell>
              <table:table-cell office:value-type="float" office:value="3.3055491897008">
                <text:p>3.3055491897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0562953480025">
                <text:p>6.0562953480025</text:p>
              </table:table-cell>
              <table:table-cell office:value-type="float" office:value="6.0562953480025">
                <text:p>6.0562953480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0808143828502">
                <text:p>9.0808143828502</text:p>
              </table:table-cell>
              <table:table-cell office:value-type="float" office:value="9.0808143828502">
                <text:p>9.0808143828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.343178437193">
                <text:p>12.343178437193</text:p>
              </table:table-cell>
              <table:table-cell office:value-type="float" office:value="12.343178437193">
                <text:p>12.343178437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.930499556197">
                <text:p>15.930499556197</text:p>
              </table:table-cell>
              <table:table-cell office:value-type="float" office:value="15.930499556197">
                <text:p>15.930499556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9.980683502355">
                <text:p>19.980683502355</text:p>
              </table:table-cell>
              <table:table-cell office:value-type="float" office:value="19.980683502355">
                <text:p>19.980683502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.656751979152">
                <text:p>24.656751979152</text:p>
              </table:table-cell>
              <table:table-cell office:value-type="float" office:value="24.656751979152">
                <text:p>24.656751979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0.142173488529">
                <text:p>30.142173488529</text:p>
              </table:table-cell>
              <table:table-cell office:value-type="float" office:value="30.142173488529">
                <text:p>30.142173488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6.644692193364">
                <text:p>36.644692193364</text:p>
              </table:table-cell>
              <table:table-cell office:value-type="float" office:value="36.644692193364">
                <text:p>36.644692193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4.403667939154">
                <text:p>44.403667939154</text:p>
              </table:table-cell>
              <table:table-cell office:value-type="float" office:value="44.403667939154">
                <text:p>44.403667939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3.699244341823">
                <text:p>53.699244341823</text:p>
              </table:table-cell>
              <table:table-cell office:value-type="float" office:value="53.699244341823">
                <text:p>53.699244341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4.862993350465">
                <text:p>64.862993350465</text:p>
              </table:table-cell>
              <table:table-cell office:value-type="float" office:value="64.862993350465">
                <text:p>64.862993350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8.290217822469">
                <text:p>78.290217822469</text:p>
              </table:table-cell>
              <table:table-cell office:value-type="float" office:value="78.290217822469">
                <text:p>78.290217822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4.454317211791">
                <text:p>94.454317211791</text:p>
              </table:table-cell>
              <table:table-cell office:value-type="float" office:value="94.454317211791">
                <text:p>94.454317211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3.9237467189">
                <text:p>113.9237467189</text:p>
              </table:table-cell>
              <table:table-cell office:value-type="float" office:value="113.9237467189">
                <text:p>113.9237467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7.38219828787">
                <text:p>137.38219828787</text:p>
              </table:table-cell>
              <table:table-cell office:value-type="float" office:value="137.38219828787">
                <text:p>137.38219828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5.65274124134">
                <text:p>165.65274124134</text:p>
              </table:table-cell>
              <table:table-cell office:value-type="float" office:value="165.65274124134">
                <text:p>165.652741241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9.72679179117">
                <text:p>199.72679179117</text:p>
              </table:table-cell>
              <table:table-cell office:value-type="float" office:value="199.72679179117">
                <text:p>199.72679179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0.79894369243">
                <text:p>240.79894369243</text:p>
              </table:table-cell>
              <table:table-cell office:value-type="float" office:value="240.79894369243">
                <text:p>240.79894369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7.55552030245">
                <text:p>287.55552030245</text:p>
              </table:table-cell>
              <table:table-cell office:value-type="float" office:value="286.92012635837">
                <text:p>286.92012635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12.84712808238">
                <text:p>312.84712808238</text:p>
              </table:table-cell>
              <table:table-cell office:value-type="float" office:value="304.29883869943">
                <text:p>304.298838699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12.272999873">
                <text:p>312.272999873</text:p>
              </table:table-cell>
              <table:table-cell office:value-type="float" office:value="287.37559032059">
                <text:p>287.37559032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4.73408788666">
                <text:p>304.73408788666</text:p>
              </table:table-cell>
              <table:table-cell office:value-type="float" office:value="260.01620252876">
                <text:p>260.01620252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99.30937592001">
                <text:p>299.30937592001</text:p>
              </table:table-cell>
              <table:table-cell office:value-type="float" office:value="234.70475048164">
                <text:p>234.70475048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96.66169324538">
                <text:p>296.66169324538</text:p>
              </table:table-cell>
              <table:table-cell office:value-type="float" office:value="213.70396934834">
                <text:p>213.70396934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94.77765800368">
                <text:p>294.77765800368</text:p>
              </table:table-cell>
              <table:table-cell office:value-type="float" office:value="195.59450433899">
                <text:p>195.594504338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1.9581229781">
                <text:p>291.9581229781</text:p>
              </table:table-cell>
              <table:table-cell office:value-type="float" office:value="178.72388855192">
                <text:p>178.72388855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87.65573747471">
                <text:p>287.65573747471</text:p>
              </table:table-cell>
              <table:table-cell office:value-type="float" office:value="162.31443251948">
                <text:p>162.31443251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82.19500389442">
                <text:p>282.19500389442</text:p>
              </table:table-cell>
              <table:table-cell office:value-type="float" office:value="146.38680885475">
                <text:p>146.38680885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76.19171200987">
                <text:p>276.19171200987</text:p>
              </table:table-cell>
              <table:table-cell office:value-type="float" office:value="131.31565132781">
                <text:p>131.31565132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70.11915034682">
                <text:p>270.11915034682</text:p>
              </table:table-cell>
              <table:table-cell office:value-type="float" office:value="117.44146529243">
                <text:p>117.44146529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64.17152175434">
                <text:p>264.17152175434</text:p>
              </table:table-cell>
              <table:table-cell office:value-type="float" office:value="104.90317638971">
                <text:p>104.90317638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8.34295717386">
                <text:p>258.34295717386</text:p>
              </table:table-cell>
              <table:table-cell office:value-type="float" office:value="93.657062289341">
                <text:p>93.657062289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52.56585674138">
                <text:p>252.56585674138</text:p>
              </table:table-cell>
              <table:table-cell office:value-type="float" office:value="83.571477306074">
                <text:p>83.5714773060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6.80113647467">
                <text:p>246.80113647467</text:p>
              </table:table-cell>
              <table:table-cell office:value-type="float" office:value="74.507967382101">
                <text:p>74.507967382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.05736704486">
                <text:p>241.05736704486</text:p>
              </table:table-cell>
              <table:table-cell office:value-type="float" office:value="66.356413097491">
                <text:p>66.356413097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5.36857396329">
                <text:p>235.36857396329</text:p>
              </table:table-cell>
              <table:table-cell office:value-type="float" office:value="59.034407212072">
                <text:p>59.034407212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29.76730318338">
                <text:p>229.76730318338</text:p>
              </table:table-cell>
              <table:table-cell office:value-type="float" office:value="52.47361632193">
                <text:p>52.47361632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24.27157879813">
                <text:p>224.27157879813</text:p>
              </table:table-cell>
              <table:table-cell office:value-type="float" office:value="46.608878958152">
                <text:p>46.608878958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18.8858303361">
                <text:p>218.8858303361</text:p>
              </table:table-cell>
              <table:table-cell office:value-type="float" office:value="41.374584702734">
                <text:p>41.374584702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13.60777601507">
                <text:p>213.60777601507</text:p>
              </table:table-cell>
              <table:table-cell office:value-type="float" office:value="36.706068269608">
                <text:p>36.7060682696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08.43429258305">
                <text:p>208.43429258305</text:p>
              </table:table-cell>
              <table:table-cell office:value-type="float" office:value="32.542303006443">
                <text:p>32.542303006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03.36372755108">
                <text:p>203.36372755108</text:p>
              </table:table-cell>
              <table:table-cell office:value-type="float" office:value="28.827629577738">
                <text:p>28.827629577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98.39548037019">
                <text:p>198.39548037019</text:p>
              </table:table-cell>
              <table:table-cell office:value-type="float" office:value="25.512050144877">
                <text:p>25.5120501448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93.52871428113">
                <text:p>193.52871428113</text:p>
              </table:table-cell>
              <table:table-cell office:value-type="float" office:value="22.550622653058">
                <text:p>22.5506226530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8.76146801928">
                <text:p>188.76146801928</text:p>
              </table:table-cell>
              <table:table-cell office:value-type="float" office:value="19.902616396444">
                <text:p>19.902616396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84.09047453511">
                <text:p>184.09047453511</text:p>
              </table:table-cell>
              <table:table-cell office:value-type="float" office:value="17.530809397409">
                <text:p>17.5308093974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79.6219465758">
                <text:p>179.6219465758</text:p>
              </table:table-cell>
              <table:table-cell office:value-type="float" office:value="15.537055466539">
                <text:p>15.5370554665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5.24441635491">
                <text:p>175.24441635491</text:p>
              </table:table-cell>
              <table:table-cell office:value-type="float" office:value="13.757973375034">
                <text:p>13.757973375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70.96184279306">
                <text:p>170.96184279306</text:p>
              </table:table-cell>
              <table:table-cell office:value-type="float" office:value="12.173564593545">
                <text:p>12.173564593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6.77800689434">
                <text:p>166.77800689434</text:p>
              </table:table-cell>
              <table:table-cell office:value-type="float" office:value="10.766171048599">
                <text:p>10.766171048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2.69512555874">
                <text:p>162.69512555874</text:p>
              </table:table-cell>
              <table:table-cell office:value-type="float" office:value="9.5192450581026">
                <text:p>9.5192450581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58.71322769327">
                <text:p>158.71322769327</text:p>
              </table:table-cell>
              <table:table-cell office:value-type="float" office:value="8.4166529468272">
                <text:p>8.41665294682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54.83038854895">
                <text:p>154.83038854895</text:p>
              </table:table-cell>
              <table:table-cell office:value-type="float" office:value="7.4426132614523">
                <text:p>7.44261326145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51.0435828808">
                <text:p>151.0435828808</text:p>
              </table:table-cell>
              <table:table-cell office:value-type="float" office:value="6.5821299540215">
                <text:p>6.5821299540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7.34962532739">
                <text:p>147.34962532739</text:p>
              </table:table-cell>
              <table:table-cell office:value-type="float" office:value="5.8215470280231">
                <text:p>5.8215470280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43.74574196956">
                <text:p>143.74574196956</text:p>
              </table:table-cell>
              <table:table-cell office:value-type="float" office:value="5.1488759259663">
                <text:p>5.1488759259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0.2296581544">
                <text:p>140.2296581544</text:p>
              </table:table-cell>
              <table:table-cell office:value-type="float" office:value="4.5537783053962">
                <text:p>4.55377830539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6.79939356084">
                <text:p>136.79939356084</text:p>
              </table:table-cell>
              <table:table-cell office:value-type="float" office:value="4.0273156527621">
                <text:p>4.02731565276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3.45302981319">
                <text:p>133.45302981319</text:p>
              </table:table-cell>
              <table:table-cell office:value-type="float" office:value="3.5616525765301">
                <text:p>3.56165257653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0.18859841226">
                <text:p>130.18859841226</text:p>
              </table:table-cell>
              <table:table-cell office:value-type="float" office:value="3.1498348875878">
                <text:p>3.14983488758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7.00408814159">
                <text:p>127.00408814159</text:p>
              </table:table-cell>
              <table:table-cell office:value-type="float" office:value="2.7856622033264">
                <text:p>2.7856622033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3.89750098355">
                <text:p>123.89750098355</text:p>
              </table:table-cell>
              <table:table-cell office:value-type="float" office:value="2.463617557518">
                <text:p>2.463617557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0.86689645356">
                <text:p>120.86689645356</text:p>
              </table:table-cell>
              <table:table-cell office:value-type="float" office:value="2.1788130653578">
                <text:p>2.1788130653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17.91040479468">
                <text:p>117.91040479468</text:p>
              </table:table-cell>
              <table:table-cell office:value-type="float" office:value="1.9269317144963">
                <text:p>1.9269317144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15.02621846346">
                <text:p>115.02621846346</text:p>
              </table:table-cell>
              <table:table-cell office:value-type="float" office:value="1.7041640914009">
                <text:p>1.70416409140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2.21257835416">
                <text:p>112.21257835416</text:p>
              </table:table-cell>
              <table:table-cell office:value-type="float" office:value="1.5071462893799">
                <text:p>1.5071462893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9.46776487558">
                <text:p>109.46776487558</text:p>
              </table:table-cell>
              <table:table-cell office:value-type="float" office:value="1.3329043473651">
                <text:p>1.3329043473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6.79009556831">
                <text:p>106.79009556831</text:p>
              </table:table-cell>
              <table:table-cell office:value-type="float" office:value="1.1788069871184">
                <text:p>1.17880698711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4.17792634573">
                <text:p>104.17792634573</text:p>
              </table:table-cell>
              <table:table-cell office:value-type="float" office:value="1.0425257147308">
                <text:p>1.04252571473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1.62965306316">
                <text:p>101.62965306316</text:p>
              </table:table-cell>
              <table:table-cell office:value-type="float" office:value="0.9220004480861">
                <text:p>0.92200044808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9.143711797186">
                <text:p>99.143711797186</text:p>
              </table:table-cell>
              <table:table-cell office:value-type="float" office:value="0.81540915379782">
                <text:p>0.81540915379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6.718577861555">
                <text:p>96.718577861555</text:p>
              </table:table-cell>
              <table:table-cell office:value-type="float" office:value="0.72114065695841">
                <text:p>0.721140656958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4.352764294473">
                <text:p>94.352764294473</text:p>
              </table:table-cell>
              <table:table-cell office:value-type="float" office:value="0.63777028393071">
                <text:p>0.637770283930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2.044820451038">
                <text:p>92.044820451038</text:p>
              </table:table-cell>
              <table:table-cell office:value-type="float" office:value="0.5640381852637">
                <text:p>0.5640381852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9.79333093292">
                <text:p>89.79333093292</text:p>
              </table:table-cell>
              <table:table-cell office:value-type="float" office:value="0.49883017102986">
                <text:p>0.49883017102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7.596914779809">
                <text:p>87.596914779809</text:p>
              </table:table-cell>
              <table:table-cell office:value-type="float" office:value="0.44116082212515">
                <text:p>0.44116082212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5.45422475404">
                <text:p>85.45422475404</text:p>
              </table:table-cell>
              <table:table-cell office:value-type="float" office:value="0.39015860432566">
                <text:p>0.390158604325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maximum="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8.A2:Sheet8.A82 Sheet8.G1:Sheet8.H82" chart:data-source-has-labels="row" svg:x="1.276cm" svg:y="0.18cm" svg:width="11.493cm" svg:height="7.714cm">
          <chartooo:coordinate-region svg:x="2.236cm" svg:y="0.359cm" svg:width="10.295cm" svg:height="6.931cm"/>
          <chart:axis chart:dimension="x" chart:name="primary-x" chart:style-name="ch4">
            <chart:title svg:x="5.862cm" svg:y="8.075cm" chart:style-name="ch5">
              <text:p>流行時刻（日）</text:p>
            </chart:title>
          </chart:axis>
          <chart:axis chart:dimension="y" chart:name="primary-y" chart:style-name="ch6">
            <chart:title svg:x="0.451cm" svg:y="5.512cm" chart:style-name="ch7">
              <text:p>新規感染者数（人）</text:p>
            </chart:title>
            <chart:grid chart:style-name="ch8" chart:class="major"/>
          </chart:axis>
          <chart:series chart:style-name="ch9" chart:values-cell-range-address="Sheet8.G2:Sheet8.G82" chart:label-cell-address="Sheet8.G1:Sheet8.G1" chart:class="chart:scatter">
            <chart:domain table:cell-range-address="Sheet8.A2:Sheet8.A82"/>
            <chart:data-point chart:repeated="81"/>
          </chart:series>
          <chart:series chart:style-name="ch10" chart:values-cell-range-address="Sheet8.H2:Sheet8.H82" chart:label-cell-address="Sheet8.H1:Sheet8.H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8.G1:Sheet8.G1</svg:desc>
                </draw:g>
              </table:table-cell>
              <table:table-cell office:value-type="string">
                <text:p>80%削減</text:p>
                <draw:g>
                  <svg:desc>Sheet8.H1:Sheet8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.A2:Sheet8.A82</svg:desc>
                </draw:g>
              </table:table-cell>
              <table:table-cell office:value-type="float" office:value="0">
                <text:p>0</text:p>
                <draw:g>
                  <svg:desc>Sheet8.G2:Sheet8.G82</svg:desc>
                </draw:g>
              </table:table-cell>
              <table:table-cell office:value-type="float" office:value="0">
                <text:p>0</text:p>
                <draw:g>
                  <svg:desc>Sheet8.H2:Sheet8.H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19606274480545">
                <text:p>0.0019606274480545</text:p>
              </table:table-cell>
              <table:table-cell office:value-type="float" office:value="0.0019606274480545">
                <text:p>0.0019606274480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083321910169">
                <text:p>0.03083321910169</text:p>
              </table:table-cell>
              <table:table-cell office:value-type="float" office:value="0.03083321910169">
                <text:p>0.0308332191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306102931261">
                <text:p>0.14306102931261</text:p>
              </table:table-cell>
              <table:table-cell office:value-type="float" office:value="0.14306102931261">
                <text:p>0.14306102931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050348407991">
                <text:p>0.4050348407991</text:p>
              </table:table-cell>
              <table:table-cell office:value-type="float" office:value="0.4050348407991">
                <text:p>0.4050348407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7429082069302">
                <text:p>0.87429082069302</text:p>
              </table:table-cell>
              <table:table-cell office:value-type="float" office:value="0.87429082069302">
                <text:p>0.87429082069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5955931653189">
                <text:p>1.5955931653189</text:p>
              </table:table-cell>
              <table:table-cell office:value-type="float" office:value="1.5955931653189">
                <text:p>1.595593165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603895427442">
                <text:p>2.603895427442</text:p>
              </table:table-cell>
              <table:table-cell office:value-type="float" office:value="2.603895427442">
                <text:p>2.603895427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9292638641776">
                <text:p>3.9292638641776</text:p>
              </table:table-cell>
              <table:table-cell office:value-type="float" office:value="3.9292638641776">
                <text:p>3.9292638641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6020312250746">
                <text:p>5.6020312250746</text:p>
              </table:table-cell>
              <table:table-cell office:value-type="float" office:value="5.6020312250746">
                <text:p>5.6020312250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6576876495723">
                <text:p>7.6576876495723</text:p>
              </table:table-cell>
              <table:table-cell office:value-type="float" office:value="7.6576876495723">
                <text:p>7.6576876495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.141423836956">
                <text:p>10.141423836956</text:p>
              </table:table-cell>
              <table:table-cell office:value-type="float" office:value="10.141423836956">
                <text:p>10.141423836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.112383658477">
                <text:p>13.112383658477</text:p>
              </table:table-cell>
              <table:table-cell office:value-type="float" office:value="13.112383658477">
                <text:p>13.112383658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.647750866587">
                <text:p>16.647750866587</text:p>
              </table:table-cell>
              <table:table-cell office:value-type="float" office:value="16.647750866587">
                <text:p>16.647750866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.846841932809">
                <text:p>20.846841932809</text:p>
              </table:table-cell>
              <table:table-cell office:value-type="float" office:value="20.846841932809">
                <text:p>20.846841932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5.83541664488">
                <text:p>25.83541664488</text:p>
              </table:table-cell>
              <table:table-cell office:value-type="float" office:value="25.83541664488">
                <text:p>25.83541664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1.770451530793">
                <text:p>31.770451530793</text:p>
              </table:table-cell>
              <table:table-cell office:value-type="float" office:value="31.770451530793">
                <text:p>31.770451530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8.845649458726">
                <text:p>38.845649458726</text:p>
              </table:table-cell>
              <table:table-cell office:value-type="float" office:value="38.845649458726">
                <text:p>38.845649458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7.297984370371">
                <text:p>47.297984370371</text:p>
              </table:table-cell>
              <table:table-cell office:value-type="float" office:value="47.297984370371">
                <text:p>47.297984370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7.415606607675">
                <text:p>57.415606607675</text:p>
              </table:table-cell>
              <table:table-cell office:value-type="float" office:value="57.415606607675">
                <text:p>57.415606607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69.547466155576">
                <text:p>69.547466155576</text:p>
              </table:table-cell>
              <table:table-cell office:value-type="float" office:value="69.547466155576">
                <text:p>69.547466155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4.115052654961">
                <text:p>84.115052654961</text:p>
              </table:table-cell>
              <table:table-cell office:value-type="float" office:value="84.115052654961">
                <text:p>84.115052654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1.56212079815">
                <text:p>101.56212079815</text:p>
              </table:table-cell>
              <table:table-cell office:value-type="float" office:value="101.54721638782">
                <text:p>101.54721638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1.67829155709">
                <text:p>121.67829155709</text:p>
              </table:table-cell>
              <table:table-cell office:value-type="float" office:value="121.44421312236">
                <text:p>121.44421312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3.32478802536">
                <text:p>143.32478802536</text:p>
              </table:table-cell>
              <table:table-cell office:value-type="float" office:value="142.24337576876">
                <text:p>142.24337576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65.11386083467">
                <text:p>165.11386083467</text:p>
              </table:table-cell>
              <table:table-cell office:value-type="float" office:value="162.07898976197">
                <text:p>162.07898976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5.96428042695">
                <text:p>185.96428042695</text:p>
              </table:table-cell>
              <table:table-cell office:value-type="float" office:value="179.50945499016">
                <text:p>179.50945499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5.17454134564">
                <text:p>205.17454134564</text:p>
              </table:table-cell>
              <table:table-cell office:value-type="float" office:value="193.65002978813">
                <text:p>193.65002978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2.31976194758">
                <text:p>222.31976194758</text:p>
              </table:table-cell>
              <table:table-cell office:value-type="float" office:value="204.0671604783">
                <text:p>204.06716047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7.15009205107">
                <text:p>237.15009205107</text:p>
              </table:table-cell>
              <table:table-cell office:value-type="float" office:value="210.64617129762">
                <text:p>210.64617129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9.5363522513">
                <text:p>249.5363522513</text:p>
              </table:table-cell>
              <table:table-cell office:value-type="float" office:value="213.49482143589">
                <text:p>213.49482143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9.45205118572">
                <text:p>259.45205118572</text:p>
              </table:table-cell>
              <table:table-cell office:value-type="float" office:value="212.88274865384">
                <text:p>212.88274865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6.96681861515">
                <text:p>266.96681861515</text:p>
              </table:table-cell>
              <table:table-cell office:value-type="float" office:value="209.19901180559">
                <text:p>209.1990118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72.23398807758">
                <text:p>272.23398807758</text:p>
              </table:table-cell>
              <table:table-cell office:value-type="float" office:value="202.91340581851">
                <text:p>202.913405818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75.4684391527">
                <text:p>275.4684391527</text:p>
              </table:table-cell>
              <table:table-cell office:value-type="float" office:value="194.53690420964">
                <text:p>194.536904209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76.91968723257">
                <text:p>276.91968723257</text:p>
              </table:table-cell>
              <table:table-cell office:value-type="float" office:value="184.58370288824">
                <text:p>184.58370288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76.84724354379">
                <text:p>276.84724354379</text:p>
              </table:table-cell>
              <table:table-cell office:value-type="float" office:value="173.53960496279">
                <text:p>173.53960496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5.50254540936">
                <text:p>275.50254540936</text:p>
              </table:table-cell>
              <table:table-cell office:value-type="float" office:value="161.83991010424">
                <text:p>161.83991010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73.11804322003">
                <text:p>273.11804322003</text:p>
              </table:table-cell>
              <table:table-cell office:value-type="float" office:value="149.85716860693">
                <text:p>149.857168606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9.90177948193">
                <text:p>269.90177948193</text:p>
              </table:table-cell>
              <table:table-cell office:value-type="float" office:value="137.89710466835">
                <text:p>137.89710466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66.03538475945">
                <text:p>266.03538475945</text:p>
              </table:table-cell>
              <table:table-cell office:value-type="float" office:value="126.20028720309">
                <text:p>126.20028720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61.6740176008">
                <text:p>261.6740176008</text:p>
              </table:table-cell>
              <table:table-cell office:value-type="float" office:value="114.94734779762">
                <text:p>114.94734779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56.94749524124">
                <text:p>256.94749524124</text:p>
              </table:table-cell>
              <table:table-cell office:value-type="float" office:value="104.26611943942">
                <text:p>104.266119439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51.96226673875">
                <text:p>251.96226673875</text:p>
              </table:table-cell>
              <table:table-cell office:value-type="float" office:value="94.239599507749">
                <text:p>94.239599507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6.80397738667">
                <text:p>246.80397738667</text:p>
              </table:table-cell>
              <table:table-cell office:value-type="float" office:value="84.914003578074">
                <text:p>84.914003578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1.54034562425">
                <text:p>241.54034562425</text:p>
              </table:table-cell>
              <table:table-cell office:value-type="float" office:value="76.306408337225">
                <text:p>76.306408337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36.22406672073">
                <text:p>236.22406672073</text:p>
              </table:table-cell>
              <table:table-cell office:value-type="float" office:value="68.41164836549">
                <text:p>68.41164836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30.89551538261">
                <text:p>230.89551538261</text:p>
              </table:table-cell>
              <table:table-cell office:value-type="float" office:value="61.208272786079">
                <text:p>61.208272786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25.5851145371">
                <text:p>225.5851145371</text:p>
              </table:table-cell>
              <table:table-cell office:value-type="float" office:value="54.663490707778">
                <text:p>54.66349070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0.31532680537">
                <text:p>220.31532680537</text:p>
              </table:table-cell>
              <table:table-cell office:value-type="float" office:value="48.737131426037">
                <text:p>48.737131426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5.10529466296">
                <text:p>215.10529466296</text:p>
              </table:table-cell>
              <table:table-cell office:value-type="float" office:value="43.388415853843">
                <text:p>43.388415853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09.97411710909">
                <text:p>209.97411710909</text:p>
              </table:table-cell>
              <table:table-cell office:value-type="float" office:value="38.580648429856">
                <text:p>38.580648429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04.93537070653">
                <text:p>204.93537070653</text:p>
              </table:table-cell>
              <table:table-cell office:value-type="float" office:value="34.27474093675">
                <text:p>34.27474093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99.99527303122">
                <text:p>199.99527303122</text:p>
              </table:table-cell>
              <table:table-cell office:value-type="float" office:value="30.426920242577">
                <text:p>30.426920242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95.15661675586">
                <text:p>195.15661675586</text:p>
              </table:table-cell>
              <table:table-cell office:value-type="float" office:value="26.993450986627">
                <text:p>26.993450986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0.42109333046">
                <text:p>190.42109333046</text:p>
              </table:table-cell>
              <table:table-cell office:value-type="float" office:value="23.933411177285">
                <text:p>23.933411177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85.78989875888">
                <text:p>185.78989875888</text:p>
              </table:table-cell>
              <table:table-cell office:value-type="float" office:value="21.209370381288">
                <text:p>21.209370381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81.26367166748">
                <text:p>181.26367166748</text:p>
              </table:table-cell>
              <table:table-cell office:value-type="float" office:value="18.787204999899">
                <text:p>18.7872049998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76.84235542106">
                <text:p>176.84235542106</text:p>
              </table:table-cell>
              <table:table-cell office:value-type="float" office:value="16.635737425061">
                <text:p>16.635737425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72.52519784002">
                <text:p>172.52519784002</text:p>
              </table:table-cell>
              <table:table-cell office:value-type="float" office:value="14.726458664375">
                <text:p>14.72645866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68.31088560103">
                <text:p>168.31088560103</text:p>
              </table:table-cell>
              <table:table-cell office:value-type="float" office:value="13.03336602509">
                <text:p>13.03336602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64.19773157482">
                <text:p>164.19773157482</text:p>
              </table:table-cell>
              <table:table-cell office:value-type="float" office:value="11.532862888612">
                <text:p>11.532862888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0.18383673695">
                <text:p>160.18383673695</text:p>
              </table:table-cell>
              <table:table-cell office:value-type="float" office:value="10.203658815762">
                <text:p>10.2036588157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56.26719260317">
                <text:p>156.26719260317</text:p>
              </table:table-cell>
              <table:table-cell office:value-type="float" office:value="9.0266379108456">
                <text:p>9.0266379108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52.44573158737">
                <text:p>152.44573158737</text:p>
              </table:table-cell>
              <table:table-cell office:value-type="float" office:value="7.9846956897167">
                <text:p>7.98469568971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8.71734994032">
                <text:p>148.71734994032</text:p>
              </table:table-cell>
              <table:table-cell office:value-type="float" office:value="7.0625612518421">
                <text:p>7.06256125184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45.0799236233">
                <text:p>145.0799236233</text:p>
              </table:table-cell>
              <table:table-cell office:value-type="float" office:value="6.2466217573317">
                <text:p>6.24662175733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1.53132528959">
                <text:p>141.53132528959</text:p>
              </table:table-cell>
              <table:table-cell office:value-type="float" office:value="5.524758644276">
                <text:p>5.5247586442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38.06944158109">
                <text:p>138.06944158109</text:p>
              </table:table-cell>
              <table:table-cell office:value-type="float" office:value="4.8861978541449">
                <text:p>4.88619785414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34.69218733188">
                <text:p>134.69218733188</text:p>
              </table:table-cell>
              <table:table-cell office:value-type="float" office:value="4.3213727944049">
                <text:p>4.32137279440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31.39751480757">
                <text:p>131.39751480757</text:p>
              </table:table-cell>
              <table:table-cell office:value-type="float" office:value="3.821798355192">
                <text:p>3.821798355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8.1834184052">
                <text:p>128.1834184052</text:p>
              </table:table-cell>
              <table:table-cell office:value-type="float" office:value="3.379955098459">
                <text:p>3.379955098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25.0479364471">
                <text:p>125.0479364471</text:p>
              </table:table-cell>
              <table:table-cell office:value-type="float" office:value="2.9891834431679">
                <text:p>2.9891834431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1.98915163732">
                <text:p>121.98915163732</text:p>
              </table:table-cell>
              <table:table-cell office:value-type="float" office:value="2.6435878279666">
                <text:p>2.6435878279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19.00519108446">
                <text:p>119.00519108446</text:p>
              </table:table-cell>
              <table:table-cell office:value-type="float" office:value="2.3379506108269">
                <text:p>2.33795061082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16.09422616977">
                <text:p>116.09422616977</text:p>
              </table:table-cell>
              <table:table-cell office:value-type="float" office:value="2.0676551519535">
                <text:p>2.0676551519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3.25447223386">
                <text:p>113.25447223386</text:p>
              </table:table-cell>
              <table:table-cell office:value-type="float" office:value="1.8286173173651">
                <text:p>1.82861731736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0.48418802341">
                <text:p>110.48418802341</text:p>
              </table:table-cell>
              <table:table-cell office:value-type="float" office:value="1.6172245776583">
                <text:p>1.61722457765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7.78165812085">
                <text:p>107.78165812085</text:p>
              </table:table-cell>
              <table:table-cell office:value-type="float" office:value="1.4302612396929">
                <text:p>1.4302612396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5.14523133785">
                <text:p>105.14523133785</text:p>
              </table:table-cell>
              <table:table-cell office:value-type="float" office:value="1.2649089609958">
                <text:p>1.264908960995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3cm" svg:y="3.767cm" style:legend-expansion="high" chart:style-name="ch2"/>
        <chart:plot-area chart:style-name="ch3" table:cell-range-address="Sheet8_2.A1:Sheet8_2.D82" chart:data-source-has-labels="row" svg:x="0.32cm" svg:y="0.18cm" svg:width="12.953cm" svg:height="8.64cm">
          <chartooo:coordinate-region svg:x="1.162cm" svg:y="0.379cm" svg:width="11.91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_2.B2:Sheet8_2.B82" chart:label-cell-address="Sheet8_2.B1:Sheet8_2.B1" chart:class="chart:scatter">
            <chart:domain table:cell-range-address="Sheet8_2.A2:Sheet8_2.A82"/>
            <chart:data-point chart:repeated="81"/>
          </chart:series>
          <chart:series chart:style-name="ch7" chart:values-cell-range-address="Sheet8_2.C2:Sheet8_2.C82" chart:label-cell-address="Sheet8_2.C1:Sheet8_2.C1" chart:class="chart:scatter">
            <chart:data-point chart:repeated="81"/>
          </chart:series>
          <chart:series chart:style-name="ch8" chart:values-cell-range-address="Sheet8_2.D2:Sheet8_2.D82" chart:label-cell-address="Sheet8_2.D1:Sheet8_2.D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感染日</text:p>
                <draw:g>
                  <svg:desc>Sheet8_2.B1:Sheet8_2.B1</svg:desc>
                </draw:g>
              </table:table-cell>
              <table:table-cell office:value-type="string">
                <text:p>発症日</text:p>
                <draw:g>
                  <svg:desc>Sheet8_2.C1:Sheet8_2.C1</svg:desc>
                </draw:g>
              </table:table-cell>
              <table:table-cell office:value-type="string">
                <text:p>診断日</text:p>
                <draw:g>
                  <svg:desc>Sheet8_2.D1:Sheet8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8_2.A2:Sheet8_2.A82</svg:desc>
                </draw:g>
              </table:table-cell>
              <table:table-cell office:value-type="float" office:value="12.3696482196">
                <text:p>12.3696482196</text:p>
                <draw:g>
                  <svg:desc>Sheet8_2.B2:Sheet8_2.B82</svg:desc>
                </draw:g>
              </table:table-cell>
              <table:table-cell office:value-type="float" office:value="0">
                <text:p>0</text:p>
                <draw:g>
                  <svg:desc>Sheet8_2.C2:Sheet8_2.C82</svg:desc>
                </draw:g>
              </table:table-cell>
              <table:table-cell office:value-type="float" office:value="0">
                <text:p>0</text:p>
                <draw:g>
                  <svg:desc>Sheet8_2.D2:Sheet8_2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912128885806">
                <text:p>14.912128885806</text:p>
              </table:table-cell>
              <table:table-cell office:value-type="float" office:value="0.083584038513706">
                <text:p>0.08358403851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977195790786">
                <text:p>17.977195790786</text:p>
              </table:table-cell>
              <table:table-cell office:value-type="float" office:value="1.1262458705865">
                <text:p>1.1262458705865</text:p>
              </table:table-cell>
              <table:table-cell office:value-type="float" office:value="0.0019606274480545">
                <text:p>0.0019606274480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.672262288978">
                <text:p>21.672262288978</text:p>
              </table:table-cell>
              <table:table-cell office:value-type="float" office:value="3.3055491897008">
                <text:p>3.3055491897008</text:p>
              </table:table-cell>
              <table:table-cell office:value-type="float" office:value="0.03083321910169">
                <text:p>0.03083321910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6.126819676904">
                <text:p>26.126819676904</text:p>
              </table:table-cell>
              <table:table-cell office:value-type="float" office:value="6.0562953480025">
                <text:p>6.0562953480025</text:p>
              </table:table-cell>
              <table:table-cell office:value-type="float" office:value="0.14306102931261">
                <text:p>0.14306102931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.496975134739">
                <text:p>31.496975134739</text:p>
              </table:table-cell>
              <table:table-cell office:value-type="float" office:value="9.0808143828502">
                <text:p>9.0808143828502</text:p>
              </table:table-cell>
              <table:table-cell office:value-type="float" office:value="0.4050348407991">
                <text:p>0.4050348407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.970922404892">
                <text:p>37.970922404892</text:p>
              </table:table-cell>
              <table:table-cell office:value-type="float" office:value="12.343178437193">
                <text:p>12.343178437193</text:p>
              </table:table-cell>
              <table:table-cell office:value-type="float" office:value="0.87429082069302">
                <text:p>0.87429082069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5.775536924121">
                <text:p>45.775536924121</text:p>
              </table:table-cell>
              <table:table-cell office:value-type="float" office:value="15.930499556197">
                <text:p>15.930499556197</text:p>
              </table:table-cell>
              <table:table-cell office:value-type="float" office:value="1.5955931653189">
                <text:p>1.5955931653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5.18432653144">
                <text:p>55.18432653144</text:p>
              </table:table-cell>
              <table:table-cell office:value-type="float" office:value="19.980683502355">
                <text:p>19.980683502355</text:p>
              </table:table-cell>
              <table:table-cell office:value-type="float" office:value="2.603895427442">
                <text:p>2.603895427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6.527016379439">
                <text:p>66.527016379439</text:p>
              </table:table-cell>
              <table:table-cell office:value-type="float" office:value="24.656751979152">
                <text:p>24.656751979152</text:p>
              </table:table-cell>
              <table:table-cell office:value-type="float" office:value="3.9292638641776">
                <text:p>3.9292638641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0.201103946219">
                <text:p>80.201103946219</text:p>
              </table:table-cell>
              <table:table-cell office:value-type="float" office:value="30.142173488529">
                <text:p>30.142173488529</text:p>
              </table:table-cell>
              <table:table-cell office:value-type="float" office:value="5.6020312250746">
                <text:p>5.6020312250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6.685789086135">
                <text:p>96.685789086135</text:p>
              </table:table-cell>
              <table:table-cell office:value-type="float" office:value="36.644692193364">
                <text:p>36.644692193364</text:p>
              </table:table-cell>
              <table:table-cell office:value-type="float" office:value="7.6576876495723">
                <text:p>7.6576876495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6.55876728925">
                <text:p>116.55876728925</text:p>
              </table:table-cell>
              <table:table-cell office:value-type="float" office:value="44.403667939154">
                <text:p>44.403667939154</text:p>
              </table:table-cell>
              <table:table-cell office:value-type="float" office:value="10.141423836956">
                <text:p>10.141423836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0.51647465882">
                <text:p>140.51647465882</text:p>
              </table:table-cell>
              <table:table-cell office:value-type="float" office:value="53.699244341823">
                <text:p>53.699244341823</text:p>
              </table:table-cell>
              <table:table-cell office:value-type="float" office:value="13.112383658477">
                <text:p>13.112383658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9.39849407934">
                <text:p>169.39849407934</text:p>
              </table:table-cell>
              <table:table-cell office:value-type="float" office:value="64.862993350465">
                <text:p>64.862993350465</text:p>
              </table:table-cell>
              <table:table-cell office:value-type="float" office:value="16.647750866587">
                <text:p>16.647750866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4.21697787411">
                <text:p>204.21697787411</text:p>
              </table:table-cell>
              <table:table-cell office:value-type="float" office:value="78.290217822469">
                <text:p>78.290217822469</text:p>
              </table:table-cell>
              <table:table-cell office:value-type="float" office:value="20.846841932809">
                <text:p>20.846841932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6.19211805095">
                <text:p>246.19211805095</text:p>
              </table:table-cell>
              <table:table-cell office:value-type="float" office:value="94.454317211791">
                <text:p>94.454317211791</text:p>
              </table:table-cell>
              <table:table-cell office:value-type="float" office:value="25.83541664488">
                <text:p>25.83541664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6.79490716867">
                <text:p>296.79490716867</text:p>
              </table:table-cell>
              <table:table-cell office:value-type="float" office:value="113.9237467189">
                <text:p>113.9237467189</text:p>
              </table:table-cell>
              <table:table-cell office:value-type="float" office:value="31.770451530793">
                <text:p>31.770451530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7.79868835211">
                <text:p>357.79868835211</text:p>
              </table:table-cell>
              <table:table-cell office:value-type="float" office:value="137.38219828787">
                <text:p>137.38219828787</text:p>
              </table:table-cell>
              <table:table-cell office:value-type="float" office:value="38.845649458726">
                <text:p>38.845649458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31.34130099389">
                <text:p>431.34130099389</text:p>
              </table:table-cell>
              <table:table-cell office:value-type="float" office:value="165.65274124134">
                <text:p>165.65274124134</text:p>
              </table:table-cell>
              <table:table-cell office:value-type="float" office:value="47.297984370371">
                <text:p>47.297984370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199.72679179117">
                <text:p>199.72679179117</text:p>
              </table:table-cell>
              <table:table-cell office:value-type="float" office:value="57.415606607675">
                <text:p>57.415606607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25.37640294197">
                <text:p>125.37640294197</text:p>
              </table:table-cell>
              <table:table-cell office:value-type="float" office:value="240.79894369243">
                <text:p>240.79894369243</text:p>
              </table:table-cell>
              <table:table-cell office:value-type="float" office:value="69.547466155576">
                <text:p>69.547466155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46.49108136615">
                <text:p>146.49108136615</text:p>
              </table:table-cell>
              <table:table-cell office:value-type="float" office:value="286.92012635837">
                <text:p>286.92012635837</text:p>
              </table:table-cell>
              <table:table-cell office:value-type="float" office:value="84.115052654961">
                <text:p>84.1150526549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58.44001280624">
                <text:p>158.44001280624</text:p>
              </table:table-cell>
              <table:table-cell office:value-type="float" office:value="304.29883869943">
                <text:p>304.29883869943</text:p>
              </table:table-cell>
              <table:table-cell office:value-type="float" office:value="101.54721638782">
                <text:p>101.54721638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8.68227025195">
                <text:p>158.68227025195</text:p>
              </table:table-cell>
              <table:table-cell office:value-type="float" office:value="287.37559032059">
                <text:p>287.37559032059</text:p>
              </table:table-cell>
              <table:table-cell office:value-type="float" office:value="121.44421312236">
                <text:p>121.44421312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8.6358891951">
                <text:p>148.6358891951</text:p>
              </table:table-cell>
              <table:table-cell office:value-type="float" office:value="260.01620252876">
                <text:p>260.01620252876</text:p>
              </table:table-cell>
              <table:table-cell office:value-type="float" office:value="142.24337576876">
                <text:p>142.243375768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2.34347361732">
                <text:p>132.34347361732</text:p>
              </table:table-cell>
              <table:table-cell office:value-type="float" office:value="234.70475048164">
                <text:p>234.70475048164</text:p>
              </table:table-cell>
              <table:table-cell office:value-type="float" office:value="162.07898976197">
                <text:p>162.07898976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4.46718275605">
                <text:p>114.46718275605</text:p>
              </table:table-cell>
              <table:table-cell office:value-type="float" office:value="213.70396934834">
                <text:p>213.70396934834</text:p>
              </table:table-cell>
              <table:table-cell office:value-type="float" office:value="179.50945499016">
                <text:p>179.50945499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8.41221310422">
                <text:p>98.41221310422</text:p>
              </table:table-cell>
              <table:table-cell office:value-type="float" office:value="195.59450433899">
                <text:p>195.59450433899</text:p>
              </table:table-cell>
              <table:table-cell office:value-type="float" office:value="193.65002978813">
                <text:p>193.65002978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5.514352558699">
                <text:p>85.514352558699</text:p>
              </table:table-cell>
              <table:table-cell office:value-type="float" office:value="178.72388855192">
                <text:p>178.72388855192</text:p>
              </table:table-cell>
              <table:table-cell office:value-type="float" office:value="204.0671604783">
                <text:p>204.06716047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5.442112816022">
                <text:p>75.442112816022</text:p>
              </table:table-cell>
              <table:table-cell office:value-type="float" office:value="162.31443251948">
                <text:p>162.31443251948</text:p>
              </table:table-cell>
              <table:table-cell office:value-type="float" office:value="210.64617129762">
                <text:p>210.64617129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7.19328801277">
                <text:p>67.19328801277</text:p>
              </table:table-cell>
              <table:table-cell office:value-type="float" office:value="146.38680885475">
                <text:p>146.38680885475</text:p>
              </table:table-cell>
              <table:table-cell office:value-type="float" office:value="213.49482143589">
                <text:p>213.49482143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9.92092976053">
                <text:p>59.92092976053</text:p>
              </table:table-cell>
              <table:table-cell office:value-type="float" office:value="131.31565132781">
                <text:p>131.31565132781</text:p>
              </table:table-cell>
              <table:table-cell office:value-type="float" office:value="212.88274865384">
                <text:p>212.88274865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3.234129824209">
                <text:p>53.234129824209</text:p>
              </table:table-cell>
              <table:table-cell office:value-type="float" office:value="117.44146529243">
                <text:p>117.44146529243</text:p>
              </table:table-cell>
              <table:table-cell office:value-type="float" office:value="209.19901180559">
                <text:p>209.1990118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7.088091289915">
                <text:p>47.088091289915</text:p>
              </table:table-cell>
              <table:table-cell office:value-type="float" office:value="104.90317638971">
                <text:p>104.90317638971</text:p>
              </table:table-cell>
              <table:table-cell office:value-type="float" office:value="202.91340581851">
                <text:p>202.913405818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1.554371542536">
                <text:p>41.554371542536</text:p>
              </table:table-cell>
              <table:table-cell office:value-type="float" office:value="93.657062289341">
                <text:p>93.657062289341</text:p>
              </table:table-cell>
              <table:table-cell office:value-type="float" office:value="194.53690420964">
                <text:p>194.536904209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6.668725002569">
                <text:p>36.668725002569</text:p>
              </table:table-cell>
              <table:table-cell office:value-type="float" office:value="83.571477306074">
                <text:p>83.571477306074</text:p>
              </table:table-cell>
              <table:table-cell office:value-type="float" office:value="184.58370288824">
                <text:p>184.583702888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2.394499926811">
                <text:p>32.394499926811</text:p>
              </table:table-cell>
              <table:table-cell office:value-type="float" office:value="74.507967382101">
                <text:p>74.507967382101</text:p>
              </table:table-cell>
              <table:table-cell office:value-type="float" office:value="173.53960496279">
                <text:p>173.53960496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8.651617694564">
                <text:p>28.651617694564</text:p>
              </table:table-cell>
              <table:table-cell office:value-type="float" office:value="66.356413097491">
                <text:p>66.356413097491</text:p>
              </table:table-cell>
              <table:table-cell office:value-type="float" office:value="161.83991010424">
                <text:p>161.839910104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.355221437886">
                <text:p>25.355221437886</text:p>
              </table:table-cell>
              <table:table-cell office:value-type="float" office:value="59.034407212072">
                <text:p>59.034407212072</text:p>
              </table:table-cell>
              <table:table-cell office:value-type="float" office:value="149.85716860693">
                <text:p>149.857168606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2.437025493542">
                <text:p>22.437025493542</text:p>
              </table:table-cell>
              <table:table-cell office:value-type="float" office:value="52.47361632193">
                <text:p>52.47361632193</text:p>
              </table:table-cell>
              <table:table-cell office:value-type="float" office:value="137.89710466835">
                <text:p>137.897104668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9.84813000043">
                <text:p>19.84813000043</text:p>
              </table:table-cell>
              <table:table-cell office:value-type="float" office:value="46.608878958152">
                <text:p>46.608878958152</text:p>
              </table:table-cell>
              <table:table-cell office:value-type="float" office:value="126.20028720309">
                <text:p>126.20028720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7.552631730202">
                <text:p>17.552631730202</text:p>
              </table:table-cell>
              <table:table-cell office:value-type="float" office:value="41.374584702734">
                <text:p>41.374584702734</text:p>
              </table:table-cell>
              <table:table-cell office:value-type="float" office:value="114.94734779762">
                <text:p>114.94734779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5.520594886277">
                <text:p>15.520594886277</text:p>
              </table:table-cell>
              <table:table-cell office:value-type="float" office:value="36.706068269608">
                <text:p>36.706068269608</text:p>
              </table:table-cell>
              <table:table-cell office:value-type="float" office:value="104.26611943942">
                <text:p>104.266119439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3.724179008715">
                <text:p>13.724179008715</text:p>
              </table:table-cell>
              <table:table-cell office:value-type="float" office:value="32.542303006443">
                <text:p>32.542303006443</text:p>
              </table:table-cell>
              <table:table-cell office:value-type="float" office:value="94.239599507749">
                <text:p>94.2395995077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2.13683157227">
                <text:p>12.13683157227</text:p>
              </table:table-cell>
              <table:table-cell office:value-type="float" office:value="28.827629577738">
                <text:p>28.827629577738</text:p>
              </table:table-cell>
              <table:table-cell office:value-type="float" office:value="84.914003578074">
                <text:p>84.9140035780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.733928248907">
                <text:p>10.733928248907</text:p>
              </table:table-cell>
              <table:table-cell office:value-type="float" office:value="25.512050144877">
                <text:p>25.512050144877</text:p>
              </table:table-cell>
              <table:table-cell office:value-type="float" office:value="76.306408337225">
                <text:p>76.3064083372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.4934705315211">
                <text:p>9.4934705315211</text:p>
              </table:table-cell>
              <table:table-cell office:value-type="float" office:value="22.550622653058">
                <text:p>22.550622653058</text:p>
              </table:table-cell>
              <table:table-cell office:value-type="float" office:value="68.41164836549">
                <text:p>68.41164836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.3962702604508">
                <text:p>8.3962702604508</text:p>
              </table:table-cell>
              <table:table-cell office:value-type="float" office:value="19.902616396444">
                <text:p>19.902616396444</text:p>
              </table:table-cell>
              <table:table-cell office:value-type="float" office:value="61.208272786079">
                <text:p>61.208272786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.4256806464192">
                <text:p>7.4256806464192</text:p>
              </table:table-cell>
              <table:table-cell office:value-type="float" office:value="17.530809397409">
                <text:p>17.530809397409</text:p>
              </table:table-cell>
              <table:table-cell office:value-type="float" office:value="54.663490707778">
                <text:p>54.66349070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6.5671544963725">
                <text:p>6.5671544963725</text:p>
              </table:table-cell>
              <table:table-cell office:value-type="float" office:value="15.537055466539">
                <text:p>15.537055466539</text:p>
              </table:table-cell>
              <table:table-cell office:value-type="float" office:value="48.737131426037">
                <text:p>48.7371314260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.8078494050449">
                <text:p>5.8078494050449</text:p>
              </table:table-cell>
              <table:table-cell office:value-type="float" office:value="13.757973375034">
                <text:p>13.757973375034</text:p>
              </table:table-cell>
              <table:table-cell office:value-type="float" office:value="43.388415853843">
                <text:p>43.3884158538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.1363572195014">
                <text:p>5.1363572195014</text:p>
              </table:table-cell>
              <table:table-cell office:value-type="float" office:value="12.173564593545">
                <text:p>12.173564593545</text:p>
              </table:table-cell>
              <table:table-cell office:value-type="float" office:value="38.580648429856">
                <text:p>38.5806484298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.5425352455103">
                <text:p>4.5425352455103</text:p>
              </table:table-cell>
              <table:table-cell office:value-type="float" office:value="10.766171048599">
                <text:p>10.766171048599</text:p>
              </table:table-cell>
              <table:table-cell office:value-type="float" office:value="34.27474093675">
                <text:p>34.27474093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.0173869437041">
                <text:p>4.0173869437041</text:p>
              </table:table-cell>
              <table:table-cell office:value-type="float" office:value="9.5192450581026">
                <text:p>9.5192450581026</text:p>
              </table:table-cell>
              <table:table-cell office:value-type="float" office:value="30.426920242577">
                <text:p>30.426920242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.5529542540994">
                <text:p>3.5529542540994</text:p>
              </table:table-cell>
              <table:table-cell office:value-type="float" office:value="8.4166529468272">
                <text:p>8.4166529468272</text:p>
              </table:table-cell>
              <table:table-cell office:value-type="float" office:value="26.993450986627">
                <text:p>26.993450986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.142208393269">
                <text:p>3.142208393269</text:p>
              </table:table-cell>
              <table:table-cell office:value-type="float" office:value="7.4426132614523">
                <text:p>7.4426132614523</text:p>
              </table:table-cell>
              <table:table-cell office:value-type="float" office:value="23.933411177285">
                <text:p>23.9334111772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.7789419149182">
                <text:p>2.7789419149182</text:p>
              </table:table-cell>
              <table:table-cell office:value-type="float" office:value="6.5821299540215">
                <text:p>6.5821299540215</text:p>
              </table:table-cell>
              <table:table-cell office:value-type="float" office:value="21.209370381288">
                <text:p>21.209370381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4576689366428">
                <text:p>2.4576689366428</text:p>
              </table:table-cell>
              <table:table-cell office:value-type="float" office:value="5.8215470280231">
                <text:p>5.8215470280231</text:p>
              </table:table-cell>
              <table:table-cell office:value-type="float" office:value="18.787204999899">
                <text:p>18.7872049998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.1735377058406">
                <text:p>2.1735377058406</text:p>
              </table:table-cell>
              <table:table-cell office:value-type="float" office:value="5.1488759259663">
                <text:p>5.1488759259663</text:p>
              </table:table-cell>
              <table:table-cell office:value-type="float" office:value="16.635737425061">
                <text:p>16.635737425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.9222557165916">
                <text:p>1.9222557165916</text:p>
              </table:table-cell>
              <table:table-cell office:value-type="float" office:value="4.5537783053962">
                <text:p>4.5537783053962</text:p>
              </table:table-cell>
              <table:table-cell office:value-type="float" office:value="14.726458664375">
                <text:p>14.726458664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7000252979747">
                <text:p>1.7000252979747</text:p>
              </table:table-cell>
              <table:table-cell office:value-type="float" office:value="4.0273156527621">
                <text:p>4.0273156527621</text:p>
              </table:table-cell>
              <table:table-cell office:value-type="float" office:value="13.03336602509">
                <text:p>13.03336602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.5034872524875">
                <text:p>1.5034872524875</text:p>
              </table:table-cell>
              <table:table-cell office:value-type="float" office:value="3.5616525765301">
                <text:p>3.5616525765301</text:p>
              </table:table-cell>
              <table:table-cell office:value-type="float" office:value="11.532862888612">
                <text:p>11.5328628886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3296708073303">
                <text:p>1.3296708073303</text:p>
              </table:table-cell>
              <table:table-cell office:value-type="float" office:value="3.1498348875878">
                <text:p>3.1498348875878</text:p>
              </table:table-cell>
              <table:table-cell office:value-type="float" office:value="10.203658815762">
                <text:p>10.2036588157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1759489307149">
                <text:p>1.1759489307149</text:p>
              </table:table-cell>
              <table:table-cell office:value-type="float" office:value="2.7856622033264">
                <text:p>2.7856622033264</text:p>
              </table:table-cell>
              <table:table-cell office:value-type="float" office:value="9.0266379108456">
                <text:p>9.0266379108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0399985272559">
                <text:p>1.0399985272559</text:p>
              </table:table-cell>
              <table:table-cell office:value-type="float" office:value="2.463617557518">
                <text:p>2.463617557518</text:p>
              </table:table-cell>
              <table:table-cell office:value-type="float" office:value="7.9846956897167">
                <text:p>7.98469568971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19765153844">
                <text:p>0.919765153844</text:p>
              </table:table-cell>
              <table:table-cell office:value-type="float" office:value="2.1788130653578">
                <text:p>2.1788130653578</text:p>
              </table:table-cell>
              <table:table-cell office:value-type="float" office:value="7.0625612518421">
                <text:p>7.06256125184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81343185912069">
                <text:p>0.81343185912069</text:p>
              </table:table-cell>
              <table:table-cell office:value-type="float" office:value="1.9269317144963">
                <text:p>1.9269317144963</text:p>
              </table:table-cell>
              <table:table-cell office:value-type="float" office:value="6.2466217573317">
                <text:p>6.24662175733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71939169706555">
                <text:p>0.71939169706555</text:p>
              </table:table-cell>
              <table:table-cell office:value-type="float" office:value="1.7041640914009">
                <text:p>1.7041640914009</text:p>
              </table:table-cell>
              <table:table-cell office:value-type="float" office:value="5.524758644276">
                <text:p>5.5247586442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6362234630943">
                <text:p>0.6362234630943</text:p>
              </table:table-cell>
              <table:table-cell office:value-type="float" office:value="1.5071462893799">
                <text:p>1.5071462893799</text:p>
              </table:table-cell>
              <table:table-cell office:value-type="float" office:value="4.8861978541449">
                <text:p>4.88619785414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6267024563837">
                <text:p>0.56267024563837</text:p>
              </table:table-cell>
              <table:table-cell office:value-type="float" office:value="1.3329043473651">
                <text:p>1.3329043473651</text:p>
              </table:table-cell>
              <table:table-cell office:value-type="float" office:value="4.3213727944049">
                <text:p>4.32137279440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9762044834807">
                <text:p>0.49762044834807</text:p>
              </table:table-cell>
              <table:table-cell office:value-type="float" office:value="1.1788069871184">
                <text:p>1.1788069871184</text:p>
              </table:table-cell>
              <table:table-cell office:value-type="float" office:value="3.821798355192">
                <text:p>3.821798355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44009099424136">
                <text:p>0.44009099424136</text:p>
              </table:table-cell>
              <table:table-cell office:value-type="float" office:value="1.0425257147308">
                <text:p>1.0425257147308</text:p>
              </table:table-cell>
              <table:table-cell office:value-type="float" office:value="3.379955098459">
                <text:p>3.3799550984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921246467954">
                <text:p>0.38921246467954</text:p>
              </table:table-cell>
              <table:table-cell office:value-type="float" office:value="0.9220004480861">
                <text:p>0.9220004480861</text:p>
              </table:table-cell>
              <table:table-cell office:value-type="float" office:value="2.9891834431679">
                <text:p>2.9891834431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4421595521115">
                <text:p>0.34421595521115</text:p>
              </table:table-cell>
              <table:table-cell office:value-type="float" office:value="0.81540915379782">
                <text:p>0.81540915379782</text:p>
              </table:table-cell>
              <table:table-cell office:value-type="float" office:value="2.6435878279666">
                <text:p>2.6435878279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0442145274042">
                <text:p>0.30442145274042</text:p>
              </table:table-cell>
              <table:table-cell office:value-type="float" office:value="0.72114065695841">
                <text:p>0.72114065695841</text:p>
              </table:table-cell>
              <table:table-cell office:value-type="float" office:value="2.3379506108269">
                <text:p>2.33795061082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6922755840894">
                <text:p>0.26922755840894</text:p>
              </table:table-cell>
              <table:table-cell office:value-type="float" office:value="0.63777028393071">
                <text:p>0.63777028393071</text:p>
              </table:table-cell>
              <table:table-cell office:value-type="float" office:value="2.0676551519535">
                <text:p>2.0676551519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3810239966207">
                <text:p>0.23810239966207</text:p>
              </table:table-cell>
              <table:table-cell office:value-type="float" office:value="0.5640381852637">
                <text:p>0.5640381852637</text:p>
              </table:table-cell>
              <table:table-cell office:value-type="float" office:value="1.8286173173651">
                <text:p>1.82861731736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1057559307857">
                <text:p>0.21057559307857</text:p>
              </table:table-cell>
              <table:table-cell office:value-type="float" office:value="0.49883017102986">
                <text:p>0.49883017102986</text:p>
              </table:table-cell>
              <table:table-cell office:value-type="float" office:value="1.6172245776583">
                <text:p>1.61722457765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623113604532">
                <text:p>0.18623113604532</text:p>
              </table:table-cell>
              <table:table-cell office:value-type="float" office:value="0.44116082212515">
                <text:p>0.44116082212515</text:p>
              </table:table-cell>
              <table:table-cell office:value-type="float" office:value="1.4302612396929">
                <text:p>1.4302612396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6470111988835">
                <text:p>0.16470111988835</text:p>
              </table:table-cell>
              <table:table-cell office:value-type="float" office:value="0.39015860432566">
                <text:p>0.39015860432566</text:p>
              </table:table-cell>
              <table:table-cell office:value-type="float" office:value="1.2649089609958">
                <text:p>1.264908960995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A1:Sheet2.B81" svg:x="0.32cm" svg:y="0.18cm" svg:width="12.46cm" svg:height="8.64cm">
          <chartooo:coordinate-region svg:x="1.162cm" svg:y="0.379cm" svg:width="11.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81" chart:class="chart:scatter">
            <chart:domain table:cell-range-address="Sheet2.A1:Sheet2.A81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1</svg:desc>
                </draw:g>
              </table:table-cell>
              <table:table-cell office:value-type="float" office:value="1">
                <text:p>1</text:p>
                <draw:g>
                  <svg:desc>Sheet2.B1:Sheet2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0167541811">
                <text:p>3.4930167541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02096402">
                <text:p>16.6802096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8.52915552352">
                <text:p>468.52915552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2.15301841458">
                <text:p>422.15301841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2.71763645488">
                <text:p>342.71763645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79462459851">
                <text:p>308.79462459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68958239318">
                <text:p>250.68958239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5.87572757158">
                <text:p>225.87572757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37330804025">
                <text:p>183.37330804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22257915703">
                <text:p>165.22257915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13309711804">
                <text:p>134.13309711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0.85628215475">
                <text:p>120.85628215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115085203829">
                <text:p>98.115085203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403419258977">
                <text:p>88.403419258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1.76878899682">
                <text:p>71.76878899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64942503126">
                <text:p>64.664942503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497116660192">
                <text:p>52.49711666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300826415807">
                <text:p>47.300826415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8.400358932571">
                <text:p>38.400358932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.599399504764">
                <text:p>34.599399504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088924877439">
                <text:p>28.088924877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30861586998">
                <text:p>25.30861586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.546362656553">
                <text:p>20.546362656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512634508759">
                <text:p>18.51263450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.680209640201">
                <text:p>16.680209640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.029162570535">
                <text:p>15.029162570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541540091151">
                <text:p>13.541540091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993465429734">
                <text:p>10.99346542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.9053059116732">
                <text:p>9.9053059116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414515171781">
                <text:p>8.0414515171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245489401013">
                <text:p>7.245489401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.8821254240933">
                <text:p>5.8821254240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998985723727">
                <text:p>5.2998985723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.3026311146505">
                <text:p>4.302631114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8767463897623">
                <text:p>3.8767463897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4930167541812">
                <text:p>3.4930167541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1472695962808">
                <text:p>3.1472695962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8357453195197">
                <text:p>2.8357453195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3021508578659">
                <text:p>2.3021508578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0742784563917">
                <text:p>2.0742784563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83967137304">
                <text:p>1.683967137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5172840399431">
                <text:p>1.5172840399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317808408735">
                <text:p>1.2317808408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1098562253164">
                <text:p>1.1098562253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D10:Sheet2.E80" svg:x="0.32cm" svg:y="0.18cm" svg:width="12.46cm" svg:height="8.64cm">
          <chartooo:coordinate-region svg:x="1.063cm" svg:y="0.378cm" svg:width="11.51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10:Sheet2.E80" chart:class="chart:scatter">
            <chart:domain table:cell-range-address="Sheet2.D10:Sheet2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D10:Sheet2.D80</svg:desc>
                </draw:g>
              </table:table-cell>
              <table:table-cell office:value-type="float" office:value="4.297430278765">
                <text:p>4.297430278765</text:p>
                <draw:g>
                  <svg:desc>Sheet2.E10:Sheet2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5794132978">
                <text:p>4.2785794132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5913483473">
                <text:p>4.272591348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9367856068">
                <text:p>4.270936785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5410271909">
                <text:p>4.2705410271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4593511451">
                <text:p>4.2704593511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4448477259">
                <text:p>4.2704448477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4426376427">
                <text:p>4.2704426376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4423493921">
                <text:p>4.2704423493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704423172984">
                <text:p>4.2704423172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70442314256">
                <text:p>4.27044231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.8145305701438">
                <text:p>2.8145305701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8923956090437">
                <text:p>1.892395609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3421345147095">
                <text:p>1.3421345147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0166812806135">
                <text:p>1.0166812806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8224574419171">
                <text:p>0.8224574419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70603524055259">
                <text:p>0.70603524055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63707410594444">
                <text:p>0.6370741059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59760324906016">
                <text:p>0.59760324906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57630877232852">
                <text:p>0.57630877232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56573839704286">
                <text:p>0.5657383970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010351358">
                <text:p>0.561010351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55913521985618">
                <text:p>0.55913521985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55848328508574">
                <text:p>0.55848328508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55828609499071">
                <text:p>0.55828609499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55823447849218">
                <text:p>0.55823447849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55822283263462">
                <text:p>0.55822283263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5582205755817">
                <text:p>0.5582205755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55822020102339">
                <text:p>0.55822020102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55822014796141">
                <text:p>0.55822014796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55822014156327">
                <text:p>0.55822014156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5822014090851">
                <text:p>0.55822014090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582201408518">
                <text:p>0.5582201408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5822014084765">
                <text:p>0.55822014084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82201408474">
                <text:p>0.5582201408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0.55822014084738">
                <text:p>0.558220140847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A1:Sheet3.B51" svg:x="0.32cm" svg:y="0.18cm" svg:width="12.46cm" svg:height="8.64cm">
          <chartooo:coordinate-region svg:x="1.359cm" svg:y="0.378cm" svg:width="11.2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51" chart:class="chart:scatter">
            <chart:domain table:cell-range-address="Sheet3.A1:Sheet3.A51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51</svg:desc>
                </draw:g>
              </table:table-cell>
              <table:table-cell office:value-type="float" office:value="0">
                <text:p>0</text:p>
                <draw:g>
                  <svg:desc>Sheet3.B1:Sheet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245136330768">
                <text:p>0.71245136330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39889072975">
                <text:p>0.9739889072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315355443514">
                <text:p>1.331535544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203356261358">
                <text:p>1.82033562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4885714082317">
                <text:p>2.488571408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40211237389">
                <text:p>3.4021123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6510079060225">
                <text:p>4.651007906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358363189378">
                <text:p>6.35836318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6924730414446">
                <text:p>8.6924730414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883409316739">
                <text:p>11.88340931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245696161216">
                <text:p>16.24569616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20930679892">
                <text:p>22.2093067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.362034516573">
                <text:p>30.36203451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.507409279519">
                <text:p>41.507409279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.743859265419">
                <text:p>56.743859265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7.572902316196">
                <text:p>77.572902316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6.0469980606">
                <text:p>106.046998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.97157137786">
                <text:p>144.97157137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8.18100248409">
                <text:p>198.18100248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70.91556687206">
                <text:p>270.91556687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0.33606657502">
                <text:p>370.3360665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6.22610705775">
                <text:p>506.22610705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91.94979917356">
                <text:p>691.94979917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5.75659046867">
                <text:p>945.75659046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2.5568110255">
                <text:p>1292.5568110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66.3335656041">
                <text:p>1766.3335656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13.4112301417">
                <text:p>2413.411230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96.8702005174">
                <text:p>3296.870200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502.482637609">
                <text:p>4502.482637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46.6423369723">
                <text:p>6146.6423369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07.3104385342">
                <text:p>1107.3104385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7.37814692665">
                <text:p>997.37814692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8.35982640601">
                <text:p>898.35982640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09.17194224286">
                <text:p>809.1719422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28.83853340354">
                <text:p>728.83853340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6.48053255147">
                <text:p>656.48053255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91.30614634746">
                <text:p>591.30614634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32.60219079465">
                <text:p>532.60219079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79.72628681851">
                <text:p>479.72628681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32.099830681">
                <text:p>432.0998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89.20166230482">
                <text:p>389.20166230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0.56236221904">
                <text:p>350.56236221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5.75911471551">
                <text:p>315.75911471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4.41108100167">
                <text:p>284.41108100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6.17523171542">
                <text:p>256.17523171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30.74259319559">
                <text:p>230.74259319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07.83486642852">
                <text:p>207.83486642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7.20138167062">
                <text:p>187.20138167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8.61635541965">
                <text:p>168.61635541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1.87641971671">
                <text:p>151.87641971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D10:Sheet3.E80" svg:x="0.32cm" svg:y="0.18cm" svg:width="12.46cm" svg:height="8.64cm">
          <chartooo:coordinate-region svg:x="1.063cm" svg:y="0.378cm" svg:width="11.51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10:Sheet3.E80" chart:class="chart:scatter">
            <chart:domain table:cell-range-address="Sheet3.D10:Sheet3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D10:Sheet3.D80</svg:desc>
                </draw:g>
              </table:table-cell>
              <table:table-cell office:value-type="float" office:value="4.2973506270707">
                <text:p>4.2973506270707</text:p>
                <draw:g>
                  <svg:desc>Sheet3.E10:Sheet3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4890681602">
                <text:p>4.278489068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4864265331">
                <text:p>4.2724864265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8119619854">
                <text:p>4.270811961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3890062255">
                <text:p>4.2703890062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2701522216">
                <text:p>4.2702701522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2048246233">
                <text:p>4.2702048246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133135061">
                <text:p>4.27013313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0378653599">
                <text:p>4.270037865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69907991332">
                <text:p>4.269907991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697304946412">
                <text:p>4.2697304946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4.2694878673226">
                <text:p>4.2694878673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4.2691562172106">
                <text:p>4.2691562172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4.2687029026171">
                <text:p>4.2687029026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.268083332921">
                <text:p>4.26808333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.2672366108984">
                <text:p>4.2672366108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.2660796007271">
                <text:p>4.2660796007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.2644988652326">
                <text:p>4.2644988652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.2623397305838">
                <text:p>4.2623397305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.25939149904">
                <text:p>4.25939149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2553675349788">
                <text:p>4.2553675349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10784408358">
                <text:p>0.5611078440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38954333669194">
                <text:p>0.38954333669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30340790689505">
                <text:p>0.30340790689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26371730794685">
                <text:p>0.26371730794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25307493797172">
                <text:p>0.25307493797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26465540305744">
                <text:p>0.26465540305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29610310742309">
                <text:p>0.29610310742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34518171239353">
                <text:p>0.34518171239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40542800146075">
                <text:p>0.40542800146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46450616782025">
                <text:p>0.4645061678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0983516669015">
                <text:p>0.50983516669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3695268399198">
                <text:p>0.53695268399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4986640757146">
                <text:p>0.5498664075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490603611581">
                <text:p>0.55490603611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655433590294">
                <text:p>0.55655433590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701160621107">
                <text:p>0.55701160621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711969739797">
                <text:p>0.55711969739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714150459144">
                <text:p>0.55714150459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71452828682">
                <text:p>0.5571452828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714587199823">
                <text:p>0.557145871998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E2:Sheet1.E15" svg:x="0.32cm" svg:y="0.18cm" svg:width="15.36cm" svg:height="8.64cm">
          <chartooo:coordinate-region svg:x="1.359cm" svg:y="0.359cm" svg:width="14.321cm" svg:height="7.8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565792364891">
                <text:p>0.018565792364891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254077726">
                <text:p>0.07225407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756403823102">
                <text:p>0.12756403823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13934375961">
                <text:p>0.1651393437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442195186579">
                <text:p>0.17442195186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07041525348">
                <text:p>0.15607041525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017743929966">
                <text:p>0.12017743929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17220540318">
                <text:p>0.08017220540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450447096274">
                <text:p>0.046450447096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378924539486">
                <text:p>0.023378924539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211684476818">
                <text:p>0.010211684476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642992095">
                <text:p>0.0038642992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642305777757">
                <text:p>0.0012642305777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5672993442126">
                <text:p>0.00035672993442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4.A7:Sheet4.C81 Sheet4.B1:Sheet4.C1" chart:data-source-has-labels="row" svg:x="1.276cm" svg:y="0.18cm" svg:width="11.493cm" svg:height="7.714cm">
          <chartooo:coordinate-region svg:x="2.078cm" svg:y="0.358cm" svg:width="10.453cm" svg:height="6.932cm"/>
          <chart:axis chart:dimension="x" chart:name="primary-x" chart:style-name="ch4">
            <chart:title svg:x="6.65cm" svg:y="8.075cm" chart:style-name="ch5">
              <text:p>日数</text:p>
            </chart:title>
          </chart:axis>
          <chart:axis chart:dimension="y" chart:name="primary-y" chart:style-name="ch6">
            <chart:title svg:x="0.451cm" svg:y="5.039cm" chart:style-name="ch7">
              <text:p>実効再生産数</text:p>
            </chart:title>
            <chart:grid chart:style-name="ch8" chart:class="major"/>
          </chart:axis>
          <chart:series chart:style-name="ch9" chart:values-cell-range-address="Sheet4.B7:Sheet4.B81" chart:label-cell-address="Sheet4.B1:Sheet4.B1" chart:class="chart:scatter">
            <chart:domain table:cell-range-address="Sheet4.A7:Sheet4.A81"/>
            <chart:data-point chart:repeated="75"/>
          </chart:series>
          <chart:series chart:style-name="ch10" chart:values-cell-range-address="Sheet4.C7:Sheet4.C81" chart:label-cell-address="Sheet4.C1:Sheet4.C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4.B1:Sheet4.B1</svg:desc>
                </draw:g>
              </table:table-cell>
              <table:table-cell office:value-type="string">
                <text:p>80%削減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4.A7:Sheet4.A81</svg:desc>
                </draw:g>
              </table:table-cell>
              <table:table-cell office:value-type="float" office:value="4.1427610925382">
                <text:p>4.1427610925382</text:p>
                <draw:g>
                  <svg:desc>Sheet4.B7:Sheet4.B81</svg:desc>
                </draw:g>
              </table:table-cell>
              <table:table-cell office:value-type="float" office:value="4.1427610925382">
                <text:p>4.1427610925382</text:p>
                <draw:g>
                  <svg:desc>Sheet4.C7:Sheet4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0699855333948">
                <text:p>4.0699855333948</text:p>
              </table:table-cell>
              <table:table-cell office:value-type="float" office:value="4.0699855333948">
                <text:p>4.0699855333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8164062667846">
                <text:p>3.8164062667846</text:p>
              </table:table-cell>
              <table:table-cell office:value-type="float" office:value="3.8164062667846">
                <text:p>3.8164062667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0962525336246">
                <text:p>4.0962525336246</text:p>
              </table:table-cell>
              <table:table-cell office:value-type="float" office:value="4.0962525336246">
                <text:p>4.0962525336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0030944381937">
                <text:p>4.0030944381937</text:p>
              </table:table-cell>
              <table:table-cell office:value-type="float" office:value="4.0030944381937">
                <text:p>4.0030944381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.033154010663">
                <text:p>4.033154010663</text:p>
              </table:table-cell>
              <table:table-cell office:value-type="float" office:value="4.033154010663">
                <text:p>4.033154010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1687369351044">
                <text:p>4.1687369351044</text:p>
              </table:table-cell>
              <table:table-cell office:value-type="float" office:value="4.1687369351044">
                <text:p>4.1687369351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.2442869406582">
                <text:p>4.2442869406582</text:p>
              </table:table-cell>
              <table:table-cell office:value-type="float" office:value="4.2442869406582">
                <text:p>4.2442869406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.1932294789341">
                <text:p>4.1932294789341</text:p>
              </table:table-cell>
              <table:table-cell office:value-type="float" office:value="4.1932294789341">
                <text:p>4.1932294789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.2280810491079">
                <text:p>4.2280810491079</text:p>
              </table:table-cell>
              <table:table-cell office:value-type="float" office:value="4.2280810491079">
                <text:p>4.228081049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.2513089457138">
                <text:p>4.2513089457138</text:p>
              </table:table-cell>
              <table:table-cell office:value-type="float" office:value="4.2513089457138">
                <text:p>4.2513089457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.239861925322">
                <text:p>4.239861925322</text:p>
              </table:table-cell>
              <table:table-cell office:value-type="float" office:value="4.239861925322">
                <text:p>4.239861925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.2586720893084">
                <text:p>4.2586720893084</text:p>
              </table:table-cell>
              <table:table-cell office:value-type="float" office:value="4.2586720893084">
                <text:p>4.2586720893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.2496540383258">
                <text:p>4.2496540383258</text:p>
              </table:table-cell>
              <table:table-cell office:value-type="float" office:value="4.2496540383258">
                <text:p>4.2496540383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2595253903997">
                <text:p>4.2595253903997</text:p>
              </table:table-cell>
              <table:table-cell office:value-type="float" office:value="4.2595253903997">
                <text:p>4.2595253903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.037924571006">
                <text:p>3.037924571006</text:p>
              </table:table-cell>
              <table:table-cell office:value-type="float" office:value="2.8036196746372">
                <text:p>2.8036196746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.2012582580924">
                <text:p>2.2012582580924</text:p>
              </table:table-cell>
              <table:table-cell office:value-type="float" office:value="1.8886167742977">
                <text:p>1.888616774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.6722033222727">
                <text:p>1.6722033222727</text:p>
              </table:table-cell>
              <table:table-cell office:value-type="float" office:value="1.3402360931615">
                <text:p>1.340236093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.3393925830198">
                <text:p>1.3393925830198</text:p>
              </table:table-cell>
              <table:table-cell office:value-type="float" office:value="1.0153899061825">
                <text:p>1.015389906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14059813967">
                <text:p>1.14059813967</text:p>
              </table:table-cell>
              <table:table-cell office:value-type="float" office:value="0.82221732764359">
                <text:p>0.8222173276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.0172861247092">
                <text:p>1.0172861247092</text:p>
              </table:table-cell>
              <table:table-cell office:value-type="float" office:value="0.7082962958613">
                <text:p>0.708296295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94399695840075">
                <text:p>0.94399695840075</text:p>
              </table:table-cell>
              <table:table-cell office:value-type="float" office:value="0.63744458804924">
                <text:p>0.6374445880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90485603254189">
                <text:p>0.90485603254189</text:p>
              </table:table-cell>
              <table:table-cell office:value-type="float" office:value="0.59938690375445">
                <text:p>0.59938690375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88444529030567">
                <text:p>0.88444529030567</text:p>
              </table:table-cell>
              <table:table-cell office:value-type="float" office:value="0.57650546083155">
                <text:p>0.57650546083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87440063650793">
                <text:p>0.87440063650793</text:p>
              </table:table-cell>
              <table:table-cell office:value-type="float" office:value="0.56553937436671">
                <text:p>0.56553937436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87236969393722">
                <text:p>0.87236969393722</text:p>
              </table:table-cell>
              <table:table-cell office:value-type="float" office:value="0.56275656577222">
                <text:p>0.56275656577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86927716620576">
                <text:p>0.86927716620576</text:p>
              </table:table-cell>
              <table:table-cell office:value-type="float" office:value="0.56161956275418">
                <text:p>0.56161956275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86960154445794">
                <text:p>0.86960154445794</text:p>
              </table:table-cell>
              <table:table-cell office:value-type="float" office:value="0.56074204658009">
                <text:p>0.56074204658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86966732490774">
                <text:p>0.86966732490774</text:p>
              </table:table-cell>
              <table:table-cell office:value-type="float" office:value="0.55970818159679">
                <text:p>0.55970818159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86919730514309">
                <text:p>0.86919730514309</text:p>
              </table:table-cell>
              <table:table-cell office:value-type="float" office:value="0.55875457684079">
                <text:p>0.55875457684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86810166230205">
                <text:p>0.86810166230205</text:p>
              </table:table-cell>
              <table:table-cell office:value-type="float" office:value="0.55853441063727">
                <text:p>0.55853441063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86988308253943">
                <text:p>0.86988308253943</text:p>
              </table:table-cell>
              <table:table-cell office:value-type="float" office:value="0.56016469296715">
                <text:p>0.5601646929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86760055519063">
                <text:p>0.86760055519063</text:p>
              </table:table-cell>
              <table:table-cell office:value-type="float" office:value="0.55553781375213">
                <text:p>0.5555378137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86831623254263">
                <text:p>0.86831623254263</text:p>
              </table:table-cell>
              <table:table-cell office:value-type="float" office:value="0.56416964525448">
                <text:p>0.56416964525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86853016606999">
                <text:p>0.86853016606999</text:p>
              </table:table-cell>
              <table:table-cell office:value-type="float" office:value="0.5565024249492">
                <text:p>0.556502424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86818704533337">
                <text:p>0.86818704533337</text:p>
              </table:table-cell>
              <table:table-cell office:value-type="float" office:value="0.56603329345818">
                <text:p>0.56603329345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87123039014513">
                <text:p>0.87123039014513</text:p>
              </table:table-cell>
              <table:table-cell office:value-type="float" office:value="0.55661565878682">
                <text:p>0.5566156587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869682839586">
                <text:p>0.869682839586</text:p>
              </table:table-cell>
              <table:table-cell office:value-type="float" office:value="0.55401786484105">
                <text:p>0.55401786484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87153093989513">
                <text:p>0.87153093989513</text:p>
              </table:table-cell>
              <table:table-cell office:value-type="float" office:value="0.56183323572804">
                <text:p>0.56183323572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8684305791752">
                <text:p>0.8684305791752</text:p>
              </table:table-cell>
              <table:table-cell office:value-type="float" office:value="0.56490983405889">
                <text:p>0.56490983405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86891115193257">
                <text:p>0.86891115193257</text:p>
              </table:table-cell>
              <table:table-cell office:value-type="float" office:value="0.56193723736434">
                <text:p>0.56193723736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86886161083137">
                <text:p>0.86886161083137</text:p>
              </table:table-cell>
              <table:table-cell office:value-type="float" office:value="0.5514098676119">
                <text:p>0.5514098676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86830312153472">
                <text:p>0.86830312153472</text:p>
              </table:table-cell>
              <table:table-cell office:value-type="float" office:value="0.55841526741411">
                <text:p>0.55841526741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86722398475727">
                <text:p>0.86722398475727</text:p>
              </table:table-cell>
              <table:table-cell office:value-type="float" office:value="0.56052614897385">
                <text:p>0.56052614897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87051721629198">
                <text:p>0.87051721629198</text:p>
              </table:table-cell>
              <table:table-cell office:value-type="float" office:value="0.55651882755722">
                <text:p>0.55651882755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86838359458566">
                <text:p>0.86838359458566</text:p>
              </table:table-cell>
              <table:table-cell office:value-type="float" office:value="0.58132035106928">
                <text:p>0.58132035106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87065305260698">
                <text:p>0.87065305260698</text:p>
              </table:table-cell>
              <table:table-cell office:value-type="float" office:value="0.56437478024224">
                <text:p>0.56437478024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86704213411775">
                <text:p>0.86704213411775</text:p>
              </table:table-cell>
              <table:table-cell office:value-type="float" office:value="0.5807771787581">
                <text:p>0.5807771787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86802490722847">
                <text:p>0.86802490722847</text:p>
              </table:table-cell>
              <table:table-cell office:value-type="float" office:value="0.59337176275976">
                <text:p>0.59337176275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86850639173934">
                <text:p>0.86850639173934</text:p>
              </table:table-cell>
              <table:table-cell office:value-type="float" office:value="0.54625403405311">
                <text:p>0.5462540340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86847615765428">
                <text:p>0.86847615765428</text:p>
              </table:table-cell>
              <table:table-cell office:value-type="float" office:value="0.54239807663422">
                <text:p>0.54239807663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86788903529086">
                <text:p>0.86788903529086</text:p>
              </table:table-cell>
              <table:table-cell office:value-type="float" office:value="0.59917810321696">
                <text:p>0.59917810321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87275406315299">
                <text:p>0.87275406315299</text:p>
              </table:table-cell>
              <table:table-cell office:value-type="float" office:value="0.58937212750472">
                <text:p>0.58937212750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87098428883144">
                <text:p>0.87098428883144</text:p>
              </table:table-cell>
              <table:table-cell office:value-type="float" office:value="0.57052268307036">
                <text:p>0.57052268307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86830273514617">
                <text:p>0.86830273514617</text:p>
              </table:table-cell>
              <table:table-cell office:value-type="float" office:value="0.54046737068981">
                <text:p>0.54046737068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87129801127399">
                <text:p>0.87129801127399</text:p>
              </table:table-cell>
              <table:table-cell office:value-type="float" office:value="0.59714266711597">
                <text:p>0.59714266711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86710387404661">
                <text:p>0.86710387404661</text:p>
              </table:table-cell>
              <table:table-cell office:value-type="float" office:value="0.54995945598299">
                <text:p>0.54995945598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86902495144152">
                <text:p>0.86902495144152</text:p>
              </table:table-cell>
              <table:table-cell office:value-type="float" office:value="0.60769817330953">
                <text:p>0.60769817330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87060717945997">
                <text:p>0.87060717945997</text:p>
              </table:table-cell>
              <table:table-cell office:value-type="float" office:value="0.53739660485846">
                <text:p>0.53739660485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87175970897455">
                <text:p>0.87175970897455</text:p>
              </table:table-cell>
              <table:table-cell office:value-type="float" office:value="0.59381490381078">
                <text:p>0.59381490381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87232555201356">
                <text:p>0.87232555201356</text:p>
              </table:table-cell>
              <table:table-cell office:value-type="float" office:value="0.65654302539264">
                <text:p>0.65654302539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87216037180919">
                <text:p>0.87216037180919</text:p>
              </table:table-cell>
              <table:table-cell office:value-type="float" office:value="0.54308751696872">
                <text:p>0.5430875169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8711942375074">
                <text:p>0.8711942375074</text:p>
              </table:table-cell>
              <table:table-cell office:value-type="float" office:value="0.59673966255844">
                <text:p>0.596739662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86945544643058">
                <text:p>0.86945544643058</text:p>
              </table:table-cell>
              <table:table-cell office:value-type="float" office:value="0.65526018886395">
                <text:p>0.65526018886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86705081210821">
                <text:p>0.86705081210821</text:p>
              </table:table-cell>
              <table:table-cell office:value-type="float" office:value="0.47886755314196">
                <text:p>0.47886755314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86412002725411">
                <text:p>0.86412002725411</text:p>
              </table:table-cell>
              <table:table-cell office:value-type="float" office:value="0.52483514401567">
                <text:p>0.5248351440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86948524538705">
                <text:p>0.86948524538705</text:p>
              </table:table-cell>
              <table:table-cell office:value-type="float" office:value="0.5788740566157">
                <text:p>0.5788740566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86593794242143">
                <text:p>0.86593794242143</text:p>
              </table:table-cell>
              <table:table-cell office:value-type="float" office:value="0.6424723276123">
                <text:p>0.6424723276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87087858630919">
                <text:p>0.87087858630919</text:p>
              </table:table-cell>
              <table:table-cell office:value-type="float" office:value="0.71429782198389">
                <text:p>0.71429782198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86604562745759">
                <text:p>0.86604562745759</text:p>
              </table:table-cell>
              <table:table-cell office:value-type="float" office:value="0.78933621652255">
                <text:p>0.7893362165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86984247962864">
                <text:p>0.86984247962864</text:p>
              </table:table-cell>
              <table:table-cell office:value-type="float" office:value="0.4297358504333">
                <text:p>0.42973585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87312421271709">
                <text:p>0.87312421271709</text:p>
              </table:table-cell>
              <table:table-cell office:value-type="float" office:value="0.46220671525369">
                <text:p>0.46220671525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86558526421851">
                <text:p>0.86558526421851</text:p>
              </table:table-cell>
              <table:table-cell office:value-type="float" office:value="0.49986982804582">
                <text:p>0.49986982804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86734909658031">
                <text:p>0.86734909658031</text:p>
              </table:table-cell>
              <table:table-cell office:value-type="float" office:value="0.54868114488611">
                <text:p>0.54868114488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8687128256883">
                <text:p>0.8687128256883</text:p>
              </table:table-cell>
              <table:table-cell office:value-type="float" office:value="0.61246321781084">
                <text:p>0.61246321781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3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4.A7:Sheet4.C81 Sheet4.B1:Sheet4.C1" chart:data-source-has-labels="row" svg:x="1.276cm" svg:y="0.18cm" svg:width="11.493cm" svg:height="7.714cm">
          <chartooo:coordinate-region svg:x="2.078cm" svg:y="0.358cm" svg:width="10.453cm" svg:height="6.932cm"/>
          <chart:axis chart:dimension="x" chart:name="primary-x" chart:style-name="ch4">
            <chart:title svg:x="6.65cm" svg:y="8.075cm" chart:style-name="ch5">
              <text:p>日数</text:p>
            </chart:title>
          </chart:axis>
          <chart:axis chart:dimension="y" chart:name="primary-y" chart:style-name="ch6">
            <chart:title svg:x="0.451cm" svg:y="5.039cm" chart:style-name="ch7">
              <text:p>実効再生産数</text:p>
            </chart:title>
            <chart:grid chart:style-name="ch8" chart:class="major"/>
          </chart:axis>
          <chart:series chart:style-name="ch9" chart:values-cell-range-address="Sheet4.B7:Sheet4.B81" chart:label-cell-address="Sheet4.B1:Sheet4.B1" chart:class="chart:scatter">
            <chart:domain table:cell-range-address="Sheet4.A7:Sheet4.A81"/>
            <chart:data-point chart:repeated="75"/>
          </chart:series>
          <chart:series chart:style-name="ch10" chart:values-cell-range-address="Sheet4.C7:Sheet4.C81" chart:label-cell-address="Sheet4.C1:Sheet4.C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4.B1:Sheet4.B1</svg:desc>
                </draw:g>
              </table:table-cell>
              <table:table-cell office:value-type="string">
                <text:p>80%削減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4.A7:Sheet4.A81</svg:desc>
                </draw:g>
              </table:table-cell>
              <table:table-cell office:value-type="float" office:value="4.1427610925382">
                <text:p>4.1427610925382</text:p>
                <draw:g>
                  <svg:desc>Sheet4.B7:Sheet4.B81</svg:desc>
                </draw:g>
              </table:table-cell>
              <table:table-cell office:value-type="float" office:value="4.1427610925382">
                <text:p>4.1427610925382</text:p>
                <draw:g>
                  <svg:desc>Sheet4.C7:Sheet4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0699855333948">
                <text:p>4.0699855333948</text:p>
              </table:table-cell>
              <table:table-cell office:value-type="float" office:value="4.0699855333948">
                <text:p>4.0699855333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8164062667846">
                <text:p>3.8164062667846</text:p>
              </table:table-cell>
              <table:table-cell office:value-type="float" office:value="3.8164062667846">
                <text:p>3.81640626678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0962525336246">
                <text:p>4.0962525336246</text:p>
              </table:table-cell>
              <table:table-cell office:value-type="float" office:value="4.0962525336246">
                <text:p>4.0962525336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0030944381937">
                <text:p>4.0030944381937</text:p>
              </table:table-cell>
              <table:table-cell office:value-type="float" office:value="4.0030944381937">
                <text:p>4.0030944381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.033154010663">
                <text:p>4.033154010663</text:p>
              </table:table-cell>
              <table:table-cell office:value-type="float" office:value="4.033154010663">
                <text:p>4.033154010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1687369351044">
                <text:p>4.1687369351044</text:p>
              </table:table-cell>
              <table:table-cell office:value-type="float" office:value="4.1687369351044">
                <text:p>4.1687369351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.2442869406582">
                <text:p>4.2442869406582</text:p>
              </table:table-cell>
              <table:table-cell office:value-type="float" office:value="4.2442869406582">
                <text:p>4.2442869406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.1932294789341">
                <text:p>4.1932294789341</text:p>
              </table:table-cell>
              <table:table-cell office:value-type="float" office:value="4.1932294789341">
                <text:p>4.1932294789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.2280810491079">
                <text:p>4.2280810491079</text:p>
              </table:table-cell>
              <table:table-cell office:value-type="float" office:value="4.2280810491079">
                <text:p>4.228081049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.2513089457138">
                <text:p>4.2513089457138</text:p>
              </table:table-cell>
              <table:table-cell office:value-type="float" office:value="4.2513089457138">
                <text:p>4.2513089457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.239861925322">
                <text:p>4.239861925322</text:p>
              </table:table-cell>
              <table:table-cell office:value-type="float" office:value="4.239861925322">
                <text:p>4.239861925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.2586720893084">
                <text:p>4.2586720893084</text:p>
              </table:table-cell>
              <table:table-cell office:value-type="float" office:value="4.2586720893084">
                <text:p>4.2586720893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.2496540383258">
                <text:p>4.2496540383258</text:p>
              </table:table-cell>
              <table:table-cell office:value-type="float" office:value="4.2496540383258">
                <text:p>4.2496540383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2595253903997">
                <text:p>4.2595253903997</text:p>
              </table:table-cell>
              <table:table-cell office:value-type="float" office:value="4.2595253903997">
                <text:p>4.2595253903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.037924571006">
                <text:p>3.037924571006</text:p>
              </table:table-cell>
              <table:table-cell office:value-type="float" office:value="2.8036196746372">
                <text:p>2.8036196746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.2012582580924">
                <text:p>2.2012582580924</text:p>
              </table:table-cell>
              <table:table-cell office:value-type="float" office:value="1.8886167742977">
                <text:p>1.8886167742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.6722033222727">
                <text:p>1.6722033222727</text:p>
              </table:table-cell>
              <table:table-cell office:value-type="float" office:value="1.3402360931615">
                <text:p>1.340236093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.3393925830198">
                <text:p>1.3393925830198</text:p>
              </table:table-cell>
              <table:table-cell office:value-type="float" office:value="1.0153899061825">
                <text:p>1.015389906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14059813967">
                <text:p>1.14059813967</text:p>
              </table:table-cell>
              <table:table-cell office:value-type="float" office:value="0.82221732764359">
                <text:p>0.8222173276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.0172861247092">
                <text:p>1.0172861247092</text:p>
              </table:table-cell>
              <table:table-cell office:value-type="float" office:value="0.7082962958613">
                <text:p>0.708296295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94399695840075">
                <text:p>0.94399695840075</text:p>
              </table:table-cell>
              <table:table-cell office:value-type="float" office:value="0.63744458804924">
                <text:p>0.6374445880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90485603254189">
                <text:p>0.90485603254189</text:p>
              </table:table-cell>
              <table:table-cell office:value-type="float" office:value="0.59938690375445">
                <text:p>0.59938690375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88444529030567">
                <text:p>0.88444529030567</text:p>
              </table:table-cell>
              <table:table-cell office:value-type="float" office:value="0.57650546083155">
                <text:p>0.57650546083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87440063650793">
                <text:p>0.87440063650793</text:p>
              </table:table-cell>
              <table:table-cell office:value-type="float" office:value="0.56553937436671">
                <text:p>0.56553937436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87236969393722">
                <text:p>0.87236969393722</text:p>
              </table:table-cell>
              <table:table-cell office:value-type="float" office:value="0.56275656577222">
                <text:p>0.56275656577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86927716620576">
                <text:p>0.86927716620576</text:p>
              </table:table-cell>
              <table:table-cell office:value-type="float" office:value="0.56161956275418">
                <text:p>0.56161956275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86960154445794">
                <text:p>0.86960154445794</text:p>
              </table:table-cell>
              <table:table-cell office:value-type="float" office:value="0.56074204658009">
                <text:p>0.56074204658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86966732490774">
                <text:p>0.86966732490774</text:p>
              </table:table-cell>
              <table:table-cell office:value-type="float" office:value="0.55970818159679">
                <text:p>0.55970818159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86919730514309">
                <text:p>0.86919730514309</text:p>
              </table:table-cell>
              <table:table-cell office:value-type="float" office:value="0.55875457684079">
                <text:p>0.55875457684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86810166230205">
                <text:p>0.86810166230205</text:p>
              </table:table-cell>
              <table:table-cell office:value-type="float" office:value="0.55853441063727">
                <text:p>0.55853441063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86988308253943">
                <text:p>0.86988308253943</text:p>
              </table:table-cell>
              <table:table-cell office:value-type="float" office:value="0.56016469296715">
                <text:p>0.5601646929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86760055519063">
                <text:p>0.86760055519063</text:p>
              </table:table-cell>
              <table:table-cell office:value-type="float" office:value="0.55553781375213">
                <text:p>0.5555378137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86831623254263">
                <text:p>0.86831623254263</text:p>
              </table:table-cell>
              <table:table-cell office:value-type="float" office:value="0.56416964525448">
                <text:p>0.56416964525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86853016606999">
                <text:p>0.86853016606999</text:p>
              </table:table-cell>
              <table:table-cell office:value-type="float" office:value="0.5565024249492">
                <text:p>0.556502424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86818704533337">
                <text:p>0.86818704533337</text:p>
              </table:table-cell>
              <table:table-cell office:value-type="float" office:value="0.56603329345818">
                <text:p>0.56603329345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87123039014513">
                <text:p>0.87123039014513</text:p>
              </table:table-cell>
              <table:table-cell office:value-type="float" office:value="0.55661565878682">
                <text:p>0.5566156587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869682839586">
                <text:p>0.869682839586</text:p>
              </table:table-cell>
              <table:table-cell office:value-type="float" office:value="0.55401786484105">
                <text:p>0.55401786484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87153093989513">
                <text:p>0.87153093989513</text:p>
              </table:table-cell>
              <table:table-cell office:value-type="float" office:value="0.56183323572804">
                <text:p>0.56183323572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8684305791752">
                <text:p>0.8684305791752</text:p>
              </table:table-cell>
              <table:table-cell office:value-type="float" office:value="0.56490983405889">
                <text:p>0.56490983405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86891115193257">
                <text:p>0.86891115193257</text:p>
              </table:table-cell>
              <table:table-cell office:value-type="float" office:value="0.56193723736434">
                <text:p>0.56193723736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86886161083137">
                <text:p>0.86886161083137</text:p>
              </table:table-cell>
              <table:table-cell office:value-type="float" office:value="0.5514098676119">
                <text:p>0.5514098676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86830312153472">
                <text:p>0.86830312153472</text:p>
              </table:table-cell>
              <table:table-cell office:value-type="float" office:value="0.55841526741411">
                <text:p>0.55841526741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86722398475727">
                <text:p>0.86722398475727</text:p>
              </table:table-cell>
              <table:table-cell office:value-type="float" office:value="0.56052614897385">
                <text:p>0.56052614897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87051721629198">
                <text:p>0.87051721629198</text:p>
              </table:table-cell>
              <table:table-cell office:value-type="float" office:value="0.55651882755722">
                <text:p>0.55651882755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86838359458566">
                <text:p>0.86838359458566</text:p>
              </table:table-cell>
              <table:table-cell office:value-type="float" office:value="0.58132035106928">
                <text:p>0.58132035106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87065305260698">
                <text:p>0.87065305260698</text:p>
              </table:table-cell>
              <table:table-cell office:value-type="float" office:value="0.56437478024224">
                <text:p>0.56437478024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86704213411775">
                <text:p>0.86704213411775</text:p>
              </table:table-cell>
              <table:table-cell office:value-type="float" office:value="0.5807771787581">
                <text:p>0.5807771787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86802490722847">
                <text:p>0.86802490722847</text:p>
              </table:table-cell>
              <table:table-cell office:value-type="float" office:value="0.59337176275976">
                <text:p>0.59337176275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86850639173934">
                <text:p>0.86850639173934</text:p>
              </table:table-cell>
              <table:table-cell office:value-type="float" office:value="0.54625403405311">
                <text:p>0.5462540340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86847615765428">
                <text:p>0.86847615765428</text:p>
              </table:table-cell>
              <table:table-cell office:value-type="float" office:value="0.54239807663422">
                <text:p>0.54239807663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86788903529086">
                <text:p>0.86788903529086</text:p>
              </table:table-cell>
              <table:table-cell office:value-type="float" office:value="0.59917810321696">
                <text:p>0.59917810321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87275406315299">
                <text:p>0.87275406315299</text:p>
              </table:table-cell>
              <table:table-cell office:value-type="float" office:value="0.58937212750472">
                <text:p>0.58937212750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87098428883144">
                <text:p>0.87098428883144</text:p>
              </table:table-cell>
              <table:table-cell office:value-type="float" office:value="0.57052268307036">
                <text:p>0.57052268307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86830273514617">
                <text:p>0.86830273514617</text:p>
              </table:table-cell>
              <table:table-cell office:value-type="float" office:value="0.54046737068981">
                <text:p>0.54046737068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87129801127399">
                <text:p>0.87129801127399</text:p>
              </table:table-cell>
              <table:table-cell office:value-type="float" office:value="0.59714266711597">
                <text:p>0.59714266711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86710387404661">
                <text:p>0.86710387404661</text:p>
              </table:table-cell>
              <table:table-cell office:value-type="float" office:value="0.54995945598299">
                <text:p>0.54995945598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86902495144152">
                <text:p>0.86902495144152</text:p>
              </table:table-cell>
              <table:table-cell office:value-type="float" office:value="0.60769817330953">
                <text:p>0.60769817330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87060717945997">
                <text:p>0.87060717945997</text:p>
              </table:table-cell>
              <table:table-cell office:value-type="float" office:value="0.53739660485846">
                <text:p>0.53739660485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87175970897455">
                <text:p>0.87175970897455</text:p>
              </table:table-cell>
              <table:table-cell office:value-type="float" office:value="0.59381490381078">
                <text:p>0.59381490381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87232555201356">
                <text:p>0.87232555201356</text:p>
              </table:table-cell>
              <table:table-cell office:value-type="float" office:value="0.65654302539264">
                <text:p>0.65654302539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87216037180919">
                <text:p>0.87216037180919</text:p>
              </table:table-cell>
              <table:table-cell office:value-type="float" office:value="0.54308751696872">
                <text:p>0.5430875169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8711942375074">
                <text:p>0.8711942375074</text:p>
              </table:table-cell>
              <table:table-cell office:value-type="float" office:value="0.59673966255844">
                <text:p>0.596739662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86945544643058">
                <text:p>0.86945544643058</text:p>
              </table:table-cell>
              <table:table-cell office:value-type="float" office:value="0.65526018886395">
                <text:p>0.65526018886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86705081210821">
                <text:p>0.86705081210821</text:p>
              </table:table-cell>
              <table:table-cell office:value-type="float" office:value="0.47886755314196">
                <text:p>0.47886755314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86412002725411">
                <text:p>0.86412002725411</text:p>
              </table:table-cell>
              <table:table-cell office:value-type="float" office:value="0.52483514401567">
                <text:p>0.5248351440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86948524538705">
                <text:p>0.86948524538705</text:p>
              </table:table-cell>
              <table:table-cell office:value-type="float" office:value="0.5788740566157">
                <text:p>0.5788740566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86593794242143">
                <text:p>0.86593794242143</text:p>
              </table:table-cell>
              <table:table-cell office:value-type="float" office:value="0.6424723276123">
                <text:p>0.6424723276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87087858630919">
                <text:p>0.87087858630919</text:p>
              </table:table-cell>
              <table:table-cell office:value-type="float" office:value="0.71429782198389">
                <text:p>0.71429782198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86604562745759">
                <text:p>0.86604562745759</text:p>
              </table:table-cell>
              <table:table-cell office:value-type="float" office:value="0.78933621652255">
                <text:p>0.7893362165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86984247962864">
                <text:p>0.86984247962864</text:p>
              </table:table-cell>
              <table:table-cell office:value-type="float" office:value="0.4297358504333">
                <text:p>0.42973585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87312421271709">
                <text:p>0.87312421271709</text:p>
              </table:table-cell>
              <table:table-cell office:value-type="float" office:value="0.46220671525369">
                <text:p>0.46220671525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86558526421851">
                <text:p>0.86558526421851</text:p>
              </table:table-cell>
              <table:table-cell office:value-type="float" office:value="0.49986982804582">
                <text:p>0.49986982804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86734909658031">
                <text:p>0.86734909658031</text:p>
              </table:table-cell>
              <table:table-cell office:value-type="float" office:value="0.54868114488611">
                <text:p>0.54868114488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8687128256883">
                <text:p>0.8687128256883</text:p>
              </table:table-cell>
              <table:table-cell office:value-type="float" office:value="0.61246321781084">
                <text:p>0.612463217810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993cm" svg:height="15.389cm" xlink:href=".." xlink:type="simple" chart:class="chart:scatter" chart:style-name="ch1">
        <chart:legend chart:legend-position="end" svg:x="17.093cm" svg:y="7.396cm" style:legend-expansion="high" chart:style-name="ch2"/>
        <chart:plot-area chart:style-name="ch3" table:cell-range-address="Sheet5.A1:Sheet5.B29" svg:x="0.399cm" svg:y="0.307cm" svg:width="16.295cm" svg:height="14.775cm">
          <chartooo:coordinate-region svg:x="1.339cm" svg:y="0.505cm" svg:width="15.156cm" svg:height="13.9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:Sheet5.B29" chart:class="chart:scatter">
            <chart:domain table:cell-range-address="Sheet5.A1:Sheet5.A29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1:Sheet5.A29</svg:desc>
                </draw:g>
              </table:table-cell>
              <table:table-cell office:value-type="float" office:value="0">
                <text:p>0</text:p>
                <draw:g>
                  <svg:desc>Sheet5.B1:Sheet5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6757188">
                <text:p>0.006757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8290307">
                <text:p>0.08290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74671">
                <text:p>0.1574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74516">
                <text:p>0.167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38761">
                <text:p>0.1438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128469">
                <text:p>0.1128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8490792">
                <text:p>0.08490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6271797">
                <text:p>0.06271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01597">
                <text:p>0.04601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374603">
                <text:p>0.03374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482204">
                <text:p>0.02482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183479">
                <text:p>0.0183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1364334">
                <text:p>0.01364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021094">
                <text:p>0.010210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7693292">
                <text:p>0.007693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835361">
                <text:p>0.005835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4455439">
                <text:p>0.004455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3423805">
                <text:p>0.003423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2647494">
                <text:p>0.002647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2059542">
                <text:p>0.002059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1611443">
                <text:p>0.001611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1267844">
                <text:p>0.0012678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1002822">
                <text:p>0.001002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07972436">
                <text:p>0.0007972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6369047">
                <text:p>0.0006369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05111925">
                <text:p>0.0005111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04121316">
                <text:p>0.0004121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03336938">
                <text:p>0.00033369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